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1D0000001DEC8C0CAF4E67BCE4.png" manifest:media-type="image/png"/>
  <manifest:file-entry manifest:full-path="Pictures/10000000000000220000001C829F38D8600B0EA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officeooo:rsid="0010aca3" officeooo:paragraph-rsid="0010aca3"/>
    </style:style>
    <style:style style:name="P2" style:family="paragraph" style:parent-style-name="Standard">
      <style:text-properties officeooo:rsid="00305386" officeooo:paragraph-rsid="00305386"/>
    </style:style>
    <style:style style:name="P3" style:family="paragraph" style:parent-style-name="Standard">
      <style:text-properties officeooo:rsid="00305386" officeooo:paragraph-rsid="00254b56"/>
    </style:style>
    <style:style style:name="P4" style:family="paragraph" style:parent-style-name="Standard">
      <style:text-properties officeooo:rsid="00305386" officeooo:paragraph-rsid="0025eea0"/>
    </style:style>
    <style:style style:name="P5" style:family="paragraph" style:parent-style-name="Standard">
      <style:text-properties officeooo:rsid="002f160c" officeooo:paragraph-rsid="002f160c"/>
    </style:style>
    <style:style style:name="P6" style:family="paragraph" style:parent-style-name="Standard">
      <style:text-properties officeooo:rsid="00224728" officeooo:paragraph-rsid="00224728"/>
    </style:style>
    <style:style style:name="P7" style:family="paragraph" style:parent-style-name="Standard">
      <style:text-properties officeooo:rsid="001bd2ff" officeooo:paragraph-rsid="00254b56"/>
    </style:style>
    <style:style style:name="P8" style:family="paragraph" style:parent-style-name="Standard">
      <style:text-properties fo:color="#ff0000" fo:font-weight="bold" officeooo:rsid="001bc476" officeooo:paragraph-rsid="00254b56" style:font-weight-asian="bold" style:font-weight-complex="bold"/>
    </style:style>
    <style:style style:name="P9" style:family="paragraph" style:parent-style-name="Standard">
      <style:text-properties fo:color="#ff0000" fo:language="it" fo:country="IT" fo:font-weight="bold" officeooo:rsid="002feff2" officeooo:paragraph-rsid="002feff2" style:font-weight-asian="bold" style:font-weight-complex="bold"/>
    </style:style>
    <style:style style:name="P10" style:family="paragraph" style:parent-style-name="Standard">
      <style:text-properties officeooo:rsid="001c0969" officeooo:paragraph-rsid="00254b56"/>
    </style:style>
    <style:style style:name="P11" style:family="paragraph" style:parent-style-name="Standard">
      <style:text-properties officeooo:rsid="001c0969" officeooo:paragraph-rsid="0025eea0"/>
    </style:style>
    <style:style style:name="P12" style:family="paragraph" style:parent-style-name="Standard">
      <style:text-properties fo:color="#000080" fo:font-weight="bold" officeooo:rsid="001bc476" officeooo:paragraph-rsid="00254b56" style:font-weight-asian="bold" style:font-weight-complex="bold"/>
    </style:style>
    <style:style style:name="P13" style:family="paragraph" style:parent-style-name="Standard">
      <style:text-properties fo:color="#000080" fo:font-weight="bold" officeooo:rsid="002f160c" officeooo:paragraph-rsid="00254b56" style:font-weight-asian="bold" style:font-weight-complex="bold"/>
    </style:style>
    <style:style style:name="P14" style:family="paragraph" style:parent-style-name="Standard">
      <style:text-properties fo:color="#000080" fo:font-weight="bold" officeooo:paragraph-rsid="00254b56" style:font-weight-asian="bold" style:font-weight-complex="bold"/>
    </style:style>
    <style:style style:name="P15" style:family="paragraph" style:parent-style-name="Standard">
      <style:text-properties fo:color="#000080" fo:font-weight="bold" officeooo:rsid="001ca98e" officeooo:paragraph-rsid="002feff2" style:font-weight-asian="bold" style:font-weight-complex="bold"/>
    </style:style>
    <style:style style:name="P16" style:family="paragraph" style:parent-style-name="Standard">
      <style:text-properties fo:color="#000080" fo:font-weight="bold" officeooo:rsid="001ca98e" officeooo:paragraph-rsid="00331fe7" style:font-weight-asian="bold" style:font-weight-complex="bold"/>
    </style:style>
    <style:style style:name="P17" style:family="paragraph" style:parent-style-name="Standard">
      <style:text-properties fo:color="#000080" fo:font-weight="bold" officeooo:rsid="002a56b4" officeooo:paragraph-rsid="002feff2" style:font-weight-asian="bold" style:font-weight-complex="bold"/>
    </style:style>
    <style:style style:name="P18" style:family="paragraph" style:parent-style-name="Standard">
      <style:text-properties fo:color="#000080" fo:font-weight="bold" officeooo:rsid="002a56b4" officeooo:paragraph-rsid="00331fe7" style:font-weight-asian="bold" style:font-weight-complex="bold"/>
    </style:style>
    <style:style style:name="P19" style:family="paragraph" style:parent-style-name="Standard">
      <style:text-properties fo:color="#000080" fo:font-weight="bold" officeooo:rsid="0022758b" officeooo:paragraph-rsid="002feff2" style:font-weight-asian="bold" style:font-weight-complex="bold"/>
    </style:style>
    <style:style style:name="P20" style:family="paragraph" style:parent-style-name="Standard">
      <style:text-properties fo:color="#000080" fo:font-weight="bold" officeooo:rsid="0022758b" officeooo:paragraph-rsid="00331fe7" style:font-weight-asian="bold" style:font-weight-complex="bold"/>
    </style:style>
    <style:style style:name="P21" style:family="paragraph" style:parent-style-name="Standard">
      <style:text-properties fo:color="#000080" fo:language="it" fo:country="IT" fo:font-weight="bold" officeooo:rsid="0022758b" officeooo:paragraph-rsid="002feff2" style:font-weight-asian="bold" style:font-weight-complex="bold"/>
    </style:style>
    <style:style style:name="P22" style:family="paragraph" style:parent-style-name="Standard">
      <style:text-properties fo:color="#000080" fo:language="it" fo:country="IT" fo:font-weight="bold" officeooo:rsid="0022758b" officeooo:paragraph-rsid="00331fe7" style:font-weight-asian="bold" style:font-weight-complex="bold"/>
    </style:style>
    <style:style style:name="P23" style:family="paragraph" style:parent-style-name="Standard">
      <style:text-properties fo:color="#000080" fo:font-size="10pt" fo:font-weight="bold" officeooo:rsid="00221fbf" officeooo:paragraph-rsid="003da563" style:font-size-asian="10pt" style:font-weight-asian="bold" style:font-size-complex="10pt" style:font-weight-complex="bold"/>
    </style:style>
    <style:style style:name="P24" style:family="paragraph" style:parent-style-name="Standard">
      <style:text-properties fo:color="#000080" fo:font-size="10pt" fo:font-weight="bold" officeooo:rsid="001807af" officeooo:paragraph-rsid="003da563" style:font-size-asian="10pt" style:font-weight-asian="bold" style:font-size-complex="10pt" style:font-weight-complex="bold"/>
    </style:style>
    <style:style style:name="P25" style:family="paragraph" style:parent-style-name="Standard">
      <style:text-properties fo:color="#000080" fo:font-size="10pt" fo:font-weight="bold" officeooo:rsid="0007e30f" officeooo:paragraph-rsid="003da563" style:font-size-asian="10pt" style:font-weight-asian="bold" style:font-size-complex="10pt" style:font-weight-complex="bold"/>
    </style:style>
    <style:style style:name="P26" style:family="paragraph" style:parent-style-name="Standard">
      <style:text-properties fo:color="#000080" fo:font-size="10pt" fo:font-weight="bold" officeooo:rsid="000b5a17" officeooo:paragraph-rsid="003da563" style:font-size-asian="10pt" style:font-weight-asian="bold" style:font-size-complex="10pt" style:font-weight-complex="bold"/>
    </style:style>
    <style:style style:name="P27" style:family="paragraph" style:parent-style-name="Standard">
      <style:text-properties fo:color="#000080" fo:font-size="10pt" fo:font-weight="bold" officeooo:rsid="00146cf2" officeooo:paragraph-rsid="003da563" style:font-size-asian="10pt" style:font-weight-asian="bold" style:font-size-complex="10pt" style:font-weight-complex="bold"/>
    </style:style>
    <style:style style:name="P28" style:family="paragraph" style:parent-style-name="Standard">
      <style:text-properties fo:color="#000080" fo:font-size="10pt" fo:font-weight="bold" officeooo:rsid="00186b52" officeooo:paragraph-rsid="003da563" style:font-size-asian="10pt" style:font-weight-asian="bold" style:font-size-complex="10pt" style:font-weight-complex="bold"/>
    </style:style>
    <style:style style:name="P29" style:family="paragraph" style:parent-style-name="Standard">
      <style:text-properties fo:color="#000080" fo:font-size="10pt" fo:font-weight="bold" officeooo:rsid="001f5bb8" officeooo:paragraph-rsid="003da563" style:font-size-asian="10pt" style:font-weight-asian="bold" style:font-size-complex="10pt" style:font-weight-complex="bold"/>
    </style:style>
    <style:style style:name="P30" style:family="paragraph" style:parent-style-name="Standard">
      <style:text-properties fo:color="#000080" fo:font-size="10pt" fo:font-weight="bold" officeooo:rsid="001f5bb8" officeooo:paragraph-rsid="0052498e" style:font-size-asian="10pt" style:font-weight-asian="bold" style:font-size-complex="10pt" style:font-weight-complex="bold"/>
    </style:style>
    <style:style style:name="P31" style:family="paragraph" style:parent-style-name="Standard">
      <style:text-properties fo:color="#000080" fo:font-size="10pt" fo:font-weight="bold" officeooo:rsid="00169256" officeooo:paragraph-rsid="003da563" style:font-size-asian="10pt" style:font-weight-asian="bold" style:font-size-complex="10pt" style:font-weight-complex="bold"/>
    </style:style>
    <style:style style:name="P32" style:family="paragraph" style:parent-style-name="Standard">
      <style:text-properties fo:color="#000080" fo:font-size="10pt" fo:font-weight="bold" officeooo:rsid="001dc2bf" officeooo:paragraph-rsid="003da563" style:font-size-asian="10pt" style:font-weight-asian="bold" style:font-size-complex="10pt" style:font-weight-complex="bold"/>
    </style:style>
    <style:style style:name="P33" style:family="paragraph" style:parent-style-name="Standard">
      <style:text-properties fo:color="#000080" fo:font-size="10pt" fo:font-weight="bold" officeooo:rsid="000a5cd5" officeooo:paragraph-rsid="003da563" style:font-size-asian="10pt" style:font-weight-asian="bold" style:font-size-complex="10pt" style:font-weight-complex="bold"/>
    </style:style>
    <style:style style:name="P34" style:family="paragraph" style:parent-style-name="Standard">
      <style:text-properties fo:color="#008000" fo:font-weight="bold" officeooo:rsid="001bc476" officeooo:paragraph-rsid="00254b56" style:font-weight-asian="bold" style:font-weight-complex="bold"/>
    </style:style>
    <style:style style:name="P35" style:family="paragraph" style:parent-style-name="Standard">
      <style:text-properties fo:color="#008000" fo:font-weight="bold" officeooo:rsid="001bc476" officeooo:paragraph-rsid="0025eea0" style:font-weight-asian="bold" style:font-weight-complex="bold"/>
    </style:style>
    <style:style style:name="P36" style:family="paragraph" style:parent-style-name="Standard">
      <style:text-properties fo:color="#008000" fo:font-weight="bold" officeooo:rsid="00039d4b" officeooo:paragraph-rsid="00331fe7" style:font-weight-asian="bold" style:font-weight-complex="bold"/>
    </style:style>
    <style:style style:name="P37" style:family="paragraph" style:parent-style-name="Standard">
      <style:text-properties fo:color="#008000" fo:language="it" fo:country="IT" fo:font-weight="bold" officeooo:rsid="001bc476" officeooo:paragraph-rsid="002feff2" style:font-weight-asian="bold" style:font-weight-complex="bold"/>
    </style:style>
    <style:style style:name="P38" style:family="paragraph" style:parent-style-name="Standard">
      <style:text-properties fo:font-weight="bold" officeooo:rsid="001bc476" officeooo:paragraph-rsid="00254b56" style:font-weight-asian="bold" style:font-weight-complex="bold"/>
    </style:style>
    <style:style style:name="P39" style:family="paragraph" style:parent-style-name="Standard">
      <style:text-properties fo:font-weight="bold" officeooo:rsid="001bc476" officeooo:paragraph-rsid="0025eea0" style:font-weight-asian="bold" style:font-weight-complex="bold"/>
    </style:style>
    <style:style style:name="P40" style:family="paragraph" style:parent-style-name="Standard">
      <style:text-properties fo:font-weight="bold" officeooo:paragraph-rsid="0025eea0" style:font-weight-asian="bold" style:font-weight-complex="bold"/>
    </style:style>
    <style:style style:name="P41" style:family="paragraph" style:parent-style-name="Standard">
      <style:text-properties fo:font-weight="bold" officeooo:rsid="000253bb" officeooo:paragraph-rsid="00331fe7" style:font-weight-asian="bold" style:font-weight-complex="bold"/>
    </style:style>
    <style:style style:name="P42" style:family="paragraph" style:parent-style-name="Standard">
      <style:text-properties fo:font-weight="bold" officeooo:rsid="001ca98e" officeooo:paragraph-rsid="00331fe7" style:font-weight-asian="bold" style:font-weight-complex="bold"/>
    </style:style>
    <style:style style:name="P43" style:family="paragraph" style:parent-style-name="Standard">
      <style:text-properties fo:font-weight="bold" officeooo:rsid="00039d4b" officeooo:paragraph-rsid="00331fe7" style:font-weight-asian="bold" style:font-weight-complex="bold"/>
    </style:style>
    <style:style style:name="P44" style:family="paragraph" style:parent-style-name="Standard">
      <style:text-properties fo:font-weight="bold" officeooo:rsid="000495cd" officeooo:paragraph-rsid="00331fe7" style:font-weight-asian="bold" style:font-weight-complex="bold"/>
    </style:style>
    <style:style style:name="P45" style:family="paragraph" style:parent-style-name="Standard">
      <style:text-properties fo:font-weight="normal" officeooo:rsid="001bc476" officeooo:paragraph-rsid="00254b56" style:font-weight-asian="normal" style:font-weight-complex="normal"/>
    </style:style>
    <style:style style:name="P46" style:family="paragraph" style:parent-style-name="Standard">
      <style:text-properties fo:font-weight="normal" officeooo:rsid="00039d4b" officeooo:paragraph-rsid="002feff2" style:font-weight-asian="normal" style:font-weight-complex="normal"/>
    </style:style>
    <style:style style:name="P47" style:family="paragraph" style:parent-style-name="Standard">
      <style:text-properties fo:font-weight="normal" officeooo:rsid="00039d4b" officeooo:paragraph-rsid="00331fe7" style:font-weight-asian="normal" style:font-weight-complex="normal"/>
    </style:style>
    <style:style style:name="P48" style:family="paragraph" style:parent-style-name="Standard">
      <style:text-properties fo:font-weight="normal" officeooo:rsid="001ca98e" officeooo:paragraph-rsid="002feff2" style:font-weight-asian="normal" style:font-weight-complex="normal"/>
    </style:style>
    <style:style style:name="P49" style:family="paragraph" style:parent-style-name="Standard">
      <style:text-properties fo:font-weight="normal" officeooo:rsid="001ca98e" officeooo:paragraph-rsid="00331fe7" style:font-weight-asian="normal" style:font-weight-complex="normal"/>
    </style:style>
    <style:style style:name="P50" style:family="paragraph" style:parent-style-name="Standard">
      <style:text-properties fo:font-weight="normal" officeooo:rsid="000253bb" officeooo:paragraph-rsid="002feff2" style:font-weight-asian="normal" style:font-weight-complex="normal"/>
    </style:style>
    <style:style style:name="P51" style:family="paragraph" style:parent-style-name="Standard">
      <style:text-properties fo:font-weight="normal" officeooo:rsid="000253bb" officeooo:paragraph-rsid="00331fe7" style:font-weight-asian="normal" style:font-weight-complex="normal"/>
    </style:style>
    <style:style style:name="P52" style:family="paragraph" style:parent-style-name="Standard">
      <style:text-properties fo:font-weight="normal" officeooo:rsid="002feff2" officeooo:paragraph-rsid="002feff2" style:font-weight-asian="normal" style:font-weight-complex="normal"/>
    </style:style>
    <style:style style:name="P53" style:family="paragraph" style:parent-style-name="Standard">
      <style:text-properties officeooo:rsid="00238b23" officeooo:paragraph-rsid="00254b56"/>
    </style:style>
    <style:style style:name="P54" style:family="paragraph" style:parent-style-name="Standard">
      <style:text-properties officeooo:rsid="00238b23" officeooo:paragraph-rsid="0025eea0"/>
    </style:style>
    <style:style style:name="P55" style:family="paragraph" style:parent-style-name="Standard">
      <style:text-properties fo:color="#330099" fo:font-weight="bold" officeooo:rsid="002f160c" officeooo:paragraph-rsid="0025eea0" style:font-weight-asian="bold" style:font-weight-complex="bold"/>
    </style:style>
    <style:style style:name="P56" style:family="paragraph" style:parent-style-name="Standard">
      <style:text-properties officeooo:rsid="001bc476" officeooo:paragraph-rsid="0025eea0"/>
    </style:style>
    <style:style style:name="P57" style:family="paragraph" style:parent-style-name="Standard">
      <style:text-properties fo:color="#000000" fo:font-weight="normal" officeooo:rsid="000386c2" officeooo:paragraph-rsid="002a6af3" style:font-weight-asian="normal" style:font-weight-complex="normal"/>
    </style:style>
    <style:style style:name="P58" style:family="paragraph" style:parent-style-name="Standard">
      <style:text-properties fo:color="#000000" fo:font-weight="normal" officeooo:rsid="00305386" officeooo:paragraph-rsid="002a6af3" style:font-weight-asian="normal" style:font-weight-complex="normal"/>
    </style:style>
    <style:style style:name="P59" style:family="paragraph" style:parent-style-name="Standard">
      <style:text-properties fo:color="#000000" fo:font-weight="normal" officeooo:rsid="001c0969" officeooo:paragraph-rsid="002a6af3" style:font-weight-asian="normal" style:font-weight-complex="normal"/>
    </style:style>
    <style:style style:name="P60" style:family="paragraph" style:parent-style-name="Standard">
      <style:text-properties fo:color="#000000" fo:font-weight="normal" officeooo:rsid="002f160c" officeooo:paragraph-rsid="002a6af3" style:font-weight-asian="normal" style:font-weight-complex="normal"/>
    </style:style>
    <style:style style:name="P61" style:family="paragraph" style:parent-style-name="Standard">
      <style:text-properties fo:color="#000000" fo:font-weight="normal" officeooo:rsid="001bc476" officeooo:paragraph-rsid="002a6af3" style:font-weight-asian="normal" style:font-weight-complex="normal"/>
    </style:style>
    <style:style style:name="P62" style:family="paragraph" style:parent-style-name="Standard">
      <style:text-properties fo:language="it" fo:country="IT" fo:font-weight="normal" officeooo:rsid="00039d4b" officeooo:paragraph-rsid="002feff2" style:font-weight-asian="normal" style:font-weight-complex="normal"/>
    </style:style>
    <style:style style:name="P63" style:family="paragraph" style:parent-style-name="Standard">
      <style:text-properties fo:language="it" fo:country="IT" fo:font-weight="normal" officeooo:rsid="00039d4b" officeooo:paragraph-rsid="00331fe7" style:font-weight-asian="normal" style:font-weight-complex="normal"/>
    </style:style>
    <style:style style:name="P64" style:family="paragraph" style:parent-style-name="Standard">
      <style:text-properties fo:language="it" fo:country="IT" fo:font-weight="bold" officeooo:rsid="000495cd" officeooo:paragraph-rsid="00331fe7" style:font-weight-asian="bold" style:font-weight-complex="bold"/>
    </style:style>
    <style:style style:name="P65" style:family="paragraph" style:parent-style-name="Standard">
      <style:text-properties officeooo:rsid="002a236a" officeooo:paragraph-rsid="003c1c0b"/>
    </style:style>
    <style:style style:name="P66" style:family="paragraph" style:parent-style-name="Standard">
      <style:text-properties fo:font-size="10pt" fo:font-weight="bold" officeooo:paragraph-rsid="003da563" style:font-size-asian="10pt" style:font-weight-asian="bold" style:font-size-complex="10pt" style:font-weight-complex="bold"/>
    </style:style>
    <style:style style:name="P67" style:family="paragraph" style:parent-style-name="Standard">
      <style:text-properties fo:font-size="10pt" fo:font-weight="bold" officeooo:rsid="00169256" officeooo:paragraph-rsid="003da563" style:font-size-asian="10pt" style:font-weight-asian="bold" style:font-size-complex="10pt" style:font-weight-complex="bold"/>
    </style:style>
    <style:style style:name="P68" style:family="paragraph" style:parent-style-name="Standard">
      <style:text-properties fo:font-size="10pt" fo:font-weight="bold" officeooo:rsid="00186b52" officeooo:paragraph-rsid="003da563" style:font-size-asian="10pt" style:font-weight-asian="bold" style:font-size-complex="10pt" style:font-weight-complex="bold"/>
    </style:style>
    <style:style style:name="P69" style:family="paragraph" style:parent-style-name="Standard">
      <style:text-properties fo:font-size="10pt" fo:font-weight="bold" officeooo:rsid="00055c31" officeooo:paragraph-rsid="003da563" style:font-size-asian="10pt" style:font-weight-asian="bold" style:font-size-complex="10pt" style:font-weight-complex="bold"/>
    </style:style>
    <style:style style:name="P70" style:family="paragraph" style:parent-style-name="Standard">
      <style:text-properties fo:font-size="10pt" fo:font-weight="bold" officeooo:rsid="001aa1b0" officeooo:paragraph-rsid="003da563" style:font-size-asian="10pt" style:font-weight-asian="bold" style:font-size-complex="10pt" style:font-weight-complex="bold"/>
    </style:style>
    <style:style style:name="P71" style:family="paragraph" style:parent-style-name="Standard">
      <style:text-properties fo:font-size="10pt" fo:font-weight="bold" officeooo:rsid="001e9ded" officeooo:paragraph-rsid="003da563" style:font-size-asian="10pt" style:font-weight-asian="bold" style:font-size-complex="10pt" style:font-weight-complex="bold"/>
    </style:style>
    <style:style style:name="P72" style:family="paragraph" style:parent-style-name="Standard">
      <style:text-properties fo:font-size="10pt" fo:font-weight="bold" officeooo:rsid="001f37c5" officeooo:paragraph-rsid="003da563" style:font-size-asian="10pt" style:font-weight-asian="bold" style:font-size-complex="10pt" style:font-weight-complex="bold"/>
    </style:style>
    <style:style style:name="P73" style:family="paragraph" style:parent-style-name="Standard">
      <style:text-properties fo:font-size="10pt" fo:font-weight="bold" officeooo:rsid="000a5cd5" officeooo:paragraph-rsid="003da563" style:font-size-asian="10pt" style:font-weight-asian="bold" style:font-size-complex="10pt" style:font-weight-complex="bold"/>
    </style:style>
    <style:style style:name="P74" style:family="paragraph" style:parent-style-name="Standard">
      <style:text-properties fo:font-size="10pt" fo:font-weight="bold" officeooo:rsid="00221fbf" officeooo:paragraph-rsid="003da563" style:font-size-asian="10pt" style:font-weight-asian="bold" style:font-size-complex="10pt" style:font-weight-complex="bold"/>
    </style:style>
    <style:style style:name="P75" style:family="paragraph" style:parent-style-name="Standard">
      <style:text-properties fo:font-size="10pt" fo:font-weight="bold" officeooo:rsid="0007e30f" officeooo:paragraph-rsid="003da563" style:font-size-asian="10pt" style:font-weight-asian="bold" style:font-size-complex="10pt" style:font-weight-complex="bold"/>
    </style:style>
    <style:style style:name="P76" style:family="paragraph" style:parent-style-name="Standard">
      <style:text-properties fo:font-size="10pt" fo:font-weight="bold" officeooo:rsid="00231d01" officeooo:paragraph-rsid="003da563" style:font-size-asian="10pt" style:font-weight-asian="bold" style:font-size-complex="10pt" style:font-weight-complex="bold"/>
    </style:style>
    <style:style style:name="P77" style:family="paragraph" style:parent-style-name="Standard">
      <style:text-properties fo:font-size="10pt" fo:font-weight="bold" officeooo:rsid="002a236a" officeooo:paragraph-rsid="003da563" style:font-size-asian="10pt" style:font-weight-asian="bold" style:font-size-complex="10pt" style:font-weight-complex="bold"/>
    </style:style>
    <style:style style:name="P78" style:family="paragraph" style:parent-style-name="Standard">
      <style:text-properties fo:font-size="10pt" fo:font-weight="bold" officeooo:rsid="00088026" officeooo:paragraph-rsid="003da563" style:font-size-asian="10pt" style:font-weight-asian="bold" style:font-size-complex="10pt" style:font-weight-complex="bold"/>
    </style:style>
    <style:style style:name="P79" style:family="paragraph" style:parent-style-name="Text_20_body">
      <style:text-properties officeooo:rsid="000f5d48" officeooo:paragraph-rsid="000f5d48"/>
    </style:style>
    <style:style style:name="P80" style:family="paragraph" style:parent-style-name="Text_20_body">
      <style:text-properties officeooo:rsid="0010aca3" officeooo:paragraph-rsid="0010aca3"/>
    </style:style>
    <style:style style:name="P81" style:family="paragraph" style:parent-style-name="Text_20_body">
      <style:text-properties officeooo:rsid="001328bb" officeooo:paragraph-rsid="001328bb"/>
    </style:style>
    <style:style style:name="P82" style:family="paragraph" style:parent-style-name="Text_20_body">
      <style:text-properties officeooo:rsid="001472ea" officeooo:paragraph-rsid="001e5d7a"/>
    </style:style>
    <style:style style:name="P83" style:family="paragraph" style:parent-style-name="Text_20_body">
      <style:text-properties officeooo:rsid="001472ea" officeooo:paragraph-rsid="0020171a"/>
    </style:style>
    <style:style style:name="P84" style:family="paragraph" style:parent-style-name="Text_20_body">
      <style:text-properties officeooo:rsid="00224728" officeooo:paragraph-rsid="00224728"/>
    </style:style>
    <style:style style:name="P85" style:family="paragraph" style:parent-style-name="Text_20_body">
      <style:text-properties officeooo:rsid="001a35c7" officeooo:paragraph-rsid="0020171a"/>
    </style:style>
    <style:style style:name="P86" style:family="paragraph" style:parent-style-name="Text_20_body">
      <style:text-properties officeooo:rsid="00273bc2" officeooo:paragraph-rsid="00273bc2"/>
    </style:style>
    <style:style style:name="P87" style:family="paragraph" style:parent-style-name="Text_20_body">
      <style:text-properties officeooo:rsid="002a6af3" officeooo:paragraph-rsid="002a6af3"/>
    </style:style>
    <style:style style:name="P88" style:family="paragraph" style:parent-style-name="Text_20_body">
      <style:text-properties officeooo:rsid="002b22d5" officeooo:paragraph-rsid="002c886c"/>
    </style:style>
    <style:style style:name="P89" style:family="paragraph" style:parent-style-name="Text_20_body">
      <style:text-properties officeooo:rsid="002feff2" officeooo:paragraph-rsid="002feff2"/>
    </style:style>
    <style:style style:name="P90" style:family="paragraph" style:parent-style-name="Text_20_body">
      <style:text-properties officeooo:rsid="00319dab" officeooo:paragraph-rsid="00319dab"/>
    </style:style>
    <style:style style:name="P91" style:family="paragraph" style:parent-style-name="Text_20_body">
      <style:text-properties officeooo:rsid="00331fe7" officeooo:paragraph-rsid="00331fe7"/>
    </style:style>
    <style:style style:name="P92" style:family="paragraph" style:parent-style-name="Text_20_body">
      <style:text-properties officeooo:rsid="00331fe7" officeooo:paragraph-rsid="00344bbd"/>
    </style:style>
    <style:style style:name="P93" style:family="paragraph" style:parent-style-name="Text_20_body">
      <style:text-properties officeooo:rsid="002c886c" officeooo:paragraph-rsid="002c886c"/>
    </style:style>
    <style:style style:name="P94" style:family="paragraph" style:parent-style-name="Text_20_body">
      <style:text-properties officeooo:rsid="003628a7" officeooo:paragraph-rsid="003628a7"/>
    </style:style>
    <style:style style:name="P95" style:family="paragraph" style:parent-style-name="Text_20_body">
      <style:text-properties officeooo:rsid="003628a7" officeooo:paragraph-rsid="003ac5ff"/>
    </style:style>
    <style:style style:name="P96" style:family="paragraph" style:parent-style-name="Text_20_body">
      <style:text-properties fo:font-weight="normal" officeooo:rsid="00344bbd" officeooo:paragraph-rsid="00344bbd" style:font-weight-asian="normal" style:font-weight-complex="normal"/>
    </style:style>
    <style:style style:name="P97" style:family="paragraph" style:parent-style-name="Text_20_body">
      <style:text-properties officeooo:rsid="003f2e56" officeooo:paragraph-rsid="003f2e56"/>
    </style:style>
    <style:style style:name="P98" style:family="paragraph" style:parent-style-name="Text_20_body">
      <style:text-properties officeooo:rsid="004b7562" officeooo:paragraph-rsid="004b7562"/>
    </style:style>
    <style:style style:name="P99" style:family="paragraph" style:parent-style-name="Title">
      <style:text-properties officeooo:rsid="000f5d48" officeooo:paragraph-rsid="000f5d48"/>
    </style:style>
    <style:style style:name="P100" style:family="paragraph" style:parent-style-name="Text_20_body">
      <style:paragraph-properties fo:break-before="page"/>
      <style:text-properties officeooo:rsid="001472ea" officeooo:paragraph-rsid="001e5d7a"/>
    </style:style>
    <style:style style:name="P101" style:family="paragraph" style:parent-style-name="Text_20_body">
      <style:paragraph-properties fo:break-before="page"/>
      <style:text-properties officeooo:rsid="003628a7" officeooo:paragraph-rsid="003628a7"/>
    </style:style>
    <style:style style:name="P102" style:family="paragraph" style:parent-style-name="Footnote">
      <style:text-properties officeooo:rsid="0042ceb5" officeooo:paragraph-rsid="0042ceb5"/>
    </style:style>
    <style:style style:name="P103" style:family="paragraph" style:parent-style-name="Footnote">
      <style:text-properties officeooo:rsid="0047dfbe" officeooo:paragraph-rsid="0047dfbe"/>
    </style:style>
    <style:style style:name="P104" style:family="paragraph">
      <loext:graphic-properties draw:fill="none"/>
      <style:paragraph-properties fo:text-align="center"/>
    </style:style>
    <style:style style:name="P105" style:family="paragraph">
      <loext:graphic-properties draw:fill-color="#00cc00" draw:opacity="50%"/>
      <style:paragraph-properties fo:text-align="center"/>
    </style:style>
    <style:style style:name="P106" style:family="paragraph">
      <loext:graphic-properties draw:fill="solid" draw:fill-color="#ffff00" draw:opacity="100%"/>
      <style:paragraph-properties fo:text-align="center"/>
    </style:style>
    <style:style style:name="P107" style:family="paragraph">
      <loext:graphic-properties draw:fill="solid" draw:fill-color="#ff0000" draw:opacity="100%"/>
      <style:paragraph-properties fo:text-align="center"/>
    </style:style>
    <style:style style:name="P108" style:family="paragraph">
      <loext:graphic-properties draw:fill="solid" draw:fill-color="#008000" draw:opacity="100%"/>
      <style:paragraph-properties fo:text-align="center"/>
    </style:style>
    <style:style style:name="P109" style:family="paragraph">
      <loext:graphic-properties draw:fill="solid" draw:fill-color="#a52a2a" draw:opacity="100%"/>
      <style:paragraph-properties fo:text-align="center"/>
    </style:style>
    <style:style style:name="P110" style:family="paragraph">
      <loext:graphic-properties draw:fill="solid" draw:fill-color="#00ff00" draw:opacity="100%"/>
      <style:paragraph-properties fo:text-align="center"/>
    </style:style>
    <style:style style:name="P111" style:family="paragraph">
      <loext:graphic-properties draw:fill="none" draw:fill-color="#ffffff" draw:opacity="100%"/>
      <style:paragraph-properties fo:text-align="center"/>
    </style:style>
    <style:style style:name="P112" style:family="paragraph">
      <loext:graphic-properties draw:fill="none" draw:fill-color="#000000" draw:opacity="100%"/>
      <style:paragraph-properties fo:text-align="center"/>
    </style:style>
    <style:style style:name="T1" style:family="text">
      <style:text-properties officeooo:rsid="0011a790"/>
    </style:style>
    <style:style style:name="T2" style:family="text">
      <style:text-properties officeooo:rsid="002f160c"/>
    </style:style>
    <style:style style:name="T3" style:family="text">
      <style:text-properties officeooo:rsid="0031d29d"/>
    </style:style>
    <style:style style:name="T4" style:family="text">
      <style:text-properties fo:font-weight="bold" style:font-weight-asian="bold" style:font-weight-complex="bold"/>
    </style:style>
    <style:style style:name="T5" style:family="text">
      <style:text-properties fo:font-weight="bold" officeooo:rsid="000495cd" style:font-weight-asian="bold" style:font-weight-complex="bold"/>
    </style:style>
    <style:style style:name="T6" style:family="text">
      <style:text-properties fo:font-weight="bold" officeooo:rsid="004022bc" style:font-weight-asian="bold" style:font-weight-complex="bold"/>
    </style:style>
    <style:style style:name="T7" style:family="text">
      <style:text-properties fo:font-weight="bold" officeooo:rsid="0042ceb5" style:font-weight-asian="bold" style:font-weight-complex="bold"/>
    </style:style>
    <style:style style:name="T8" style:family="text">
      <style:text-properties fo:font-weight="bold" officeooo:rsid="0046a214" style:font-weight-asian="bold" style:font-weight-complex="bold"/>
    </style:style>
    <style:style style:name="T9" style:family="text">
      <style:text-properties fo:font-weight="bold" officeooo:rsid="0049b3ac" style:font-weight-asian="bold" style:font-weight-complex="bold"/>
    </style:style>
    <style:style style:name="T10" style:family="text">
      <style:text-properties fo:font-weight="bold" officeooo:rsid="0047dfbe" style:font-weight-asian="bold" style:font-weight-complex="bold"/>
    </style:style>
    <style:style style:name="T11" style:family="text">
      <style:text-properties fo:font-weight="bold" officeooo:rsid="00529747" style:font-weight-asian="bold" style:font-weight-complex="bold"/>
    </style:style>
    <style:style style:name="T12" style:family="text">
      <style:text-properties officeooo:rsid="00144428"/>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ff0000" fo:font-weight="bold" officeooo:rsid="001bc476" style:font-weight-asian="bold" style:font-weight-complex="bold"/>
    </style:style>
    <style:style style:name="T16" style:family="text">
      <style:text-properties fo:color="#ff0000" fo:font-weight="bold" officeooo:rsid="002feff2" style:font-weight-asian="bold" style:font-weight-complex="bold"/>
    </style:style>
    <style:style style:name="T17" style:family="text">
      <style:text-properties fo:color="#ff0000" fo:font-weight="bold" officeooo:rsid="00344bbd" style:font-weight-asian="bold" style:font-weight-complex="bold"/>
    </style:style>
    <style:style style:name="T18" style:family="text">
      <style:text-properties fo:color="#ff0000" officeooo:rsid="001bc476"/>
    </style:style>
    <style:style style:name="T19" style:family="text">
      <style:text-properties fo:color="#ff0000" fo:language="it" fo:country="IT"/>
    </style:style>
    <style:style style:name="T20" style:family="text">
      <style:text-properties fo:color="#ff0000" officeooo:rsid="00088026"/>
    </style:style>
    <style:style style:name="T21" style:family="text">
      <style:text-properties fo:color="#008000"/>
    </style:style>
    <style:style style:name="T22" style:family="text">
      <style:text-properties fo:color="#008000" fo:font-weight="bold" style:font-weight-asian="bold" style:font-weight-complex="bold"/>
    </style:style>
    <style:style style:name="T23" style:family="text">
      <style:text-properties fo:color="#008000" fo:font-weight="bold" officeooo:rsid="001bc476" style:font-weight-asian="bold" style:font-weight-complex="bold"/>
    </style:style>
    <style:style style:name="T24" style:family="text">
      <style:text-properties fo:color="#008000" officeooo:rsid="001bc476"/>
    </style:style>
    <style:style style:name="T25" style:family="text">
      <style:text-properties fo:font-style="italic" officeooo:rsid="001e5d7a" style:font-style-asian="italic" style:font-style-complex="italic"/>
    </style:style>
    <style:style style:name="T26" style:family="text">
      <style:text-properties fo:font-style="italic" fo:font-weight="normal" officeooo:rsid="0046a214" style:font-style-asian="italic" style:font-weight-asian="normal" style:font-style-complex="italic" style:font-weight-complex="normal"/>
    </style:style>
    <style:style style:name="T27" style:family="text">
      <style:text-properties fo:color="#000000" fo:font-weight="normal" style:font-weight-asian="normal" style:font-weight-complex="normal"/>
    </style:style>
    <style:style style:name="T28" style:family="text">
      <style:text-properties fo:color="#000000" fo:font-weight="normal" officeooo:rsid="001bd2ff" style:font-weight-asian="normal" style:font-weight-complex="normal"/>
    </style:style>
    <style:style style:name="T29" style:family="text">
      <style:text-properties fo:color="#000000" fo:font-weight="normal" officeooo:rsid="001bc476" style:font-weight-asian="normal" style:font-weight-complex="normal"/>
    </style:style>
    <style:style style:name="T30" style:family="text">
      <style:text-properties fo:color="#000000" fo:font-weight="normal" officeooo:rsid="001e5d7a" style:font-weight-asian="normal" style:font-weight-complex="normal"/>
    </style:style>
    <style:style style:name="T31" style:family="text">
      <style:text-properties fo:color="#000000" fo:font-weight="normal" officeooo:rsid="0020171a" style:font-weight-asian="normal" style:font-weight-complex="normal"/>
    </style:style>
    <style:style style:name="T32" style:family="text">
      <style:text-properties fo:color="#000000" fo:font-style="italic" fo:font-weight="normal" officeooo:rsid="001e5d7a" style:font-style-asian="italic" style:font-weight-asian="normal" style:font-style-complex="italic" style:font-weight-complex="normal"/>
    </style:style>
    <style:style style:name="T33" style:family="text">
      <style:text-properties officeooo:rsid="001bd2ff"/>
    </style:style>
    <style:style style:name="T34" style:family="text">
      <style:text-properties fo:color="#ff3333" fo:font-weight="bold" officeooo:rsid="001bd2f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0495cd" style:font-weight-asian="normal" style:font-weight-complex="normal"/>
    </style:style>
    <style:style style:name="T37" style:family="text">
      <style:text-properties fo:font-weight="normal" officeooo:rsid="00344bbd" style:font-weight-asian="normal" style:font-weight-complex="normal"/>
    </style:style>
    <style:style style:name="T38" style:family="text">
      <style:text-properties fo:font-weight="normal" officeooo:rsid="0042ceb5" style:font-weight-asian="normal" style:font-weight-complex="normal"/>
    </style:style>
    <style:style style:name="T39" style:family="text">
      <style:text-properties fo:font-weight="normal" officeooo:rsid="0044bd03" style:font-weight-asian="normal" style:font-weight-complex="normal"/>
    </style:style>
    <style:style style:name="T40" style:family="text">
      <style:text-properties fo:font-weight="normal" officeooo:rsid="004507c9" style:font-weight-asian="normal" style:font-weight-complex="normal"/>
    </style:style>
    <style:style style:name="T41" style:family="text">
      <style:text-properties fo:font-weight="normal" officeooo:rsid="0046a214" style:font-weight-asian="normal" style:font-weight-complex="normal"/>
    </style:style>
    <style:style style:name="T42" style:family="text">
      <style:text-properties fo:font-weight="normal" officeooo:rsid="0047dfbe" style:font-weight-asian="normal" style:font-weight-complex="normal"/>
    </style:style>
    <style:style style:name="T43" style:family="text">
      <style:text-properties fo:font-weight="normal" officeooo:rsid="0049b3ac" style:font-weight-asian="normal" style:font-weight-complex="normal"/>
    </style:style>
    <style:style style:name="T44" style:family="text">
      <style:text-properties fo:font-weight="normal" officeooo:rsid="00529747" style:font-weight-asian="normal" style:font-weight-complex="normal"/>
    </style:style>
    <style:style style:name="T45" style:family="text">
      <style:text-properties fo:font-weight="normal" officeooo:rsid="00542d85" style:font-weight-asian="normal" style:font-weight-complex="normal"/>
    </style:style>
    <style:style style:name="T46" style:family="text">
      <style:text-properties officeooo:rsid="001e5d7a"/>
    </style:style>
    <style:style style:name="T47" style:family="text">
      <style:text-properties officeooo:rsid="001bc476"/>
    </style:style>
    <style:style style:name="T48" style:family="text">
      <style:text-properties officeooo:rsid="001c0969"/>
    </style:style>
    <style:style style:name="T49" style:family="text">
      <style:text-properties fo:color="#ff00cc" officeooo:rsid="001bc476"/>
    </style:style>
    <style:style style:name="T50" style:family="text">
      <style:text-properties fo:color="#ff00cc" officeooo:rsid="00256e08"/>
    </style:style>
    <style:style style:name="T51" style:family="text">
      <style:text-properties fo:color="#ff00cc" fo:font-weight="bold" style:font-weight-asian="bold" style:font-weight-complex="bold"/>
    </style:style>
    <style:style style:name="T52" style:family="text">
      <style:text-properties fo:color="#ff00cc" fo:font-weight="bold" officeooo:rsid="001bc476" style:font-weight-asian="bold" style:font-weight-complex="bold"/>
    </style:style>
    <style:style style:name="T53" style:family="text">
      <style:text-properties fo:color="#ff00cc" fo:font-weight="bold" officeooo:rsid="00256e08" style:font-weight-asian="bold" style:font-weight-complex="bold"/>
    </style:style>
    <style:style style:name="T54" style:family="text">
      <style:text-properties officeooo:rsid="00234c83"/>
    </style:style>
    <style:style style:name="T55" style:family="text">
      <style:text-properties officeooo:rsid="0028f9f4"/>
    </style:style>
    <style:style style:name="T56" style:family="text">
      <style:text-properties officeooo:rsid="000386c2"/>
    </style:style>
    <style:style style:name="T57" style:family="text">
      <style:text-properties officeooo:rsid="00256e08"/>
    </style:style>
    <style:style style:name="T58" style:family="text">
      <style:text-properties officeooo:rsid="002b5d65"/>
    </style:style>
    <style:style style:name="T59" style:family="text">
      <style:text-properties officeooo:rsid="002feff2"/>
    </style:style>
    <style:style style:name="T60" style:family="text">
      <style:text-properties fo:language="it" fo:country="IT"/>
    </style:style>
    <style:style style:name="T61" style:family="text">
      <style:text-properties fo:language="it" fo:country="IT" officeooo:rsid="00273d10"/>
    </style:style>
    <style:style style:name="T62" style:family="text">
      <style:text-properties fo:language="it" fo:country="IT" officeooo:rsid="000253bb"/>
    </style:style>
    <style:style style:name="T63" style:family="text">
      <style:text-properties fo:language="it" fo:country="IT" officeooo:rsid="002a56b4"/>
    </style:style>
    <style:style style:name="T64" style:family="text">
      <style:text-properties fo:language="it" fo:country="IT" officeooo:rsid="0022758b"/>
    </style:style>
    <style:style style:name="T65" style:family="text">
      <style:text-properties officeooo:rsid="0022758b"/>
    </style:style>
    <style:style style:name="T66" style:family="text">
      <style:text-properties officeooo:rsid="00273d10"/>
    </style:style>
    <style:style style:name="T67" style:family="text">
      <style:text-properties fo:color="#000080"/>
    </style:style>
    <style:style style:name="T68" style:family="text">
      <style:text-properties fo:color="#000080" officeooo:rsid="000253bb"/>
    </style:style>
    <style:style style:name="T69" style:family="text">
      <style:text-properties fo:color="#000080" fo:font-weight="bold" style:font-weight-asian="bold" style:font-weight-complex="bold"/>
    </style:style>
    <style:style style:name="T70" style:family="text">
      <style:text-properties fo:color="#000080" fo:font-weight="bold" officeooo:rsid="000253bb" style:font-weight-asian="bold" style:font-weight-complex="bold"/>
    </style:style>
    <style:style style:name="T71" style:family="text">
      <style:text-properties fo:color="#000080" officeooo:rsid="00249700"/>
    </style:style>
    <style:style style:name="T72" style:family="text">
      <style:text-properties officeooo:rsid="00331fe7"/>
    </style:style>
    <style:style style:name="T73" style:family="text">
      <style:text-properties fo:color="#ff00ff"/>
    </style:style>
    <style:style style:name="T74" style:family="text">
      <style:text-properties fo:color="#ff00ff" officeooo:rsid="000495cd"/>
    </style:style>
    <style:style style:name="T75" style:family="text">
      <style:text-properties fo:color="#ff00ff" fo:language="it" fo:country="IT" officeooo:rsid="000495cd"/>
    </style:style>
    <style:style style:name="T76" style:family="text">
      <style:text-properties fo:color="#ff00ff" fo:font-weight="bold" officeooo:rsid="00344bbd" style:font-weight-asian="bold" style:font-weight-complex="bold"/>
    </style:style>
    <style:style style:name="T77" style:family="text">
      <style:text-properties fo:color="#ff00ff" officeooo:rsid="00088026"/>
    </style:style>
    <style:style style:name="T78" style:family="text">
      <style:text-properties fo:color="#ff00ff" officeooo:rsid="0052498e"/>
    </style:style>
    <style:style style:name="T79" style:family="text">
      <style:text-properties officeooo:rsid="00344bbd"/>
    </style:style>
    <style:style style:name="T80" style:family="text">
      <style:text-properties officeooo:rsid="00377043"/>
    </style:style>
    <style:style style:name="T81" style:family="text">
      <style:text-properties officeooo:rsid="00266da8"/>
    </style:style>
    <style:style style:name="T82" style:family="text">
      <style:text-properties officeooo:rsid="001e9ded"/>
    </style:style>
    <style:style style:name="T83" style:family="text">
      <style:text-properties officeooo:rsid="001f37c5"/>
    </style:style>
    <style:style style:name="T84" style:family="text">
      <style:text-properties style:font-name="Liberation Serif1" officeooo:rsid="001f37c5" style:font-name-asian="Liberation Serif1" style:font-name-complex="Liberation Serif1"/>
    </style:style>
    <style:style style:name="T85" style:family="text">
      <style:text-properties style:font-name="Liberation Serif1" officeooo:rsid="001f37c5" style:font-name-asian="Droid Sans Fallback" style:font-name-complex="FreeSans"/>
    </style:style>
    <style:style style:name="T86" style:family="text">
      <style:text-properties style:font-name="Liberation Serif1" fo:font-weight="bold" officeooo:rsid="004022bc" style:font-weight-asian="bold" style:font-weight-complex="bold"/>
    </style:style>
    <style:style style:name="T87" style:family="text">
      <style:text-properties style:font-name="Liberation Serif1" fo:font-weight="normal" style:font-weight-asian="normal" style:font-weight-complex="normal"/>
    </style:style>
    <style:style style:name="T88" style:family="text">
      <style:text-properties style:font-name="Liberation Serif1" fo:font-weight="normal" officeooo:rsid="004022bc" style:font-weight-asian="normal" style:font-weight-complex="normal"/>
    </style:style>
    <style:style style:name="T89" style:family="text">
      <style:text-properties style:font-name="Liberation Serif" officeooo:rsid="001f37c5" style:font-name-asian="Droid Sans Fallback" style:font-name-complex="FreeSans"/>
    </style:style>
    <style:style style:name="T90" style:family="text">
      <style:text-properties style:font-name="Liberation Serif" officeooo:rsid="004022bc"/>
    </style:style>
    <style:style style:name="T91" style:family="text">
      <style:text-properties style:font-name="Liberation Serif" officeooo:rsid="0042ceb5"/>
    </style:style>
    <style:style style:name="T92" style:family="text">
      <style:text-properties style:font-name="Liberation Serif" fo:font-weight="bold" officeooo:rsid="0042ceb5" style:font-weight-asian="bold" style:font-weight-complex="bold"/>
    </style:style>
    <style:style style:name="T93" style:family="text">
      <style:text-properties officeooo:rsid="0019856b"/>
    </style:style>
    <style:style style:name="T94" style:family="text">
      <style:text-properties officeooo:rsid="0016deaf"/>
    </style:style>
    <style:style style:name="T95" style:family="text">
      <style:text-properties officeooo:rsid="0027edf1"/>
    </style:style>
    <style:style style:name="T96" style:family="text">
      <style:text-properties officeooo:rsid="00146cf2"/>
    </style:style>
    <style:style style:name="T97" style:family="text">
      <style:text-properties officeooo:rsid="00150916"/>
    </style:style>
    <style:style style:name="T98" style:family="text">
      <style:text-properties officeooo:rsid="002ce12a"/>
    </style:style>
    <style:style style:name="T99" style:family="text">
      <style:text-properties officeooo:rsid="00055c31"/>
    </style:style>
    <style:style style:name="T100" style:family="text">
      <style:text-properties officeooo:rsid="001dc2bf"/>
    </style:style>
    <style:style style:name="T101" style:family="text">
      <style:text-properties officeooo:rsid="000ca90c"/>
    </style:style>
    <style:style style:name="T102" style:family="text">
      <style:text-properties officeooo:rsid="002601fa"/>
    </style:style>
    <style:style style:name="T103" style:family="text">
      <style:text-properties officeooo:rsid="00205049"/>
    </style:style>
    <style:style style:name="T104" style:family="text">
      <style:text-properties officeooo:rsid="00249700"/>
    </style:style>
    <style:style style:name="T105" style:family="text">
      <style:text-properties officeooo:rsid="003ef861"/>
    </style:style>
    <style:style style:name="T106" style:family="text">
      <style:text-properties officeooo:rsid="003f91c6"/>
    </style:style>
    <style:style style:name="T107" style:family="text">
      <style:text-properties officeooo:rsid="00088026"/>
    </style:style>
    <style:style style:name="T108" style:family="text">
      <style:text-properties officeooo:rsid="004022bc"/>
    </style:style>
    <style:style style:name="T109" style:family="text">
      <style:text-properties officeooo:rsid="00422313"/>
    </style:style>
    <style:style style:name="T110" style:family="text">
      <style:text-properties officeooo:rsid="004add4d"/>
    </style:style>
    <style:style style:name="T111" style:family="text">
      <style:text-properties officeooo:rsid="004c08fc"/>
    </style:style>
    <style:style style:name="T112" style:family="text">
      <style:text-properties officeooo:rsid="004e1653"/>
    </style:style>
    <style:style style:name="T113" style:family="text">
      <style:text-properties officeooo:rsid="0052498e"/>
    </style:style>
    <style:style style:name="T114" style:family="text">
      <style:text-properties officeooo:rsid="0030ccbe"/>
    </style:style>
    <style:style style:name="T115" style:family="text">
      <style:text-properties fo:color="#000000" style:font-name="Linux Biolinum G" fo:font-size="12pt" fo:font-style="normal" fo:font-weight="normal"/>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7" svg:stroke-width="0.018cm" svg:stroke-color="#000000" svg:stroke-opacity="75%" draw:stroke-linejoin="round" svg:stroke-linecap="butt" draw:fill="none" draw:textarea-horizontal-align="center" draw:textarea-vertical-align="middle" fo:padding-top="0.009cm" fo:padding-bottom="0.009cm" fo:padding-left="0.009cm" fo:padding-right="0.009cm" style:run-through="background"/>
    </style:style>
    <style:style style:name="gr3" style:family="graphic">
      <style:graphic-properties draw:stroke="dash" draw:stroke-dash="Dashed_20__28_var_29__20_6"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4" style:family="graphic">
      <style:graphic-properties draw:stroke="solid" draw:stroke-dash="Dashed_20__28_var_29__20_4"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ed_20__28_var_29__20_4"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6" style:family="graphic">
      <style:graphic-properties draw:stroke="solid" draw:stroke-dash="Dashed_20__28_var_29_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7"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style:run-through="background"/>
    </style:style>
    <style:style style:name="gr8" style:family="graphic">
      <style:graphic-properties draw:stroke="solid" draw:stroke-dash="Dashed_20__28_var_29__20_4" svg:stroke-width="0.018cm" svg:stroke-color="#000000" svg:stroke-opacity="100%" draw:stroke-linejoin="round" svg:stroke-linecap="butt" draw:fill="solid" draw:fill-color="#ffff00" draw:opacity="100%" draw:textarea-horizontal-align="center" draw:textarea-vertical-align="middle" fo:padding-top="0.009cm" fo:padding-bottom="0.009cm" fo:padding-left="0.009cm" fo:padding-right="0.009cm" style:run-through="background"/>
    </style:style>
    <style:style style:name="gr9" style:family="graphic">
      <style:graphic-properties draw:stroke="solid" draw:stroke-dash="Dashed_20__28_var_29__20_4" svg:stroke-width="0.018cm" svg:stroke-color="#000000" svg:stroke-opacity="100%" draw:stroke-linejoin="round" svg:stroke-linecap="butt" draw:fill="solid" draw:fill-color="#ff0000" draw:opacity="100%" draw:textarea-horizontal-align="center" draw:textarea-vertical-align="middle" fo:padding-top="0.009cm" fo:padding-bottom="0.009cm" fo:padding-left="0.009cm" fo:padding-right="0.009cm" style:run-through="background"/>
    </style:style>
    <style:style style:name="gr10" style:family="graphic">
      <style:graphic-properties draw:stroke="solid" draw:stroke-dash="Dashed_20__28_var_29__20_4" svg:stroke-width="0.018cm" svg:stroke-color="#000000" svg:stroke-opacity="100%" draw:stroke-linejoin="round" svg:stroke-linecap="butt" draw:fill="solid" draw:fill-color="#008000" draw:opacity="100%" draw:textarea-horizontal-align="center" draw:textarea-vertical-align="middle" fo:padding-top="0.009cm" fo:padding-bottom="0.009cm" fo:padding-left="0.009cm" fo:padding-right="0.009cm" style:run-through="background"/>
    </style:style>
    <style:style style:name="gr11" style:family="graphic">
      <style:graphic-properties draw:stroke="solid" draw:stroke-dash="Dashed_20__28_var_29__20_4" svg:stroke-width="0.018cm" svg:stroke-color="#000000" svg:stroke-opacity="100%" draw:stroke-linejoin="round" svg:stroke-linecap="butt" draw:fill="solid" draw:fill-color="#a52a2a" draw:opacity="100%" draw:textarea-horizontal-align="center" draw:textarea-vertical-align="middle" fo:padding-top="0.009cm" fo:padding-bottom="0.009cm" fo:padding-left="0.009cm" fo:padding-right="0.009cm" style:run-through="background"/>
    </style:style>
    <style:style style:name="gr12" style:family="graphic">
      <style:graphic-properties draw:stroke="solid" draw:stroke-dash="Dashed_20__28_var_29__20_4" svg:stroke-width="0.018cm" svg:stroke-color="#000000" svg:stroke-opacity="100%" draw:stroke-linejoin="round" svg:stroke-linecap="butt" draw:fill="solid" draw:fill-color="#00ff00" draw:opacity="100%" draw:textarea-horizontal-align="center" draw:textarea-vertical-align="middle" fo:padding-top="0.009cm" fo:padding-bottom="0.009cm" fo:padding-left="0.009cm" fo:padding-right="0.009cm" style:run-through="background"/>
    </style:style>
    <style:style style:name="gr13" style:family="graphic">
      <style:graphic-properties draw:stroke="solid" draw:stroke-dash="Dashed_20__28_var_29__20_24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14" style:family="graphic">
      <style:graphic-properties draw:stroke="solid" draw:stroke-dash="Dashed_20__28_var_29__20_24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15" style:family="graphic">
      <style:graphic-properties draw:stroke="solid" draw:stroke-dash="Dashed_20__28_var_29__20_250"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16" style:family="graphic">
      <style:graphic-properties draw:stroke="solid" draw:stroke-dash="Dashed_20__28_var_29__20_251"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17" style:family="graphic">
      <style:graphic-properties draw:stroke="solid" draw:stroke-dash="Dashed_20__28_var_29__20_252"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18" style:family="graphic">
      <style:graphic-properties draw:stroke="solid" draw:stroke-dash="Dashed_20__28_var_29__20_253"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19" style:family="graphic">
      <style:graphic-properties draw:stroke="solid" draw:stroke-dash="Dashed_20__28_var_29__20_254"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20" style:family="graphic">
      <style:graphic-properties draw:stroke="solid" draw:stroke-dash="Dashed_20__28_var_29__20_255"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21" style:family="graphic">
      <style:graphic-properties draw:stroke="solid" draw:stroke-dash="Dashed_20__28_var_29__20_256"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22" style:family="graphic">
      <style:graphic-properties draw:stroke="solid" draw:stroke-dash="Dashed_20__28_var_29__20_257"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23" style:family="graphic">
      <style:graphic-properties draw:stroke="solid" draw:stroke-dash="Dashed_20__28_var_29__20_25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24" style:family="graphic">
      <style:graphic-properties draw:stroke="solid" draw:stroke-dash="Dashed_20__28_var_29__20_25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25" style:family="graphic">
      <style:graphic-properties draw:stroke="solid" draw:stroke-dash="Dashed_20__28_var_29__20_260"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26" style:family="graphic">
      <style:graphic-properties draw:stroke="solid" draw:stroke-dash="Dashed_20__28_var_29__20_261"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27" style:family="graphic">
      <style:graphic-properties draw:stroke="solid" draw:stroke-dash="Dashed_20__28_var_29__20_262"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28" style:family="graphic">
      <style:graphic-properties draw:stroke="solid" draw:stroke-dash="Dashed_20__28_var_29__20_263"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29" style:family="graphic">
      <style:graphic-properties draw:stroke="solid" draw:stroke-dash="Dashed_20__28_var_29__20_264"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30" style:family="graphic">
      <style:graphic-properties draw:stroke="solid" draw:stroke-dash="Dashed_20__28_var_29__20_265"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31" style:family="graphic">
      <style:graphic-properties draw:stroke="solid" draw:stroke-dash="Dashed_20__28_var_29__20_266"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32" style:family="graphic">
      <style:graphic-properties draw:stroke="solid" draw:stroke-dash="Dashed_20__28_var_29__20_267"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33" style:family="graphic">
      <style:graphic-properties draw:stroke="solid" draw:stroke-dash="Dashed_20__28_var_29__20_26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34" style:family="graphic">
      <style:graphic-properties draw:stroke="solid" draw:stroke-dash="Dashed_20__28_var_29__20_26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35" style:family="graphic">
      <style:graphic-properties draw:stroke="solid" draw:stroke-dash="Dashed_20__28_var_29__20_270"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36" style:family="graphic">
      <style:graphic-properties draw:stroke="solid" draw:stroke-dash="Dashed_20__28_var_29__20_271"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37" style:family="graphic">
      <style:graphic-properties draw:stroke="solid" draw:stroke-dash="Dashed_20__28_var_29__20_272"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38" style:family="graphic">
      <style:graphic-properties draw:stroke="solid" draw:stroke-dash="Dashed_20__28_var_29__20_273"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39" style:family="graphic">
      <style:graphic-properties draw:stroke="solid" draw:stroke-dash="Dashed_20__28_var_29__20_274"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40" style:family="graphic">
      <style:graphic-properties draw:stroke="solid" draw:stroke-dash="Dashed_20__28_var_29__20_275"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41" style:family="graphic">
      <style:graphic-properties draw:stroke="solid" draw:stroke-dash="Dashed_20__28_var_29__20_276"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42" style:family="graphic">
      <style:graphic-properties draw:stroke="solid" draw:stroke-dash="Dashed_20__28_var_29__20_277"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43" style:family="graphic">
      <style:graphic-properties draw:stroke="solid" draw:stroke-dash="Dashed_20__28_var_29__20_27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44" style:family="graphic">
      <style:graphic-properties draw:stroke="solid" draw:stroke-dash="Dashed_20__28_var_29__20_27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45" style:family="graphic">
      <style:graphic-properties draw:stroke="solid" draw:stroke-dash="Dashed_20__28_var_29__20_280"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46" style:family="graphic">
      <style:graphic-properties draw:stroke="solid" draw:stroke-dash="Dashed_20__28_var_29__20_281"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47" style:family="graphic">
      <style:graphic-properties draw:stroke="solid" draw:stroke-dash="Dashed_20__28_var_29__20_282"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48" style:family="graphic">
      <style:graphic-properties draw:stroke="solid" draw:stroke-dash="Dashed_20__28_var_29__20_283"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49" style:family="graphic">
      <style:graphic-properties draw:stroke="solid" draw:stroke-dash="Dashed_20__28_var_29__20_284"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0" style:family="graphic">
      <style:graphic-properties draw:stroke="solid" draw:stroke-dash="Dashed_20__28_var_29__20_285"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51" style:family="graphic">
      <style:graphic-properties draw:stroke="solid" draw:stroke-dash="Dashed_20__28_var_29__20_286"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2" style:family="graphic">
      <style:graphic-properties draw:stroke="solid" draw:stroke-dash="Dashed_20__28_var_29__20_287"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53" style:family="graphic">
      <style:graphic-properties draw:stroke="solid" draw:stroke-dash="Dashed_20__28_var_29__20_28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4" style:family="graphic">
      <style:graphic-properties draw:stroke="solid" draw:stroke-dash="Dashed_20__28_var_29__20_28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55" style:family="graphic">
      <style:graphic-properties draw:stroke="solid" draw:stroke-dash="Dashed_20__28_var_29__20_290"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6" style:family="graphic">
      <style:graphic-properties draw:stroke="solid" draw:stroke-dash="Dashed_20__28_var_29__20_291"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57" style:family="graphic">
      <style:graphic-properties draw:stroke="solid" draw:stroke-dash="Dashed_20__28_var_29__20_292"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58" style:family="graphic">
      <style:graphic-properties draw:stroke="solid" draw:stroke-dash="Dashed_20__28_var_29__20_293"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59" style:family="graphic">
      <style:graphic-properties draw:stroke="solid" draw:stroke-dash="Dashed_20__28_var_29__20_294"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60" style:family="graphic">
      <style:graphic-properties draw:stroke="solid" draw:stroke-dash="Dashed_20__28_var_29__20_295"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61" style:family="graphic">
      <style:graphic-properties draw:stroke="solid" draw:stroke-dash="Dashed_20__28_var_29__20_296"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62" style:family="graphic">
      <style:graphic-properties draw:stroke="solid" draw:stroke-dash="Dashed_20__28_var_29__20_297"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63" style:family="graphic">
      <style:graphic-properties draw:stroke="solid" draw:stroke-dash="Dashed_20__28_var_29__20_29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64" style:family="graphic">
      <style:graphic-properties draw:stroke="solid" draw:stroke-dash="Dashed_20__28_var_29__20_29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65" style:family="graphic">
      <style:graphic-properties draw:stroke="solid" draw:stroke-dash="Dashed_20__28_var_29__20_300"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66" style:family="graphic">
      <style:graphic-properties draw:stroke="solid" draw:stroke-dash="Dashed_20__28_var_29__20_301"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67" style:family="graphic">
      <style:graphic-properties draw:stroke="solid" draw:stroke-dash="Dashed_20__28_var_29__20_302"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68" style:family="graphic">
      <style:graphic-properties draw:stroke="solid" draw:stroke-dash="Dashed_20__28_var_29__20_303"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69" style:family="graphic">
      <style:graphic-properties draw:stroke="none" draw:stroke-dash="Dashed_20__28_var_29__20_304" svg:stroke-width="0.018cm" svg:stroke-color="#000000" svg:stroke-opacity="100%" draw:stroke-linejoin="round" svg:stroke-linecap="butt" draw:fill="none" draw:fill-color="#ffffff" draw:opacity="100%" draw:textarea-horizontal-align="center" draw:textarea-vertical-align="middle" style:run-through="background"/>
    </style:style>
    <style:style style:name="gr70" style:family="graphic">
      <style:graphic-properties draw:stroke="none" draw:stroke-dash="Dashed_20__28_var_29__20_305" svg:stroke-width="0.018cm" svg:stroke-color="#000000" svg:stroke-opacity="0%" draw:stroke-linejoin="round" svg:stroke-linecap="butt" draw:fill="none" draw:fill-color="#000000" draw:opacity="100%" draw:textarea-horizontal-align="center" draw:textarea-vertical-align="middle" style:run-through="background"/>
    </style:style>
    <style:style style:name="gr71" style:family="graphic">
      <style:graphic-properties draw:stroke="solid" draw:stroke-dash="Dashed_20__28_var_29__20_306"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72" style:family="graphic">
      <style:graphic-properties draw:stroke="solid" draw:stroke-dash="Dashed_20__28_var_29__20_307"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style:style style:name="gr73" style:family="graphic">
      <style:graphic-properties draw:stroke="solid" draw:stroke-dash="Dashed_20__28_var_29__20_308" svg:stroke-width="0.018cm" svg:stroke-color="#000000" svg:stroke-opacity="100%" draw:stroke-linejoin="round" svg:stroke-linecap="butt" draw:fill="none" draw:fill-color="#ffffff" draw:opacity="100%" draw:textarea-horizontal-align="center" draw:textarea-vertical-align="middle" fo:padding-top="0.009cm" fo:padding-bottom="0.009cm" fo:padding-left="0.009cm" fo:padding-right="0.009cm" style:run-through="background"/>
    </style:style>
    <style:style style:name="gr74" style:family="graphic">
      <style:graphic-properties draw:stroke="solid" draw:stroke-dash="Dashed_20__28_var_29__20_309" svg:stroke-width="0.018cm" svg:stroke-color="#000000" svg:stroke-opacity="100%" draw:stroke-linejoin="round" svg:stroke-linecap="butt" draw:fill="none" draw:textarea-horizontal-align="center" draw:textarea-vertical-align="middle" fo:padding-top="0.009cm" fo:padding-bottom="0.009cm" fo:padding-left="0.009cm" fo:padding-right="0.009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Cap. <text:span text:style-name="T112">5</text:span>: Incapsulare</text:p>
      <text:p text:style-name="P79"/>
      <text:p text:style-name="P1"><text:span text:style-name="T1">S</text:span>ubroutine – <text:span text:style-name="T1">Funzioni - Procedure</text:span></text:p>
      <text:p text:style-name="P80"/>
      <text:p text:style-name="P80"/>
      <text:p text:style-name="P81">Riprendiamo il disegno del quadrato, così come lo avevamo fatto a pag. 27, usando le variabili: </text:p>
      <text:p text:style-name="P79"/>
      <text:p text:style-name="P79"><draw:frame draw:style-name="fr1" draw:name="Frame22" text:anchor-type="paragraph" svg:x="0.273cm" svg:y="0.201cm" svg:width="4.452cm" draw:z-index="1"><draw:text-box fo:min-height="0.041cm"><text:p text:style-name="P2">CLEARSCREEN</text:p><text:p text:style-name="P2">HOME</text:p><text:p text:style-name="P2"/><text:p text:style-name="Standard"><text:span text:style-name="T2">LATO</text:span> = <text:span text:style-name="T3">10</text:span>0</text:p><text:p text:style-name="P5">ANGOLO = 90</text:p><text:p text:style-name="P5"/><text:p text:style-name="P5">FORWARD LATO</text:p><text:p text:style-name="P5">RIGHT ANGOLO</text:p><text:p text:style-name="P5">FORWARD LATO</text:p><text:p text:style-name="P5">RIGHT ANGOLO</text:p><text:p text:style-name="P5">FORWARD LATO</text:p><text:p text:style-name="P5">RIGHT ANGOLO</text:p><text:p text:style-name="P5">FORWARD LATO</text:p><text:p text:style-name="P5">HIDETURTLE</text:p></draw:text-box></draw:frame><draw:polygon text:anchor-type="paragraph" draw:z-index="2" draw:name="actual" draw:style-name="gr4" draw:text-style-name="P104" svg:width="3.527cm" svg:height="3.527cm" draw:transform="rotate (1.5707963267949) translate (8.96584722222222cm 3.86644444444444cm)" svg:viewBox="0 0 3528 3528" draw:points="0,3528 3528,3528 3528,0 0,0"><text:p/></draw:polygon></text:p>
      <text:p text:style-name="P79"/>
      <text:p text:style-name="P79"/>
      <text:p text:style-name="P79"/>
      <text:p text:style-name="P79"/>
      <text:p text:style-name="P79"/>
      <text:p text:style-name="P79"/>
      <text:p text:style-name="P79"/>
      <text:p text:style-name="P79"/>
      <text:p text:style-name="P81"/>
      <text:p text:style-name="P81">Abbiamo visto come siano comode le variabili, ad esempio per cambiare le dimensioni del disegno: se vogliamo fare un quadrato di lato 50 anziché 100 basta cambiare l'istruzione <text:span text:style-name="T4">LATO = 100</text:span> in <text:span text:style-name="T4">LATO = 50</text:span>, invece di cambiare l'argomento di tutte e quattro le istruzioni <text:span text:style-name="T4">FORWARD</text:span>. Tuttavia, se vogliamo disegnare più quadrati, magari di diverse dimensioni e in parti diverse del foglio, dobbiamo riscrivere tutto il blocco di istruzioni, una volta per ogni quadrato. <text:span text:style-name="T12">Possiamo ricorrere a alle ripetizioni, in modo da ripetere tutto il blocco di istruzioni, cambiando solo ciò che serve ad ogni ciclo, ma non è detto che si possa ricorrere sempre a questo metodo con profitto. Inoltre, abbiamo già osservato come sia importante scrivere codice chiaro e ordinato. Quasi sempre la concisione è una virtù. </text:span><text:s/>È qui che vengono in aiuto le “subroutine”, <text:span text:style-name="T12">che </text:span>in altri linguaggi <text:span text:style-name="T12">sono </text:span>dette “funzioni” e in altri ancora “metodi”, <text:span text:style-name="T12">ma il concetto di base è lo stesso</text:span>. <text:span text:style-name="T12">L'idea consiste nell'incapsulare una sezione di codice che serva ad un compito ben definito, in modo che questa possano essere impiegata semplicemente invocando una sola istruzione. È un accorgimento straordinariamente potente che consente di semplificare grandemente la scrittura del codice, e di conseguenza, di ridurre la probabilità di commettere errori.</text:span> </text:p>
      <text:p text:style-name="P81"/>
      <text:p text:style-name="P100"><draw:frame draw:style-name="fr2" draw:name="Frame1" text:anchor-type="paragraph" svg:x="7.322cm" svg:y="0.042cm" svg:width="10.029cm" draw:z-index="4"><draw:text-box fo:min-height="0.041cm"><text:p text:style-name="P3">CLEARSCREEN<text:tab/>; <text:span text:style-name="T33">operazioni di preparazione</text:span></text:p><text:p text:style-name="P3">HOME<text:tab/><text:tab/><text:tab/>; <text:span text:style-name="T33">che vengono eseguite subito</text:span></text:p><text:p text:style-name="P10">SHOWTURTLE</text:p><text:p text:style-name="P3"/><text:p text:style-name="P3">; <text:span text:style-name="T33">subroutine </text:span><text:span text:style-name="T34">QUADRATO</text:span><text:span text:style-name="T33">: viene solo “imparata”...</text:span></text:p><text:p text:style-name="P7"><text:tab/><text:tab/><text:tab/> <text:s text:c="7"/>; ma non eseguita</text:p><text:p text:style-name="P3"/><text:p text:style-name="P12"><text:span text:style-name="T21">TO</text:span> <text:span text:style-name="T13">QUADRATO</text:span></text:p><text:p text:style-name="P14"><text:span text:style-name="T2"><text:tab/>LATO</text:span> = <text:span text:style-name="T3">10</text:span>0<text:tab/><text:tab/>; <text:span text:style-name="T33">fisso il lato del quadrato</text:span></text:p><text:p text:style-name="P13"><text:tab/>ANGOLO = 90<text:tab/>; <text:span text:style-name="T33">angolo di rotazione ai </text:span></text:p><text:p text:style-name="P13"><text:tab/><text:tab/><text:tab/><text:tab/>; <text:span text:style-name="T33">vertici</text:span></text:p><text:p text:style-name="P13"><text:tab/>FORWARD LATO<text:tab/>; <text:span text:style-name="T33">primo lato</text:span></text:p><text:p text:style-name="P13"><text:tab/>RIGHT ANGOLO<text:tab/>; <text:span text:style-name="T33">giro di 90° a destra, ecc.</text:span></text:p><text:p text:style-name="P13"><text:tab/>FORWARD LATO</text:p><text:p text:style-name="P13"><text:tab/>RIGHT ANGOLO</text:p><text:p text:style-name="P13"><text:tab/>FORWARD LATO</text:p><text:p text:style-name="P13"><text:tab/>RIGHT ANGOLO</text:p><text:p text:style-name="P13"><text:tab/>FORWARD LATO</text:p><text:p text:style-name="P34">END</text:p><text:p text:style-name="P38"/><text:p text:style-name="P45">; <text:span text:style-name="T33">script che viene eseguito</text:span></text:p><text:p text:style-name="P45"/><text:p text:style-name="P8">QUADRATO<text:span text:style-name="T35"><text:tab/></text:span><text:span text:style-name="T27"><text:tab/>; </text:span><text:span text:style-name="T28">qui si eseguono le istruzioni blu</text:span></text:p><text:p text:style-name="P53">PENUP</text:p><text:p text:style-name="P53">FORWARD 100 </text:p><text:p text:style-name="P53">PENDOWN</text:p><text:p text:style-name="P8">QUADRATO<text:span text:style-name="T27"><text:tab/><text:tab/>; </text:span><text:span text:style-name="T28">qui si eseguono le istruzioni blu</text:span></text:p></draw:text-box></draw:frame>Nel codice accanto, <text:span text:style-name="T46">l</text:span>'istruzione <text:span text:style-name="T22">TO</text:span><text:span text:style-name="T4"> </text:span><text:span text:style-name="T14">QUADRATO</text:span> segna l'inizio della subroutine e l'istruzione <text:span text:style-name="T22">END</text:span> la fine. La parte in blu contiene il codice della subroutine. Nell'istruzione di inizio, <text:span text:style-name="T22">TO</text:span><text:span text:style-name="T4"> </text:span><text:span text:style-name="T14">QUADRATO</text:span>, la parte <text:span text:style-name="T22">TO</text:span> è la dichiarazione di inizio della subroutine, mentre <text:span text:style-name="T14">QUADRATO</text:span> rappresenta il nome che abbiamo deciso di darle. È importante capire che <text:span text:style-name="T46">quando si chiede a </text:span>LibreLogo di eseguire uno script, <text:span text:style-name="T46">le parti di codice comprese fra </text:span><text:span text:style-name="T23">TO</text:span><text:span text:style-name="T46"> e </text:span><text:span text:style-name="T23">END</text:span><text:span text:style-name="T46"> <text:s/>non vengono eseguite</text:span> ma solo “imparat<text:span text:style-name="T46">e</text:span>”. <text:span text:style-name="T46">Nel codice restante,</text:span> <text:span text:style-name="T46">quando LibreLogo arriva all</text:span>'istruzione QUADRATO, <text:span text:style-name="T46">in realtà va a eseguire le istruzioni blu della subroutine, poi continua con le seguenti. </text:span>Ecco quindi che le subroutine sono un metodo per inventarsi delle istruzioni nuove, che ci dà la possibilità di arricchire <text:s/>piacimento il linguaggio. <text:span text:style-name="T46">Naturalmente, l'istruzione QUADRATO funziona solo perché nello </text:span><text:span text:style-name="T25">script</text:span><text:span text:style-name="T46"> è incluso il codice che la esprime, fra </text:span><text:span text:style-name="T23">TO</text:span><text:span text:style-name="T46"> e </text:span><text:span text:style-name="T23">END.</text:span><text:span text:style-name="T29"> </text:span><text:span text:style-name="T30">Se provassimo ad utilizzarla in un altro </text:span><text:span text:style-name="T32">script</text:span><text:span text:style-name="T30"> allora LibreLogo darebbe un errore. </text:span><text:span text:style-name="T31">Ecco il risultato del codice precedente:</text:span><text:span text:style-name="T30"> </text:span></text:p>
      <text:p text:style-name="P82"/>
      <text:p text:style-name="P82"/>
      <text:p text:style-name="P82"><draw:g text:anchor-type="paragraph" draw:z-index="7" draw:style-name="gr1"><draw:path draw:name="actual" draw:style-name="gr7" draw:text-style-name="P104" svg:width="3.529cm" svg:height="10.582cm" draw:transform="rotate (1.5707963267949) translate (2.96333333333333cm 3.83998611111111cm)" svg:viewBox="0 0 3530 10583" svg:d="M0 3528h3528v-3528h-3528zM2 7056v3527h3528v-3527z"><text:p/></draw:path><draw:path draw:name="turtle" draw:style-name="gr6" draw:text-style-name="P105" svg:width="2.116cm" svg:height="2.116cm" draw:transform="rotate (-3.14159265358979) translate (11.0742222222222cm 4.8955555555555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82"/>
      <text:p text:style-name="P82"/>
      <text:p text:style-name="P83"/>
      <text:p text:style-name="P83"/>
      <text:p text:style-name="P83"/>
      <text:p text:style-name="P83"/>
      <text:p text:style-name="P85">In realtà a noi piacerebbe controllare meglio il modo con cui vengono disegnati i quadrati, per esempio determinando la lunghezza del lato. Questo si può fare assegnando degli argomenti alla subroutine:</text:p>
      <text:p text:style-name="P83"/>
      <text:p text:style-name="P6"><draw:frame draw:style-name="fr2" draw:name="Frame2" text:anchor-type="paragraph" svg:x="7.031cm" svg:y="0.201cm" svg:width="10.008cm" draw:z-index="5"><draw:text-box fo:min-height="0.79cm"><text:p text:style-name="P4">CLEARSCREEN</text:p><text:p text:style-name="P4">HOME</text:p><text:p text:style-name="P11">SHOWTURTLE</text:p><text:p text:style-name="P4"/><text:p text:style-name="P40"><text:span text:style-name="T24">TO</text:span><text:span text:style-name="T47"> </text:span><text:span text:style-name="T18">QUADRATO</text:span><text:span text:style-name="T47"> </text:span><text:span text:style-name="T49">LATO</text:span></text:p><text:p text:style-name="P55"><text:tab/>ANGOLO = 90</text:p><text:p text:style-name="P55"/><text:p text:style-name="P55"><text:tab/>FORWARD LATO</text:p><text:p text:style-name="P55"><text:tab/>RIGHT ANGOLO<text:span text:style-name="T48"><text:tab/></text:span></text:p><text:p text:style-name="P55"><text:tab/>FORWARD LATO</text:p><text:p text:style-name="P55"><text:tab/>RIGHT ANGOLO</text:p><text:p text:style-name="P55"><text:tab/>FORWARD LATO</text:p><text:p text:style-name="P55"><text:tab/>RIGHT ANGOLO</text:p><text:p text:style-name="P55"><text:tab/>FORWARD LATO</text:p><text:p text:style-name="P35">END</text:p><text:p text:style-name="P56"/><text:p text:style-name="P39"><text:span text:style-name="T13">QUADRATO</text:span> <text:span text:style-name="T50">100</text:span></text:p><text:p text:style-name="P54">PENUP </text:p><text:p text:style-name="P54">FORWARD 100 </text:p><text:p text:style-name="P54">PENDOWN</text:p><text:p text:style-name="P39"><text:span text:style-name="T13">QUADRATO</text:span> <text:span text:style-name="T50">50</text:span></text:p></draw:text-box></draw:frame><text:soft-page-break/>Qui, dopo la dichiarazione del nome della subroutine, abbiamo introdotto l'argomento <text:span text:style-name="T51">LATO</text:span>. Nel codice successivo alla subroutine, l'istruzione <text:span text:style-name="T15">QUADRATO</text:span> viene invocata con un argomento, pari a <text:span text:style-name="T51">100</text:span> la prima volta e <text:span text:style-name="T51">50</text:span> la seconda. </text:p>
      <text:p text:style-name="P84">Ricapitolando, quando si fa eseguire il codice, premendo il tasto <draw:frame draw:style-name="fr4" draw:name="Image1" text:anchor-type="as-char" svg:width="0.788cm" svg:height="0.736cm" draw:z-index="3"><draw:image xlink:href="Pictures/10000000000000220000001C829F38D8600B0EAA.png" xlink:type="simple" xlink:show="embed" xlink:actuate="onLoad"/></draw:frame>, LibreLogo esegue le prime tre istruzioni, poi “impara” tutte quelle contenute nella subroutine <text:span text:style-name="T15">QUADRATO</text:span>; quindi esegue le istruzioni sottostanti, invocando <text:span text:style-name="T15">QUADRATO</text:span> con un valore <text:span text:style-name="T52">LATO</text:span> di <text:span text:style-name="T53">100</text:span>, spontandosi e poi di nuovo <text:span text:style-name="T15">QUADRATO</text:span> con un valore di <text:span text:style-name="T52">LATO</text:span> di <text:span text:style-name="T53">50</text:span>. </text:p>
      <text:p text:style-name="P84"><text:line-break/><text:span text:style-name="T54">Ecco il risultato:</text:span></text:p>
      <text:p text:style-name="P84"/>
      <text:p text:style-name="P84"><draw:g text:anchor-type="paragraph" draw:z-index="6" draw:style-name="gr1"><draw:path draw:name="actual" draw:style-name="gr5" draw:text-style-name="P104" svg:width="3.527cm" svg:height="8.818cm" draw:transform="rotate (1.5707963267949) translate (3.96345833333333cm 3.42723611111111cm)" svg:viewBox="0 0 3528 8819" svg:d="M0 3528h3528v-3528h-3528zM2 7056v1763h1764v-1763z"><text:p/></draw:path><draw:path draw:name="turtle" draw:style-name="gr6" draw:text-style-name="P105" svg:width="2.116cm" svg:height="2.116cm" draw:transform="rotate (-3.14159265358979) translate (12.0743472222222cm 4.48380555555556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84"/>
      <text:p text:style-name="P84"/>
      <text:p text:style-name="P84"/>
      <text:p text:style-name="P84"/>
      <text:p text:style-name="P84"/>
      <text:p text:style-name="P86">Così siamo liberi di invocare la nostra nuova funzione QUADRATO ogni volta che ne abbiamo bisogno, specificando liberamente la dimensione: QUADRATO 10, QUADRATO 30 <text:s/>o quello che vogliamo. <text:span text:style-name="T55">Ora, a direil vero un'istruzione per disegnare i quadrati in LibreLogo esiste già: l'abbiamo incontrata a pag. 21, si chiama SQUARE e funziona allo stesso modo. O quasi, in realtà una differenza c'è: con SQUARE, una volta che il quadrato è stato disegnato, la tartaruga la ritroviamo al suo centro rivolta nella stessa direzione che aveva prima. Nel nostro caso invece la tartaruga rimane dove si trova dopo avere terminato di disegnare l'ultimo lato del quadrato. Effettivamente il comportamento di SQUARE sembra essere preferibile ma non è difficile far fare la stessa cosa alla nostra istruzione QUADRATO, ecco come:</text:span></text:p>
      <text:p text:style-name="P86"/>
      <text:p text:style-name="P84"><draw:frame draw:style-name="fr2" draw:name="Frame3" text:anchor-type="paragraph" svg:x="1.422cm" svg:y="0.071cm" svg:width="15.434cm" draw:z-index="8"><draw:text-box fo:min-height="0.041cm"><text:p text:style-name="P58">CLEARSCREEN</text:p><text:p text:style-name="P58">HOME</text:p><text:p text:style-name="P59">SHOWTURTLE</text:p><text:p text:style-name="P58"/><text:p text:style-name="P61">TO QUADRATO LATO</text:p><text:p text:style-name="P60"><text:tab/>ANGOLO = <text:span text:style-name="T56">90<text:tab/><text:tab/>; angoli interni quadrato</text:span></text:p><text:p text:style-name="P60"/><text:p text:style-name="P60"><text:tab/><text:span text:style-name="T56">PENUP<text:tab/><text:tab/><text:tab/>; alzo la penna</text:span></text:p><text:p text:style-name="P60"><text:tab/><text:span text:style-name="T56">FORWARD LATO/2<text:tab/><text:tab/>; mi dirigo su lato che ho di fronte</text:span></text:p><text:p text:style-name="P60"><text:tab/><text:tab/><text:tab/><text:tab/><text:tab/>; <text:span text:style-name="T56">così mi ritrovo a metà del lato di fronte</text:span></text:p><text:p text:style-name="P60"><text:tab/><text:span text:style-name="T56">RIGHT ANGOLO</text:span><text:tab/><text:tab/>; <text:span text:style-name="T56">giro a destra</text:span></text:p><text:p text:style-name="P60"><text:tab/><text:span text:style-name="T56">PENDOWN</text:span><text:tab/><text:tab/><text:tab/>; <text:span text:style-name="T56">abbasso la penna</text:span> </text:p><text:p text:style-name="P60"><text:tab/>FORWARD LATO/<text:span text:style-name="T56">2<text:tab/><text:tab/>; disegno mezzo del primo lato </text:span></text:p><text:p text:style-name="P60"><text:tab/><text:span text:style-name="T56">RIGHT</text:span> ANGOLO<text:span text:style-name="T48"><text:tab/><text:tab/>; giro a destra</text:span></text:p><text:p text:style-name="P60"><text:tab/>FORWARD LATO<text:tab/><text:tab/>; <text:span text:style-name="T56">disegno il secondo lato</text:span></text:p><text:p text:style-name="P60"><text:tab/><text:span text:style-name="T56">RIGHT</text:span> ANGOLO<text:tab/><text:tab/>; <text:span text:style-name="T56">giro a destra</text:span></text:p><text:p text:style-name="P60"><text:tab/>FORWARD LATO<text:tab/><text:tab/>; <text:span text:style-name="T56">disegno il terzo lato</text:span></text:p><text:p text:style-name="P60"><text:tab/><text:span text:style-name="T56">RIGHT</text:span> ANGOLO<text:tab/><text:tab/>; <text:span text:style-name="T56">giro a destra</text:span></text:p><text:p text:style-name="P60"><text:tab/>FORWARD LATO<text:tab/><text:tab/>; <text:span text:style-name="T56">disegno il quarto lato</text:span></text:p><text:p text:style-name="P60"><text:tab/><text:span text:style-name="T56">RIGHT ANGOLO<text:tab/><text:tab/>; giro a destra</text:span></text:p><text:p text:style-name="P60"><text:tab/><text:span text:style-name="T56">FORWARD LATO/2<text:tab/><text:tab/>; disegno la metà rimanente de quarto lato</text:span></text:p><text:p text:style-name="P60"><text:tab/><text:span text:style-name="T56">RIGHT ANGOLO<text:tab/><text:tab/>; giro a destra (per tornare nel centro del quadrato)</text:span></text:p><text:p text:style-name="P60"><text:tab/><text:span text:style-name="T56">PENUP<text:tab/><text:tab/><text:tab/>; alzo la penna</text:span></text:p><text:p text:style-name="P60"><text:tab/><text:span text:style-name="T56">FORWARD LATO/2<text:tab/><text:tab/>; torno nel centro del quadrato</text:span></text:p><text:p text:style-name="P60"><text:tab/><text:span text:style-name="T56">LEFT ANGOLO*2<text:tab/><text:tab/>; mi rigiro nella direzione in cui mi trovavo inzialmente</text:span></text:p><text:p text:style-name="P61">END</text:p><text:p text:style-name="P61"/><text:p text:style-name="P61">QUADRATO <text:span text:style-name="T57">100</text:span></text:p><text:p text:style-name="P57">RIGHT 90</text:p><text:p text:style-name="P57">FORWARD 200</text:p><text:p text:style-name="P57">QUADRATO 80</text:p></draw:text-box></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7">E questo è il risultato:</text:p>
      <text:p text:style-name="P87"><draw:g text:anchor-type="paragraph" draw:z-index="0" draw:style-name="gr1"><draw:path draw:name="actual" draw:style-name="gr2" draw:text-style-name="P104" svg:width="10.228cm" svg:height="3.527cm" svg:x="3.729cm" svg:y="0.275cm" svg:viewBox="0 0 10229 3528" svg:d="M1764 0h1764v3528h-3528v-3528zM10229 1764v1411h-2822v-2822h2822z"><text:p/></draw:path><draw:path draw:name="turtle" draw:style-name="gr3" draw:text-style-name="P105" svg:width="2.116cm" svg:height="2.116cm" draw:transform="rotate (-1.5707963267949) translate (13.604875cm 0.980722222222222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87"/>
      <text:p text:style-name="P87"/>
      <text:p text:style-name="P87"/>
      <text:p text:style-name="P87"/>
      <text:p text:style-name="P87"/>
      <text:p text:style-name="P88">La tartaruga è rivolta a destra perché per disegnare il secondo quadrato ha viaggiato da sinistra verso destra. Per rendere il comportamento dell'istruzione <text:span text:style-name="T58">RETTANGOLO proprio identico a quello di SQUARE si dovrebbe intervenire anche sul colore del riempimento, mentre con il codice che abbiamo scritto questo non accade. Potremmo fare anche questo, utilizzando le istruzioni FILL <text:s/>e FILCOLOR, che abbiamo già visto. Lasciamo questa modifica come esercizio, per chi lo voglia </text:span><text:soft-page-break/><text:span text:style-name="T58">fare. </text:span></text:p>
      <text:p text:style-name="P93">Si può obiettare che tutto questo lavoro sia inutile, visto che serve a fare una cosa che in LibreLogo già esiste. L'intento è primariamente pedagogico: le cose si spiegano bene a partire da esempi semplici; inoltre, è interessante constatare come si possano costruire da soli parti di un sistema che esistono già, perché questo ci aiuta ad acquistare fiducia e, al tempo stesso, <text:s/>a rendersi conto che il sistema che stiamo usando non è chiuso e composto di una materia inaccessibile; infine, ci rendiamo conto di poter contribuire al sistema stesso, magari anche costruendo delle varianti di istruzioni preesistenti – ad esempio, potrebbe esserci utile una <text:s/>versione dell'istruzione SQUARE che oltre alla dimensione del lato accetti anche il colore con il quale questo debba essere dipinto, o magari anche il colore del contorno. Qui si introduce un'altra generalizzazione: possiamo definire subroutine con più di un argomento. Per esempio possiamo provare a definire un'istruzione rettangolo, che possa essere invocata così: RETTANGOLO A B, dove A rappresenta il lato orizzontale e B quello breve. Lasciamo come esercizio le variazioni da apportare alla subroutine QUADRATO vista sopra, per ottenere una subroutine RETTANGOLO, nel modo accennato. Come lasciamo per esercizio la possibilità di introdurre il controllo dei colori, sia nella funzione QUADRATO che RETTANGOLO.</text:p>
      <text:p text:style-name="P89">Ovviamente, se può avere senso la creazione di varianti di istruzioni esistenti, a maggio ragione, ne avrà la creazione di nuovi. Non c'è limite a quello che possiamo pensare di incapsulare in una subroutine. Prendiamo per esempio il codice che avevamo scritto a pagina 15 proviamo a incapsularlo in una subroutine:</text:p>
      <text:p text:style-name="P89"><draw:frame draw:style-name="fr3" draw:name="Frame4" text:anchor-type="paragraph" svg:width="14.132cm" draw:z-index="9"><draw:text-box fo:min-height="0.499cm"><text:p text:style-name="P48">CLEARSCREEN<text:tab/>; <text:span text:style-name="T59">operazioni di preparazione</text:span></text:p><text:p text:style-name="P48">HOME<text:tab/><text:tab/><text:tab/>; <text:span text:style-name="T59">che vengono eseguite subito</text:span></text:p><text:p text:style-name="P50"/><text:p text:style-name="P50">; <text:span text:style-name="T59">subroutine </text:span><text:span text:style-name="T16">CASA</text:span><text:span text:style-name="T59">: viene solo “imparata”...</text:span></text:p><text:p text:style-name="P52"><text:s text:c="31"/>; ma non eseguita </text:p><text:p text:style-name="P50"/><text:p text:style-name="P50"><text:span text:style-name="T23">TO</text:span> <text:span text:style-name="T16">CASA</text:span></text:p><text:p text:style-name="P48"><text:tab/><text:span text:style-name="T69">FORWARD </text:span><text:span text:style-name="T70">50mm</text:span><text:span text:style-name="T69"> RIGHT 90°</text:span></text:p><text:p text:style-name="P15"><text:tab/>FORWARD 50mm RIGHT 90</text:p><text:p text:style-name="P15"><text:tab/>FORWARD 50mm RIGHT 90</text:p><text:p text:style-name="P15"><text:tab/>FORWARD 50mm RIGHT 90</text:p><text:p text:style-name="P15"><text:tab/>FORWARD 50mm RIGHT 30</text:p><text:p text:style-name="P17"><text:tab/>FILLCOLOR “yellow” FILL</text:p><text:p text:style-name="P15"><text:tab/>FORWARD 50mm RIGHT 120</text:p><text:p text:style-name="P15"><text:tab/>FORWARD 50mm RIGHT <text:span text:style-name="T65">120</text:span></text:p><text:p text:style-name="P19"><text:tab/>PENUP</text:p><text:p text:style-name="P15"><text:tab/>FORWARD <text:span text:style-name="T66">50mm</text:span>/3</text:p><text:p text:style-name="P15"><text:tab/>LEFT 90</text:p><text:p text:style-name="P15"><text:tab/><text:span text:style-name="T60">FORWARD </text:span><text:span text:style-name="T61">50mm</text:span><text:span text:style-name="T60">/3</text:span></text:p><text:p text:style-name="P15"><text:span text:style-name="T60"><text:tab/></text:span><text:span text:style-name="T62">PENDOWN</text:span></text:p><text:p text:style-name="P15"><text:span text:style-name="T62"><text:tab/></text:span><text:span text:style-name="T63">FILLCOLOR “red” FILL</text:span></text:p><text:p text:style-name="P15"><text:span text:style-name="T63"><text:tab/></text:span><text:span text:style-name="T64">FORWARD 50mm/3 RIGHT 90</text:span></text:p><text:p text:style-name="P21"><text:tab/>FORWARD 50mm/3 RIGHT 90</text:p><text:p text:style-name="P21"><text:tab/>FORWARD 50mm/3 RIGHT 90</text:p><text:p text:style-name="P21"><text:tab/>FORWARD 50mm/3 RIGHT 90</text:p><text:p text:style-name="P15"><text:span text:style-name="T64"><text:tab/></text:span><text:span text:style-name="T63">FILLCOLOR “green” FILL</text:span></text:p><text:p text:style-name="P15"><text:span text:style-name="T63"><text:tab/></text:span><text:span text:style-name="T62">HIDETURTLE</text:span></text:p><text:p text:style-name="P37">END</text:p><text:p text:style-name="P46"/><text:p text:style-name="P46">; <text:span text:style-name="T59">istruzioni eseguite</text:span></text:p><text:p text:style-name="P46"/><text:p text:style-name="P9">CASA</text:p><text:p text:style-name="P62"/></draw:text-box></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Se si prova ad eseguire questo codice si ottiene la stessa casetta che avevamo ottenuto a pagina 15. <text:span text:style-name="T72">A questo punto è facilissimo introdurre delle varianti, per esempio la dimensione delle case, che possiamo controllare mediante un'apposita variabile, che chiamiamo LATO e che passiamo come argomento nella subroutine CASA:</text:span></text:p>
      <text:p text:style-name="P89"/>
      <text:p text:style-name="P89"/>
      <text:p text:style-name="P89"/>
      <text:p text:style-name="P89"/>
      <text:p text:style-name="P89"/>
      <text:p text:style-name="P89"/>
      <text:p text:style-name="P89"/>
      <text:p text:style-name="P89"><draw:frame draw:style-name="fr3" draw:name="Frame5" text:anchor-type="paragraph" svg:width="14.132cm" draw:z-index="10"><draw:text-box fo:min-height="0.499cm"><text:p text:style-name="P49">CLEARSCREEN</text:p><text:p text:style-name="P49">HOME</text:p><text:p text:style-name="P51"/><text:p text:style-name="P41"><text:span text:style-name="T21">TO</text:span> <text:span text:style-name="T13">CASA</text:span> <text:span text:style-name="T74">LATO</text:span></text:p><text:p text:style-name="P42"><text:tab/><text:span text:style-name="T67">FORWARD </text:span><text:span text:style-name="T68">LATO</text:span><text:span text:style-name="T67"> RIGHT 90°</text:span></text:p><text:p text:style-name="P16"><text:tab/>FORWARD LATO RIGHT 90</text:p><text:p text:style-name="P16"><text:tab/>FORWARD LATO RIGHT 90</text:p><text:p text:style-name="P16"><text:tab/>FORWARD LATO RIGHT 90</text:p><text:p text:style-name="P16"><text:tab/>FORWARD LATO RIGHT 30</text:p><text:p text:style-name="P18"><text:tab/>FILLCOLOR “yellow” FILL</text:p><text:p text:style-name="P16"><text:tab/>FORWARD LATO RIGHT 120</text:p><text:p text:style-name="P16"><text:tab/>FORWARD LATO RIGHT <text:span text:style-name="T65">120</text:span></text:p><text:p text:style-name="P20"><text:tab/>PENUP</text:p><text:p text:style-name="P16"><text:tab/>FORWARD <text:span text:style-name="T66">LATO</text:span>/3</text:p><text:p text:style-name="P16"><text:tab/>LEFT 90</text:p><text:p text:style-name="P16"><text:tab/><text:span text:style-name="T60">FORWARD </text:span><text:span text:style-name="T61">LATO</text:span><text:span text:style-name="T60">/3</text:span></text:p><text:p text:style-name="P16"><text:span text:style-name="T60"><text:tab/></text:span><text:span text:style-name="T62">PENDOWN</text:span></text:p><text:p text:style-name="P16"><text:span text:style-name="T62"><text:tab/></text:span><text:span text:style-name="T63">FILLCOLOR “red” FILL</text:span></text:p><text:p text:style-name="P16"><text:span text:style-name="T63"><text:tab/></text:span><text:span text:style-name="T64">FORWARD LATO/3 RIGHT 90</text:span></text:p><text:p text:style-name="P22"><text:tab/>FORWARD LATO/3 RIGHT 90</text:p><text:p text:style-name="P22"><text:tab/>FORWARD LATO/3 RIGHT 90</text:p><text:p text:style-name="P22"><text:tab/>FORWARD LATO/3 RIGHT 90</text:p><text:p text:style-name="P16"><text:span text:style-name="T64"><text:tab/></text:span><text:span text:style-name="T63">FILLCOLOR “green” FILL</text:span></text:p><text:p text:style-name="P16"><text:span text:style-name="T63"><text:tab/></text:span><text:span text:style-name="T62">HIDETURTLE</text:span></text:p><text:p text:style-name="P36"><text:span text:style-name="T62">E</text:span><text:span text:style-name="T60">ND</text:span></text:p><text:p text:style-name="P43"/><text:p text:style-name="P47"/><text:p text:style-name="P44">PENUP POSITION [150,400] HEADING 0 PENDOWN</text:p><text:p text:style-name="P43"><text:span text:style-name="T19">CASA</text:span><text:span text:style-name="T60"> </text:span><text:span text:style-name="T75">30mm</text:span></text:p><text:p text:style-name="P64">PENUP POSITION [200,400] HEADING 0 PENDOWN</text:p><text:p text:style-name="P43"><text:span text:style-name="T19">CASA</text:span><text:span text:style-name="T60"> </text:span><text:span text:style-name="T75">20mm</text:span></text:p><text:p text:style-name="P64">PENUP POSITION [270,400] HEADING 0 PENDOWN</text:p><text:p text:style-name="P43"><text:span text:style-name="T19">CASA</text:span><text:span text:style-name="T60"> </text:span><text:span text:style-name="T75">40mm</text:span></text:p><text:p text:style-name="P63"/></draw:text-box></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2"><text:span text:style-name="T79">Il codice della subroutine </text:span><text:span text:style-name="T17">CASA</text:span><text:span text:style-name="T79"> è lo stesso di prima eccetto per la presenza dell'argomento </text:span><text:span text:style-name="T76">LATO</text:span><text:span text:style-name="T79">.</text:span> <text:span text:style-name="T79">Nello script l'istruzione </text:span><text:span text:style-name="T17">CASA </text:span><text:span text:style-name="T79">viene chiamata tre volte, sempre con dimensioni diverse. La posizione viene controllata mediante sequenze di istruzioni del tipo </text:span><text:span text:style-name="T5">PENUP POSITION [150,400] HEADING 0 PENDOWN</text:span><text:span text:style-name="T36">: </text:span><text:span text:style-name="T37">alzo la penna, mi trasferisco nel punto di coordinate [150,400] (peer esempio), mmi dirigo in su, riabbasso la penna. Ecco il risultato:</text:span></text:p>
      <text:p text:style-name="P92"/>
      <text:p text:style-name="P92"/>
      <text:p text:style-name="P92"/>
      <text:p text:style-name="P92"/>
      <text:p text:style-name="P96"/>
      <text:p text:style-name="P89"><draw:g text:anchor-type="paragraph" draw:z-index="11" draw:style-name="gr1"><draw:polygon draw:name="actual" draw:style-name="gr8" draw:text-style-name="P106" svg:width="2.999cm" svg:height="2.999cm" svg:x="3.292cm" svg:y="4.729cm" svg:viewBox="0 0 3000 3000" draw:points="0,3000 0,0 3000,0 3000,3000 0,3000 0,0"><text:p/></draw:polygon><draw:polygon draw:name="actual" draw:style-name="gr9" draw:text-style-name="P107" svg:width="2.998cm" svg:height="2.597cm" svg:x="3.292cm" svg:y="2.131cm" svg:viewBox="0 0 2999 2598" draw:points="0,2598 1499,0 2999,2598"><text:p/></draw:polygon><draw:polygon draw:name="actual" draw:style-name="gr10" draw:text-style-name="P108" svg:width="0.999cm" svg:height="0.999cm" svg:x="4.288cm" svg:y="5.73cm" svg:viewBox="0 0 1000 1000" draw:points="1000,0 1000,1000 0,1000 0,0"><text:p/></draw:polygon><draw:polygon draw:name="actual" draw:style-name="gr8" draw:text-style-name="P106" svg:width="1.999cm" svg:height="1.999cm" svg:x="5.056cm" svg:y="5.73cm" svg:viewBox="0 0 2000 2000" draw:points="0,2000 0,0 2000,0 2000,2000 0,2000 0,0"><text:p/></draw:polygon><draw:polygon draw:name="actual" draw:style-name="gr9" draw:text-style-name="P107" svg:width="1.999cm" svg:height="1.731cm" svg:x="5.056cm" svg:y="3.997cm" svg:viewBox="0 0 2000 1732" draw:points="0,1732 1000,0 2000,1732"><text:p/></draw:polygon><draw:polygon draw:name="actual" draw:style-name="gr10" draw:text-style-name="P108" svg:width="0.666cm" svg:height="0.666cm" svg:x="5.722cm" svg:y="6.396cm" svg:viewBox="0 0 667 667" draw:points="667,0 667,667 0,667 0,0"><text:p/></draw:polygon><draw:polygon draw:name="actual" draw:style-name="gr8" draw:text-style-name="P106" svg:width="4cm" svg:height="4cm" svg:x="7.523cm" svg:y="3.729cm" svg:viewBox="0 0 4001 4001" draw:points="0,4001 0,0 4001,0 4001,4001 0,4001 0,0"><text:p/></draw:polygon><draw:polygon draw:name="actual" draw:style-name="gr9" draw:text-style-name="P107" svg:width="4cm" svg:height="3.463cm" svg:x="7.523cm" svg:y="0.264cm" svg:viewBox="0 0 4001 3464" draw:points="0,3464 2000,0 4001,3464"><text:p/></draw:polygon><draw:polygon draw:name="actual" draw:style-name="gr10" draw:text-style-name="P108" svg:width="1.333cm" svg:height="1.333cm" svg:x="8.859cm" svg:y="5.066cm" svg:viewBox="0 0 1334 1334" draw:points="1334,0 1334,1334 0,1334 0,0"><text:p/></draw:polygon></draw:g><text:soft-page-break/></text:p>
      <text:p text:style-name="P89"/>
      <text:p text:style-name="P89"/>
      <text:p text:style-name="P89"/>
      <text:p text:style-name="P89"/>
      <text:p text:style-name="P89"/>
      <text:p text:style-name="P89"/>
      <text:p text:style-name="P89"/>
      <text:p text:style-name="P89"/>
      <text:p text:style-name="P89"/>
      <text:p text:style-name="P89"/>
      <text:p text:style-name="P95">Non c'è limite alla fantasia. Non è difficile scrivere una subroutine che disegni un albero e <text:span text:style-name="T80">usarla per </text:span>arricchire così il paesaggio. <text:span text:style-name="T80">Lo proponiamo come esercizio dopo, ma prima vediamo un altro esempio più avanzato, intendendo con questo che potrebbe essere utilizzato in un contesto di scuola secondaria superiore (la descrizione che segue è molto dettagliata, chi non è interessato a un contesto del genere e non ha dimestichezza con questo livello di conoscenza matematiche, salti senz'altro l'esempio!). Riprendiamo le successioni di poligoni che avevamo visto a pag. 45 e 46. Lì avevamo rappresentato la successione incolonnando i poligoni. L'idea ora è di sovrapporli anziché incolonnarli, in modo da apprezzare l'evoluzione verso il cerchio al crescere del numero dei lati. Scegliamo di costruire i poligoni inscritti in un cerchio di raggio dato, formando così la successione dei poligoni inscritti nel cerchio. Potremmo egualmente considerare la successione dei poligoni circoscritti al cerchio. Nel primo caso il parametro chiave è il raggio dei poligoni, sempre eguale al raggio del cerchio in cui sono inscritti. Nel secondo sarebbe invece l'apotema, sempre eguale al raggio del cerchio che circoscrivono. L'esempio che segue descrive il primo caso. Il codice che segue è commentato minuziosamente. Ciò nonostante descriviamo puntualmente la struttura del codice e il procedimento. </text:span></text:p>
      <text:p text:style-name="P97">Intanto l'esercizio utilizza, in un contesto un po' più complicato, i tre costrutti fondamentali del software che abbiamo sin qui introdotto: le variabili e le operazioni fra di esse, le ripetizioni di sequenze di istruzioni e l'incapsulamento di sezioni di codice nelle subro<text:span text:style-name="T106">u</text:span>tine. <text:span text:style-name="T106">Abbiamo mantenuto l'evidenziazione cromatica che abbiamo usato in alcuni degli esempi precedenti, per aiutare la lettura del codice.</text:span> <text:span text:style-name="T108">Nella prima sezione(in nero) si eseguono le operazioni preparatorie: cancellazione del foglio, tartaruga a casa, tartaruga invisibile (sarebbe troppo “invasiva” su un disegno più articolato come questo), penna alzata; inoltre si fissano i parametri necessari per iniziare, ovvero numero dei poligoni che dovranno comporre la successione, e raggio dei poligoni, espresso in punti. Poi viene il codice della subroutine </text:span><text:span text:style-name="T6">POLIGONO</text:span><text:span text:style-name="T108">, con le istruzioni in blu, eccetto il nome della subroutine in rosso e i suoi argomenti in viola. La subroutine </text:span><text:span text:style-name="T6">POLIGONO</text:span><text:span text:style-name="T108"> richiede 5 argomenti: X0P e Y0P sono le coordinate del centro del poligono, che possiamo quindi piazzare dove vogliamo; N è il numero di lati che deve avere il poligono; R è il raggio del poligono. All'interno della subroutine </text:span><text:span text:style-name="T6">POLIGONO</text:span><text:span text:style-name="T108"> si sviluppa la geometria. Si calcola l'ampiezza degli </text:span><text:soft-page-break/><text:span text:style-name="T108">angoli interni </text:span><text:span text:style-name="T6">AI</text:span><text:span text:style-name="T108">, l'ampiezza degli angoli supplementari degli angoli </text:span><text:span text:style-name="T6">AI</text:span><text:span text:style-name="T108">, che chiamiamo </text:span><text:span text:style-name="T6">A</text:span><text:span text:style-name="T108"> e la lunghezza dei lati </text:span><text:span text:style-name="T6">L</text:span><text:span text:style-name="T108">. Qui troviamo una novità, anzi due: </text:span><text:span text:style-name="T6">SIN</text:span><text:span text:style-name="T108"> e </text:span><text:span text:style-name="T6">ABS</text:span><text:span text:style-name="T108"> sono funzioni matematiche e </text:span><text:span text:style-name="T6">PI</text:span><text:span text:style-name="T108"> è una costante. Scopriamo quindi che LibreLogo “sa” un bel po' di matematica! </text:span><text:span text:style-name="T6">PI</text:span><text:span text:style-name="T108"> è una variabile speciale, per meglio dire una costante, la più importante della matematica: il </text:span><text:span text:style-name="T86">π</text:span><text:span text:style-name="T90"> </text:span><text:span text:style-name="T91">(pi greco), di cui LibreLogo esprime un'approssimazione con 15 cifre decimali (provare ad eseguire l'istruzione </text:span><text:span text:style-name="T92">PRINT PI</text:span><text:span text:style-name="T91">)</text:span><text:span text:style-name="T91"><text:note text:id="ftn1" text:note-class="footnote"><text:note-citation>1</text:note-citation><text:note-body><text:p text:style-name="P102">Ricordiamo che <text:s/><text:span text:style-name="T86">π</text:span><text:span text:style-name="T88"> </text:span><text:span text:style-name="T87">rappresenta il rapporto fra la misura della circonferenza e il raggio di un cerchio, e che si tratta di numero irrazionale, quindi con un numero infinito di cifre decimali. </text:span></text:p></text:note-body></text:note></text:span><text:span text:style-name="T108">. Invece </text:span><text:span text:style-name="T6">SIN</text:span><text:span text:style-name="T108"> e </text:span><text:span text:style-name="T6">ABS</text:span><text:span text:style-name="T108"> sono funzioni matematiche: </text:span><text:span text:style-name="T6">SIN</text:span><text:span text:style-name="T108"> calcola il valore della funzione trigonometrica seno e richiede un argomento espresso in radianti, per esempio </text:span><text:span text:style-name="T6">SIN PI</text:span><text:span text:style-name="T108"> fornisce il valore </text:span><text:span text:style-name="T6">0; </text:span><text:span text:style-name="T7">ABS</text:span><text:span text:style-name="T38"> calcola il valore assoluto dell'argomento, ovvero se è positivo lo lo lascia positivo mentre se è negativo lo trasforma in positivo. Successivamente vengono le istruzioni che disegnano il poligono, ovvero il viaggio della tartaruga. In sintesi, la tartaruga va nel centro indicato, di co</text:span><text:span text:style-name="T42">o</text:span><text:span text:style-name="T38">rdinate </text:span><text:span text:style-name="T7">[X0P, Y0P]</text:span><text:span text:style-name="T38">, si volge in alto e percorre senza disegnare il raggio, gira a destra di 90° (questa è la direzione della tangente al cerchio circoscritto), poi gira di quanto basta per allinearsi al primo lato del <text:s/>poligono (si poteva girare in un sol colpo verso questa direzione, ma abbiamo lasciato il codice in questa forma sotto-ottimale per chiarire la geometria). A questo punto si abbassa la penna e si iniziano a disegnare i lati in successione, mediante il semplice ciclo </text:span><text:span text:style-name="T7">REPEAT N [FORWARD L RIGHT A]</text:span><text:span text:style-name="T38">. </text:span><text:span text:style-name="T39">Le istruzioni finali all'interno della subroutine servono a scrivere un'etichetta, poco sotto al centro del poligono, con il numero di lati. Siccome è un codice che ci mette un certo tempo girare (ovviamente questo dipende anche dal computer che si usa), quando il numero di lati diventa elevato, è utile per </text:span><text:span text:style-name="T40">sapere a che punto si trova il processo – noi abbiamo provato fino a 500 lati. </text:span><text:span text:style-name="T42">Da segnalare qui l'uso della variabile riservata (in LibreLogo) di </text:span><text:span text:style-name="T10">REPCOUNT</text:span><text:span text:style-name="T42">, che è il contatore di cicli. Inoltre, si usa la funzione </text:span><text:span text:style-name="T10">STR</text:span><text:span text:style-name="T42"> che serve a trasformare il valore di </text:span><text:span text:style-name="T10">REPCOUNT</text:span><text:span text:style-name="T42">, che è un numero espresso internamente al computer in binario, nell'espressione alfanumerica del medesimo, che possa essere stampata sul foglio come qualsiasi altro testo</text:span><text:span text:style-name="T42"><text:note text:id="ftn2" text:note-class="footnote"><text:note-citation>2</text:note-citation><text:note-body><text:p text:style-name="P103">Questa è una nozione che a qualcuno può sembrare oscura. Molto in sintesi: una cosa sono i numeri espressi in un formato con il quale il computer possa fare i calcoli e un'altra sono i numeri espressi come caratteri, che possono essere inframezzati in un testo qualsiasi. Nel primo caso si tratta di una codifica per il computer è binaria, l'unico modo che consenta al computer di fare operazioni matematiche. Nel secondo di tratta di una codifica che serve a rappresentare i caratteri sullo schermo, o in una stampa; questa è una codifica che ha una finalità puramente grafica e che il computer non può usare per fare i calcoli. Esistono molti tipi di codifiche, le più note della quali sono ASCII E UNICODE. Chi desidera chiarimenti si può rivolgere all'autore di questo testo. </text:p></text:note-body></text:note></text:span><text:span text:style-name="T42">. </text:span><text:span text:style-name="T44">La stampa dell'etichetta è subordinata la fatto che si tratti dell'ultimo poligono. Questo controllo viene effettuat</text:span><text:span text:style-name="T45">o</text:span><text:span text:style-name="T44"> con l'istruzione di controllo </text:span><text:span text:style-name="T11">IF</text:span><text:span text:style-name="T44">, descritta nel capitolo successivo. </text:span><text:span text:style-name="T41">Dopo il codice della subroutine, di nuovo in nero, c'è lo </text:span><text:span text:style-name="T26">script</text:span><text:span text:style-name="T41"> vero e proprio, molto semplice. Le tre istruzioni </text:span><text:span text:style-name="T8">HOME</text:span><text:span text:style-name="T41">, </text:span><text:span text:style-name="T8">X0P=POSITION[0]</text:span><text:span text:style-name="T41"> e </text:span><text:span text:style-name="T8">Y0P=POSITION[1]</text:span><text:span text:style-name="T41"> servono per piazzare il centro dei poligoni nel centro del foglio, ma qui potremmo scegliere una qualsiasi altra posizione. Infine, la realizzazione della successione è affidata al ciclo </text:span><text:span text:style-name="T8">REPEAT NP […]</text:span><text:span text:style-name="T41">. </text:span><text:span text:style-name="T42">Anche qui si usa il contatore di cicli, in questo caso, </text:span><text:span text:style-name="T43">per chiamare la subroutine </text:span><text:span text:style-name="T9">POLIGONO</text:span><text:span text:style-name="T43"> con il giusto numero di lati. Come dicevamo, questo script può richiedere del tempo, se fatto girare con un numero elevato di poligoni, diciamo da 10 in su, indipendenza della velocità del processore che equipaggia il computer. Se capita di farlo partire inavvertitamente con un numero di lati eccessivo, o se lo si vuole fermare per qualsiasi altro motivo, lo si può fare con il tasto </text:span><text:s/><draw:frame draw:style-name="fr4" draw:name="Image2" text:anchor-type="as-char" svg:width="1.023cm" svg:height="1.023cm" draw:z-index="13"><draw:image xlink:href="Pictures/100000000000001D0000001DEC8C0CAF4E67BCE4.png" xlink:type="simple" xlink:show="embed" xlink:actuate="onLoad"/></draw:frame>. <text:span text:style-name="T110">Se si supera il valore di circa 30 lati, si inizia a vedere un contorno apparentemente circolare. Più che si aumenta il numero di lati e più che la circolarità è “vera”.</text:span></text:p>
      <text:p text:style-name="P97"><text:soft-page-break/></text:p>
      <text:p text:style-name="P97"><draw:frame draw:style-name="fr2" draw:name="Frame6" text:anchor-type="paragraph" svg:x="0.296cm" svg:y="-0.326cm" svg:width="16.409cm" draw:z-index="12"><draw:text-box fo:min-height="22.045cm"><text:p text:style-name="P66">; <text:span text:style-name="T102">Script per disegnare una successione di poligoni inscritti in un cerchio di raggio R dato</text:span></text:p><text:p text:style-name="P66"/><text:p text:style-name="P66">CLEARSCREEN<text:tab/><text:tab/>; <text:span text:style-name="T81">pulisco il foglio</text:span></text:p><text:p text:style-name="P67">HOME<text:tab/><text:tab/><text:tab/><text:tab/>; <text:span text:style-name="T81">tartaruga a casa</text:span></text:p><text:p text:style-name="P68"><text:span text:style-name="T103">HIDE</text:span>TURTLE<text:tab/><text:tab/><text:tab/>; <text:span text:style-name="T103">tartaruga invisibile</text:span></text:p><text:p text:style-name="P69">PENUP<text:tab/><text:tab/><text:tab/><text:tab/>; <text:span text:style-name="T81">alzo la penna</text:span></text:p><text:p text:style-name="P70"><text:span text:style-name="T82">N</text:span>P = <text:span text:style-name="T102">20<text:tab/><text:tab/></text:span><text:tab/><text:tab/>; <text:span text:style-name="T81">numero poligoni</text:span></text:p><text:p text:style-name="P71"><text:span text:style-name="T81">R </text:span>= 100<text:tab/><text:tab/><text:tab/><text:tab/>; <text:span text:style-name="T105">raggio</text:span> poligoni –- <text:span text:style-name="T83">tengo fissa il raggio per tutti i poligoni</text:span></text:p><text:p text:style-name="P72"><text:tab/><text:tab/><text:tab/><text:tab/>; cosicché risultano tutti inscritti nello stesso cerchio di raggio R</text:p><text:p text:style-name="P33">; <text:span text:style-name="T104">subroutine POLIGONO</text:span></text:p><text:p text:style-name="P33">; <text:tab/><text:span text:style-name="T105">argomenti:</text:span><text:tab/><text:span text:style-name="T104">X0P: X del centro del poligono</text:span><text:tab/></text:p><text:p text:style-name="P33">;<text:tab/><text:tab/><text:tab/><text:span text:style-name="T104">Y0P: Y del centro del poligono</text:span></text:p><text:p text:style-name="P33">;<text:tab/><text:tab/><text:tab/><text:span text:style-name="T104">N: numero lati poligono</text:span></text:p><text:p text:style-name="P33">;<text:tab/><text:tab/><text:tab/><text:span text:style-name="T104">R: misura raggio</text:span></text:p><text:p text:style-name="P33">;<text:tab/><text:tab/><text:tab/><text:span text:style-name="T113">NP: numero poligoni (serve a scrivere l'etichetta)</text:span></text:p><text:p text:style-name="P33"/><text:p text:style-name="P23"><text:span text:style-name="T21">TO</text:span> <text:span text:style-name="T13">POLIGONO</text:span> <text:span text:style-name="T73">X0P Y0P N R </text:span><text:span text:style-name="T78">NP</text:span></text:p><text:p text:style-name="P24"><text:span text:style-name="T109"><text:s/></text:span><text:tab/>A = 360/N<text:tab/><text:tab/><text:tab/>; <text:span text:style-name="T83">angoli supplementari degli angoli interni: quelli di cui gira</text:span></text:p><text:p text:style-name="P24"><text:tab/><text:tab/><text:tab/><text:tab/><text:tab/>; <text:span text:style-name="T83">la tartaruga ad ogni vertice <text:s/>(N→</text:span><text:span text:style-name="T84">∞</text:span><text:span text:style-name="T89"> <text:s/></text:span><text:span text:style-name="T85">=&gt; A→0)</text:span></text:p><text:p text:style-name="P24"><text:tab/><text:span text:style-name="T93">AI = 180*(N-2)/N<text:tab/><text:tab/>; angoli interni <text:s/>(N→</text:span><text:span text:style-name="T84">∞</text:span><text:span text:style-name="T89"> <text:s/></text:span><text:span text:style-name="T85">=&gt; AI→180)</text:span></text:p><text:p text:style-name="P24"><text:tab/>L = ABS(2*R*SIN(A/2*<text:span text:style-name="T94">PI/180</text:span>))<text:tab/>; <text:span text:style-name="T82">lato</text:span></text:p><text:p text:style-name="P25"/><text:p text:style-name="P25">;<text:tab/><text:span text:style-name="T95">Disegno il poligono</text:span></text:p><text:p text:style-name="P26"/><text:p text:style-name="P26"><text:tab/><text:span text:style-name="T83">FILLCOLOR “white” PENDOWN CIRCLE 3 PENUP</text:span></text:p><text:p text:style-name="P26"><text:tab/><text:span text:style-name="T96">POSITION [X0P,Y0P]<text:tab/><text:tab/>; vado al centro</text:span></text:p><text:p text:style-name="P27"><text:tab/>HEADING 0<text:tab/><text:tab/><text:tab/>; mi dirigo in su</text:p><text:p text:style-name="P28"><text:tab/>FORWARD R<text:tab/><text:tab/><text:tab/>; <text:span text:style-name="T83">percorro il raggio</text:span></text:p><text:p text:style-name="P28"><text:tab/>RIGHT 90<text:tab/><text:tab/><text:tab/>; <text:span text:style-name="T83">90° a destra (direzione tangente al cerchio circoscritto)</text:span></text:p><text:p text:style-name="P26"><text:tab/><text:span text:style-name="T96">RIGHT (180 – AI)/2<text:tab/><text:tab/>; direzione primo lato da disegnare</text:span></text:p><text:p text:style-name="P26"><text:tab/><text:span text:style-name="T97">PENDOWN<text:tab/><text:tab/><text:tab/>; giù la penna</text:span></text:p><text:p text:style-name="P29"><text:tab/>REPEAT N [<text:tab/><text:tab/><text:tab/>; <text:span text:style-name="T98">ciclo sui lati del poligono</text:span></text:p><text:p text:style-name="P31"><text:tab/><text:tab/>FORWARD L RIGHT A</text:p><text:p text:style-name="P29"><text:tab/>]</text:p><text:p text:style-name="P29"><text:tab/><text:span text:style-name="T99">PENUP<text:tab/><text:tab/><text:tab/><text:tab/>; alzo la penna</text:span></text:p><text:p text:style-name="P29"><text:tab/><text:span text:style-name="T100">POSITION [X0P,Y0P]<text:tab/><text:tab/>; torno al centro </text:span></text:p><text:p text:style-name="P30"><text:tab/><text:span text:style-name="T114">IF REPCOUNT = NP [</text:span></text:p><text:p text:style-name="P29"><text:tab/><text:tab/><text:span text:style-name="T100">FORWARD 10<text:tab/><text:tab/><text:tab/>; vado un po' sotto per scrivere etichetta</text:span></text:p><text:p text:style-name="P29"><text:tab/><text:tab/><text:span text:style-name="T100">HEADING 0<text:tab/><text:tab/><text:tab/><text:tab/>; mi giro in su per...</text:span></text:p><text:p text:style-name="P29"><text:tab/><text:tab/><text:span text:style-name="T101">LABEL “N = ” + STR REPCOUNT<text:tab/>; … scrivere etichetta corrente </text:span></text:p><text:p text:style-name="P29"><text:tab/><text:tab/><text:span text:style-name="T100">HEADING 6h<text:tab/><text:tab/><text:tab/><text:tab/>; mi rigiro in giù</text:span></text:p><text:p text:style-name="P32"><text:tab/><text:tab/>BACK 10<text:tab/><text:tab/><text:tab/><text:tab/>; torno al centro</text:p><text:p text:style-name="P32"><text:tab/><text:span text:style-name="T113">]</text:span></text:p><text:p text:style-name="P74"><text:span text:style-name="T21">END</text:span><text:tab/><text:tab/><text:tab/><text:tab/><text:tab/><text:span text:style-name="T67">; </text:span><text:span text:style-name="T71">fine subroutine POLIGONO</text:span></text:p><text:p text:style-name="P73"/><text:p text:style-name="P73">; <text:span text:style-name="T104">script vero e proprio</text:span></text:p><text:p text:style-name="P73"/><text:p text:style-name="P76">HOME<text:tab/><text:tab/><text:tab/><text:tab/><text:tab/>; <text:span text:style-name="T104">vado al centro ma potrei andare anche altrove</text:span> </text:p><text:p text:style-name="P76">X0P = POSITION[0<text:span text:style-name="T104">]<text:tab/><text:tab/><text:tab/>; X del centro del poligono</text:span></text:p><text:p text:style-name="P76">Y0P = POSITION[1]<text:tab/><text:tab/><text:tab/>; <text:span text:style-name="T104">Y del centro del poligono</text:span></text:p><text:p text:style-name="P75">REPEAT <text:span text:style-name="T82">NP</text:span> [<text:tab/><text:tab/><text:tab/><text:tab/><text:tab/>; <text:span text:style-name="T81">ciclo sui poligoni</text:span></text:p><text:p text:style-name="P78"><text:tab/>N = REPCOUNT+2<text:tab/><text:tab/><text:tab/>; numero lati poligono</text:p><text:p text:style-name="P75"><text:span text:style-name="T107"><text:tab/></text:span><text:span text:style-name="T20">POLIGONO</text:span><text:span text:style-name="T107"> </text:span><text:span text:style-name="T77">X0P Y0P N R </text:span><text:span text:style-name="T78">NP</text:span></text:p><text:p text:style-name="P75">]</text:p><text:p text:style-name="P77"/></draw:text-box></draw:frame></text:p>
      <text:p text:style-name="P97"/>
      <text:p text:style-name="P97"/>
      <text:p text:style-name="P97"/>
      <text:p text:style-name="P97"/>
      <text:p text:style-name="P97"/>
      <text:p text:style-name="P97"/>
      <text:p text:style-name="P97"/>
      <text:p text:style-name="P97"/>
      <text:p text:style-name="P94"/>
      <text:p text:style-name="P65"/>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Text_20_body"><text:soft-page-break/>Ecco il risultato:</text:p>
      <text:p text:style-name="Text_20_body"/>
      <text:p text:style-name="Text_20_body"><draw:g text:anchor-type="paragraph" draw:z-index="15" draw:style-name="gr1"><draw:circle draw:style-name="gr13" draw:text-style-name="P111" svg:width="0.107cm" svg:height="0.107cm" svg:x="8.447cm" svg:y="3.871cm"><text:p/></draw:circle><draw:polygon draw:style-name="gr14" draw:text-style-name="P104" svg:width="6.109cm" svg:height="5.291cm" draw:transform="rotate (-1.0471975511966) translate (8.50018055555554cm 0.396875cm)" svg:viewBox="0 0 6110 5292" draw:points="0,0 6110,0 3055,5292"><text:p/></draw:polygon><draw:circle draw:style-name="gr15" draw:text-style-name="P111" svg:width="0.107cm" svg:height="0.107cm" draw:transform="rotate (-3.14159265358979) translate (8.55309722222222cm 3.97580555555556cm)"><text:p/></draw:circle><draw:polygon draw:style-name="gr16" draw:text-style-name="P104" svg:width="4.988cm" svg:height="4.988cm" draw:transform="rotate (-0.785398163397449) translate (8.50194444444435cm 0.396875cm)" svg:viewBox="0 0 4989 4989" draw:points="0,0 4989,0 4989,4989 0,4989"><text:p/></draw:polygon><draw:circle draw:style-name="gr17" draw:text-style-name="P111" svg:width="0.107cm" svg:height="0.107cm" draw:transform="rotate (3.14124358773939) translate (8.55309722222222cm 3.97580555555556cm)"><text:p/></draw:circle><draw:polyline draw:style-name="gr18" draw:text-style-name="P104" svg:width="6.71cm" svg:height="6.381cm" draw:transform="rotate (-0.628318530717959) translate (7.4641610915521cm -0.357118740732376cm)" svg:viewBox="0 0 6711 6382" draw:points="1283,0 5430,0 6711,3945 3356,6382 0,3945 1281,1"><text:p/></draw:polyline><draw:circle draw:style-name="gr19" draw:text-style-name="P111" svg:width="0.107cm" svg:height="0.107cm" draw:transform="rotate (-3.14159265358979) translate (8.55309722222222cm 3.97580555555556cm)"><text:p/></draw:circle><draw:polygon draw:style-name="gr20" draw:text-style-name="P104" svg:width="7.054cm" svg:height="6.109cm" draw:transform="skewX (4.81057280832345E-017) rotate (-0.523598775598299) translate (6.97343907139324cm -0.485030638319681cm)" svg:viewBox="0 0 7055 6110" draw:points="1764,0 5292,0 7055,3055 5292,6110 1764,6110 0,3055"><text:p/></draw:polygon><draw:circle draw:style-name="gr21" draw:text-style-name="P111" svg:width="0.107cm" svg:height="0.107cm" draw:transform="rotate (-3.14159265358979) translate (8.55486111111111cm 3.97580555555556cm)"><text:p/></draw:circle><draw:polygon draw:style-name="gr22" draw:text-style-name="P104" svg:width="6.878cm" svg:height="6.706cm" draw:transform="skewX (5.17261778072611E-017) rotate (-0.448724150687743) translate (6.77682273820151cm -0.431515210589797cm)" svg:viewBox="0 0 6879 6707" draw:points="1909,0 4971,0 6879,2394 6198,5378 3439,6707 681,5378 0,2394"><text:p/></draw:polygon><draw:circle draw:style-name="gr23" draw:text-style-name="P111" svg:width="0.107cm" svg:height="0.107cm" draw:transform="rotate (3.14124358773939) translate (8.55309722222222cm 3.97580555555556cm)"><text:p/></draw:circle><draw:polygon draw:style-name="gr24" draw:text-style-name="P104" svg:width="6.517cm" svg:height="6.517cm" draw:transform="rotate (-0.392873614623924) translate (6.73716241685444cm -0.333751548322541cm)" svg:viewBox="0 0 6518 6518" draw:points="1908,0 4608,0 6518,1908 6518,4608 4610,6518 1910,6518 0,4610 0,1910"><text:p/></draw:polygon><draw:circle draw:style-name="gr25" draw:text-style-name="P111" svg:width="0.107cm" svg:height="0.107cm" draw:transform="rotate (3.14124358773939) translate (8.55309722222222cm 3.97580555555556cm)"><text:p/></draw:circle><draw:polygon draw:style-name="gr26" draw:text-style-name="P104" svg:width="6.948cm" svg:height="6.841cm" draw:transform="rotate (-0.349065850398867) translate (6.36892883025526cm -0.378953114749219cm)" svg:viewBox="0 0 6949 6842" draw:points="2268,0 4682,0 6531,1552 6949,3928 5742,6017 3474,6842 1207,6018 0,3928 419,1552"><text:p/></draw:polygon><draw:circle draw:style-name="gr27" draw:text-style-name="P111" svg:width="0.107cm" svg:height="0.107cm" draw:transform="rotate (3.1407199889638) translate (8.55309722222222cm 3.97580555555556cm)"><text:p/></draw:circle><draw:polygon draw:style-name="gr28" draw:text-style-name="P104" svg:width="7.057cm" svg:height="6.71cm" draw:transform="rotate (-0.31415926535898) translate (6.17750961583144cm -0.357017978092332cm)" svg:viewBox="0 0 7058 6711" draw:points="2439,0 4620,0 6385,1281 7058,3355 6384,5429 4619,6710 2438,6711 674,5429 0,3356 675,1282"><text:p/></draw:polygon><draw:circle draw:style-name="gr29" draw:text-style-name="P111" svg:width="0.107cm" svg:height="0.107cm" draw:transform="rotate (-3.14159265358979) translate (8.55309722222222cm 3.97580555555556cm)"><text:p/></draw:circle><draw:polyline draw:style-name="gr30" draw:text-style-name="P104" svg:width="6.981cm" svg:height="6.911cm" draw:transform="rotate (-0.285186799775874) translate (6.10130278587258cm -0.306131082319061cm)" svg:viewBox="0 0 6982 6912" draw:points="2499,0 4486,0 6158,1076 6982,2884 6698,4851 5396,6352 3488,6912 1582,6351 281,4849 0,2881 827,1075 2499,2"><text:p/></draw:polyline><draw:circle draw:style-name="gr31" draw:text-style-name="P111" svg:width="0.107cm" svg:height="0.107cm" draw:transform="rotate (-3.1410690548142) translate (8.55309722222222cm 3.97580555555556cm)"><text:p/></draw:circle><draw:polygon draw:style-name="gr32" draw:text-style-name="P104" svg:width="6.814cm" svg:height="6.814cm" draw:transform="rotate (-0.26179938779915) translate (6.09066352388021cm -0.248753142786396cm)" svg:viewBox="0 0 6815 6815" draw:points="2495,0 4321,0 5902,913 6815,2495 6815,4321 5902,5902 4321,6815 2494,6815 913,5902 0,4321 0,2494 913,913"><text:p/></draw:polygon><draw:circle draw:style-name="gr33" draw:text-style-name="P111" svg:width="0.107cm" svg:height="0.107cm" draw:transform="rotate (-3.14159265358979) translate (8.55309722222222cm 3.97580555555556cm)"><text:p/></draw:circle><draw:polyline draw:style-name="gr34" draw:text-style-name="P104" svg:width="7.006cm" svg:height="6.952cm" draw:transform="rotate (-0.241728101401215) translate (5.91908240063795cm -0.240004999289119cm)" svg:viewBox="0 0 7007 6953" draw:points="2660,0 4348,0 5844,785 6802,2174 7007,3850 6408,5429 5143,6549 3504,6953 1864,6549 600,5430 0,3852 203,2176 1161,786 2655,1"><text:p/></draw:polyline><draw:circle draw:style-name="gr35" draw:text-style-name="P111" svg:width="0.107cm" svg:height="0.107cm" draw:transform="rotate (3.1407199889638) translate (8.55309722222222cm 3.97580555555556cm)"><text:p/></draw:circle><draw:polyline draw:style-name="gr36" draw:text-style-name="P104" svg:width="7.058cm" svg:height="6.88cm" draw:transform="rotate (-0.224274808881272) translate (5.82260434846213cm -0.216233796622001cm)" svg:viewBox="0 0 7059 6881" draw:points="2747,2 4317,2 5732,684 6710,1911 7059,3442 6710,4973 5731,6200 4316,6881 2746,6881 1331,6200 351,4972 0,3442 349,1912 1326,683 2741,0"><text:p/></draw:polyline><draw:circle draw:style-name="gr37" draw:text-style-name="P111" svg:width="0.107cm" svg:height="0.107cm" draw:transform="rotate (-3.1396727914126) translate (8.55309722222222cm 3.97580555555556cm)"><text:p/></draw:circle><draw:polygon draw:style-name="gr38" draw:text-style-name="P104" svg:width="7.016cm" svg:height="6.977cm" draw:transform="rotate (-0.209614043164519) translate (5.78566450929084cm -0.180395654383761cm)" svg:viewBox="0 0 7017 6978" draw:points="2774,0 4240,0 5581,597 6563,1686 7017,3081 6864,4540 6131,5810 4944,6673 3509,6978 2073,6674 887,5812 153,4541 0,3082 453,1688 1435,597"><text:p/></draw:polygon><draw:circle draw:style-name="gr39" draw:text-style-name="P111" svg:width="0.107cm" svg:height="0.107cm" draw:transform="rotate (-3.14159265358979) translate (8.55309722222222cm 3.97580555555556cm)"><text:p/></draw:circle><draw:polygon draw:style-name="gr40" draw:text-style-name="P104" svg:width="6.919cm" svg:height="6.919cm" draw:transform="rotate (-0.196175007924163) translate (5.78083781401397cm -0.143593970563297cm)" svg:viewBox="0 0 6920 6920" draw:points="2773,0 4148,0 5420,528 6394,1501 6920,2773 6920,4148 6393,5420 5419,6394 4148,6920 2772,6920 1500,6393 526,5419 0,4148 0,2772 528,1500 1501,526"><text:p/></draw:polygon><draw:circle draw:style-name="gr41" draw:text-style-name="P111" svg:width="0.107cm" svg:height="0.107cm" draw:transform="rotate (3.1407199889638) translate (8.55309722222222cm 3.97580555555556cm)"><text:p/></draw:circle><draw:polyline draw:style-name="gr42" draw:text-style-name="P104" svg:width="7.021cm" svg:height="6.995cm" draw:transform="skewX (-2.38454438440454E-017) rotate (-0.1848303677862) translate (5.68662002173987cm -0.129160301107cm)" svg:viewBox="0 0 7022 6996" draw:points="2862,0 4158,0 5367,468 6325,1343 6903,2503 7022,3794 6667,5042 5886,6076 4784,6757 3510,6996 2236,6757 1134,6073 353,5038 0,3790 121,2499 699,1339 1658,467 2868,1"><text:p/></draw:polyline><draw:circle draw:style-name="gr43" draw:text-style-name="P111" svg:width="0.107cm" svg:height="0.107cm" draw:transform="rotate (3.1401963901882) translate (8.55309722222222cm 3.97580555555556cm)"><text:p/></draw:circle><draw:polygon draw:style-name="gr44" draw:text-style-name="P104" svg:width="7.056cm" svg:height="6.948cm" draw:transform="rotate (-0.175056523975032) translate (5.63077231539009cm -0.110628365232154cm)" svg:viewBox="0 0 7057 6949" draw:points="2914,0 4139,0 5291,418 6230,1205 6844,2266 7057,3473 6844,4680 6233,5742 5294,6529 4143,6949 2918,6949 1766,6532 828,5745 214,4684 0,3476 213,2269 824,1208 1763,420"><text:p/></draw:polygon><draw:circle draw:style-name="gr45" draw:text-style-name="P111" svg:width="0.107cm" svg:height="0.107cm" draw:transform="rotate (-3.14159265358979) translate (8.55309722222222cm 3.97580555555556cm)"><text:p/></draw:circle><draw:polyline draw:style-name="gr46" draw:text-style-name="P104" svg:width="7.029cm" svg:height="7.006cm" draw:transform="rotate (-0.164933614313465) translate (5.60300007219638cm -0.0871119414220088cm)" svg:viewBox="0 0 7030 7007" draw:points="2937,2 4098,2 5196,379 6112,1092 6746,2064 7030,3190 6933,4347 6466,5410 5678,6264 4656,6816 3511,7007 2365,6815 1345,6261 559,5406 94,4343 0,3185 286,2059 922,1088 1839,376 2937,0"><text:p/></draw:polyline><draw:circle draw:style-name="gr47" draw:text-style-name="P111" svg:width="0.107cm" svg:height="0.107cm" draw:transform="rotate (3.1407199889638) translate (8.55309722222222cm 3.97580555555556cm)"><text:p/></draw:circle><draw:polygon draw:style-name="gr48" draw:text-style-name="P104" svg:width="6.967cm" svg:height="6.967cm" draw:transform="rotate (-0.15725416560469) translate (5.60458120081735cm -0.0622609526678615cm)" svg:viewBox="0 0 6968 6968" draw:points="2932,0 4035,0 5086,341 5978,989 6627,1882 6968,2932 6968,4035 6628,5086 5980,5978 5086,6627 4037,6968 2933,6968 1882,6628 990,5980 341,5086 0,4037 0,2933 341,1882 989,990 1882,341"><text:p/></draw:polygon><draw:circle draw:style-name="gr49" draw:text-style-name="P111" svg:width="0.107cm" svg:height="0.107cm" draw:transform="rotate (-3.14159265358979) translate (8.55309722222222cm 3.97580555555556cm)"><text:p/></draw:circle><draw:polyline draw:style-name="gr50" draw:text-style-name="P104" svg:width="7.037cm" svg:height="7.015cm" draw:transform="rotate (-0.149749249821114) translate (5.54145960020745cm -0.0495656851181739cm)" svg:viewBox="0 0 7038 7016" draw:points="2992,0 4045,0 5049,310 5918,902 6574,1723 6959,2702 7038,3751 6804,4776 6278,5687 5508,6403 4561,6860 3521,7016 2481,6861 1533,6405 761,5690 235,4779 0,3755 77,2707 461,1727 1116,904 1985,311 2989,1"><text:p/></draw:polyline><draw:circle draw:style-name="gr51" draw:text-style-name="P111" svg:width="0.107cm" svg:height="0.107cm" draw:transform="rotate (-3.1398473243378) translate (8.55309722222222cm 3.97580555555556cm)"><text:p/></draw:circle><draw:polyline draw:style-name="gr52" draw:text-style-name="P104" svg:width="7.059cm" svg:height="6.983cm" draw:transform="rotate (-0.142942465738337) translate (5.50214977915011cm -0.0346653023030247cm)" svg:viewBox="0 0 7060 6984" draw:points="3029,0 4032,0 4996,282 5840,825 6498,1584 6917,2497 7060,3490 6918,4484 6500,5397 5843,6157 4998,6701 4036,6983 3031,6984 2067,6702 1221,6161 563,5402 145,4489 0,3496 142,2502 558,1589 1215,830 2060,286 3022,1"><text:p/></draw:polyline><draw:circle draw:style-name="gr53" draw:text-style-name="P111" svg:width="0.107cm" svg:height="0.107cm" draw:transform="rotate (-3.1398473243378) translate (8.55309722222222cm 3.97580555555556cm)"><text:p/></draw:circle><draw:polyline draw:style-name="gr54" draw:text-style-name="P104" svg:width="7.039cm" svg:height="7.021cm" draw:transform="rotate (-0.136135681655558) translate (5.48815144312781cm -0.0157216653506665cm)" svg:viewBox="0 0 7040 7022" draw:points="3040,0 4002,0 4927,260 5749,759 6404,1462 6845,2315 7040,3255 6973,4213 6652,5119 6097,5903 5353,6509 4472,6891 3520,7022 2567,6891 1687,6507 941,5901 387,5117 65,4212 0,3254 195,2314 637,1461 1293,759 2113,261 3038,0"><text:p/></draw:polyline><draw:circle draw:style-name="gr55" draw:text-style-name="P111" svg:width="0.107cm" svg:height="0.107cm" draw:transform="rotate (-3.1405454560386) translate (8.55309722222222cm 3.97580555555556cm)"><text:p/></draw:circle><draw:polygon draw:style-name="gr56" draw:text-style-name="P104" svg:width="6.995cm" svg:height="6.995cm" draw:transform="rotate (-0.130550628049177) translate (5.48750783812391cm 0.0012976528928274cm)" svg:viewBox="0 0 6996 6996" draw:points="3039,0 3960,0 4849,239 5646,700 6297,1351 6758,2148 6996,3039 6996,3960 6756,4849 6295,5646 5644,6297 4847,6758 3957,6996 3035,6996 2147,6756 1350,6295 698,5644 238,4847 0,3957 0,3035 239,2147 700,1350 1351,698 2148,238"><text:p/></draw:polygon><draw:circle draw:style-name="gr57" draw:text-style-name="P111" svg:width="0.107cm" svg:height="0.107cm" draw:transform="rotate (3.1407199889638) translate (8.55309722222222cm 3.97580555555556cm)"><text:p/></draw:circle><draw:polyline draw:style-name="gr58" draw:text-style-name="P104" svg:width="7.039cm" svg:height="7.028cm" draw:transform="rotate (-0.126012771993991) translate (5.44919633839208cm 0.0101405651186542cm)" svg:viewBox="0 0 7040 7029" draw:points="3075,0 3959,0 4816,221 5591,647 6237,1251 6710,1999 6984,2839 7040,3721 6875,4590 6498,5390 5935,6071 5221,6591 4398,6918 3521,7029 2643,6918 1821,6592 1107,6073 542,5392 165,4592 0,3724 55,2842 328,2000 802,1254 1447,647 2221,220 3077,0"><text:p/></draw:polyline><draw:circle draw:style-name="gr59" draw:text-style-name="P111" svg:width="0.107cm" svg:height="0.107cm" draw:transform="rotate (-3.1405454560386) translate (8.55309722222222cm 3.97580555555556cm)"><text:p/></draw:circle><draw:polyline draw:style-name="gr60" draw:text-style-name="P104" svg:width="7.055cm" svg:height="7.004cm" draw:transform="rotate (-0.120427718387609) translate (5.41923135170777cm 0.0240391796765321cm)" svg:viewBox="0 0 7056 7005" draw:points="3103,0 3955,0 4780,204 5534,600 6171,1164 6653,1864 6954,2659 7056,3503 6952,4347 6650,5143 6166,5843 5529,6407 4776,6802 3949,7005 3098,7003 2272,6799 1519,6403 884,5839 401,5138 100,4343 0,3499 104,2655 407,1860 892,1161 1529,599 2283,206 3109,5"><text:p/></draw:polyline><draw:circle draw:style-name="gr61" draw:text-style-name="P111" svg:width="0.107cm" svg:height="0.107cm" draw:transform="rotate (3.13757839631021) translate (8.55309722222222cm 3.97580555555556cm)"><text:p/></draw:circle><draw:polyline draw:style-name="gr62" draw:text-style-name="P104" svg:width="7.045cm" svg:height="7.033cm" draw:transform="rotate (-0.116587994033222) translate (5.40633460271364cm 0.0345264444740674cm)" svg:viewBox="0 0 7046 7034" draw:points="3115,0 3934,0 4730,189 5462,556 6090,1083 6579,1740 6904,2492 7046,3299 7000,4116 6765,4900 6356,5611 5794,6208 5110,6659 4340,6939 3527,7034 2713,6940 1943,6660 1258,6211 695,5617 285,4908 50,4124 0,3306 142,2499 466,1747 953,1090 1581,562 2312,194 3108,3"><text:p/></draw:polyline><draw:circle draw:style-name="gr63" draw:text-style-name="P111" svg:width="0.107cm" svg:height="0.107cm" draw:transform="rotate (-3.1410690548142) translate (8.55309722222222cm 3.97580555555556cm)"><text:p/></draw:circle><draw:polyline draw:style-name="gr64" draw:text-style-name="P104" svg:width="7.009cm" svg:height="7.01cm" draw:transform="rotate (-0.111875605052837) translate (5.40930660282428cm 0.0496316795179365cm)" svg:viewBox="0 0 7010 7011" draw:points="3110,0 3900,0 4671,176 5382,519 6000,1012 6492,1629 6835,2342 7010,3112 7010,3902 6834,4672 6491,5384 5998,6002 5381,6493 4668,6836 3898,7011 3108,7011 2338,6835 1626,6491 1010,5998 518,5380 175,4668 0,3898 2,3108 178,2337 522,1626 1016,1009 1635,517 2347,176 3118,1"><text:p/></draw:polyline><draw:circle draw:style-name="gr65" draw:text-style-name="P111" svg:width="0.107cm" svg:height="0.107cm" draw:transform="rotate (-3.1410690548142) translate (8.55309722222222cm 3.97580555555556cm)"><text:p/></draw:circle><draw:polyline draw:style-name="gr66" draw:text-style-name="P104" svg:width="7.044cm" svg:height="7.037cm" draw:transform="rotate (-0.108908545324447) translate (5.3823437353633cm 0.0547817239615643cm)" svg:viewBox="0 0 7045 7038" draw:points="3137,1 3900,1 4645,165 5338,484 5946,945 6440,1526 6798,2200 7003,2936 7045,3698 6922,4451 6641,5159 6213,5792 5660,6317 5008,6711 4286,6955 3528,7038 2770,6956 2046,6714 1391,6323 837,5799 408,5168 125,4460 0,3707 39,2945 241,2209 597,1535 1088,953 1694,489 2386,167 3131,0"><text:p/></draw:polyline><draw:circle draw:style-name="gr67" draw:text-style-name="P111" svg:width="0.107cm" svg:height="0.107cm" draw:transform="rotate (-3.1384510609362) translate (8.55309722222222cm 3.97580555555556cm)"><text:p/></draw:circle><draw:polygon draw:style-name="gr68" draw:text-style-name="P104" svg:width="7.058cm" svg:height="7.015cm" draw:transform="rotate (-0.105417886820458) translate (5.35947493376068cm 0.0645265147789218cm)" svg:viewBox="0 0 7059 7016" draw:points="3158,0 3896,0 4618,152 5292,452 5889,885 6384,1432 6753,2071 6981,2772 7059,3505 6982,4239 6755,4941 6386,5579 5893,6128 5296,6562 4622,6862 3901,7016 3163,7016 2441,6864 1767,6565 1169,6131 675,5584 306,4945 78,4244 0,3511 77,2777 304,2076 673,1437 1166,888 1763,455 2437,154"><text:p/></draw:polygon><draw:rect draw:style-name="gr69" draw:text-style-name="P111" svg:width="1.412cm" svg:height="0.424cm" draw:transform="rotate (3.14124358773939) translate (9.20220833333334cm 4.48733333333333cm)"><text:p/></draw:rect><draw:rect draw:style-name="gr70" draw:text-style-name="P112" svg:width="1.484cm" svg:height="0.496cm" svg:x="7.759cm" svg:y="4.028cm"><text:p><text:span text:style-name="T115">N = 30</text:span></text:p></draw:rect><draw:circle draw:style-name="gr71" draw:text-style-name="P111" svg:width="0.107cm" svg:height="0.107cm" draw:transform="rotate (-3.14159265358979) translate (8.55309722222222cm 3.97580555555556cm)"><text:p/></draw:circle><draw:polygon draw:style-name="gr72" draw:text-style-name="P104" svg:width="7.046cm" svg:height="7.038cm" draw:transform="rotate (-0.101403629540872) translate (5.35262185724974cm 0.076591484173311cm)" svg:viewBox="0 0 7047 7039" draw:points="3164,0 3878,0 4577,143 5234,424 5819,833 6312,1350 6689,1955 6938,2625 7047,3330 7011,4043 6833,4735 6519,5376 6082,5940 5541,6405 4916,6752 4236,6967 3525,7039 2816,6968 2135,6755 1511,6409 969,5945 532,5381 217,4741 37,4050 0,3338 107,2632 355,1961 731,1356 1223,838 1809,429 2464,146"><text:p/></draw:polygon><draw:circle draw:style-name="gr73" draw:text-style-name="P111" svg:width="0.107cm" svg:height="0.107cm" draw:transform="rotate (-3.1405454560386) translate (8.55309722222222cm 3.97580555555556cm)"><text:p/></draw:circle><draw:polygon draw:name="actual" draw:style-name="gr74" draw:text-style-name="P104" svg:width="7.021cm" svg:height="7.021cm" draw:transform="rotate (-0.0972148393360846) translate (5.34638049697256cm 0.0892499122091237cm)" svg:viewBox="0 0 7022 7022" draw:points="3169,0 3860,0 4538,136 5177,401 5751,787 6240,1276 6624,1852 6889,2491 7022,3169 7022,3860 6886,4538 6621,5177 6236,5751 5746,6240 5171,6624 4532,6889 3854,7022 3162,7022 2485,6886 1845,6621 1271,6236 782,5746 398,5171 134,4532 0,3854 0,3162 136,2485 401,1845 787,1271 1276,782 1852,398 2491,134"><text:p/></draw:polygon></draw:g></text:p>
      <text:p text:style-name="Text_20_body"/>
      <text:h text:style-name="Heading_20_5" text:outline-level="5"/>
      <text:p text:style-name="Text_20_body"/>
      <text:p text:style-name="Text_20_body"/>
      <text:p text:style-name="Text_20_body"/>
      <text:p text:style-name="Text_20_body"/>
      <text:p text:style-name="Text_20_body"/>
      <text:p text:style-name="Text_20_body"/>
      <text:p text:style-name="Text_20_body"/>
      <text:p text:style-name="Text_20_body">Dove <text:span text:style-name="T111">sono sovrapposti i poligoni regolari, a partire dal triangolo equilatero (N=3), fino a quello con 30 lati. </text:span></text:p>
      <text:p text:style-name="Text_20_body"/>
      <text:h text:style-name="Heading_20_5" text:outline-level="5">Esercizio</text:h>
      <text:p text:style-name="Text_20_body"/>
      <text:p text:style-name="P98">Riprendendo l'esempio della costruzione di case con un'apposita subroutine, si provi ad arriccchire il paesaggio...</text:p>
      <text:p text:style-name="P98"/>
      <text:p text:style-name="P94"/>
      <text:p text:style-name="P94"><draw:g text:anchor-type="paragraph" draw:z-index="14" draw:style-name="gr1"><draw:polygon draw:style-name="gr11" draw:text-style-name="P109" svg:width="0.281cm" svg:height="2.821cm" svg:x="1.386cm" svg:y="4.794cm" svg:viewBox="0 0 282 2822" draw:points="141,0 282,0 282,2822 0,2822 0,0"><text:p/></draw:polygon><draw:circle draw:style-name="gr10" draw:text-style-name="P108" svg:width="2.117cm" svg:height="2.117cm" svg:x="0.471cm" svg:y="3.736cm"><text:p/></draw:circle><draw:polygon draw:style-name="gr11" draw:text-style-name="P109" svg:width="0.493cm" svg:height="4.938cm" svg:x="6.925cm" svg:y="2.676cm" svg:viewBox="0 0 494 4939" draw:points="247,0 494,0 494,4939 0,4939 0,0"><text:p/></draw:polygon><draw:circle draw:style-name="gr10" draw:text-style-name="P108" svg:width="4.234cm" svg:height="4.234cm" svg:x="5.055cm" svg:y="0.557cm"><text:p/></draw:circle><draw:polygon draw:style-name="gr11" draw:text-style-name="P109" svg:width="0.299cm" svg:height="2.998cm" svg:x="11.961cm" svg:y="4.618cm" svg:viewBox="0 0 300 2999" draw:points="150,0 300,0 300,2999 0,2999 0,0"><text:p/></draw:polygon><draw:circle draw:style-name="gr10" draw:text-style-name="P108" svg:width="2.823cm" svg:height="2.823cm" svg:x="10.7cm" svg:y="3.205cm"><text:p/></draw:circle><draw:polygon draw:name="actual" draw:style-name="gr8" draw:text-style-name="P106" svg:width="2.999cm" svg:height="2.999cm" svg:x="3.291cm" svg:y="4.616cm" svg:viewBox="0 0 3000 3000" draw:points="0,3000 0,0 3000,0 3000,3000 0,3000 0,0"><text:p/></draw:polygon><draw:polygon draw:name="actual" draw:style-name="gr9" draw:text-style-name="P107" svg:width="2.998cm" svg:height="2.597cm" svg:x="3.291cm" svg:y="2.018cm" svg:viewBox="0 0 2999 2598" draw:points="0,2598 1499,0 2999,2598"><text:p/></draw:polygon><draw:polygon draw:name="actual" draw:style-name="gr12" draw:text-style-name="P110" svg:width="0.999cm" svg:height="0.999cm" svg:x="4.293cm" svg:y="5.616cm" svg:viewBox="0 0 1000 1000" draw:points="1000,0 1000,1000 0,1000 0,0"><text:p/></draw:polygon><draw:polygon draw:name="actual" draw:style-name="gr8" draw:text-style-name="P106" svg:width="1.999cm" svg:height="1.999cm" svg:x="5.057cm" svg:y="5.613cm" svg:viewBox="0 0 2000 2000" draw:points="0,2000 0,0 2000,0 2000,2000 0,2000 0,0"><text:p/></draw:polygon><draw:polygon draw:name="actual" draw:style-name="gr9" draw:text-style-name="P107" svg:width="1.999cm" svg:height="1.731cm" svg:x="5.057cm" svg:y="3.882cm" svg:viewBox="0 0 2000 1732" draw:points="0,1732 1000,0 2000,1732"><text:p/></draw:polygon><draw:polygon draw:name="actual" draw:style-name="gr12" draw:text-style-name="P110" svg:width="0.666cm" svg:height="0.666cm" svg:x="5.724cm" svg:y="6.281cm" svg:viewBox="0 0 667 667" draw:points="667,0 667,667 0,667 0,0"><text:p/></draw:polygon><draw:polygon draw:name="actual" draw:style-name="gr8" draw:text-style-name="P106" svg:width="4cm" svg:height="4cm" svg:x="7.523cm" svg:y="3.614cm" svg:viewBox="0 0 4001 4001" draw:points="0,4001 0,0 4001,0 4001,4001 0,4001 0,0"><text:p/></draw:polygon><draw:polygon draw:name="actual" draw:style-name="gr9" draw:text-style-name="P107" svg:width="4cm" svg:height="3.463cm" svg:x="7.523cm" svg:y="0.15cm" svg:viewBox="0 0 4001 3464" draw:points="0,3464 2000,0 4001,3464"><text:p/></draw:polygon><draw:polygon draw:name="actual" draw:style-name="gr12" draw:text-style-name="P110" svg:width="1.333cm" svg:height="1.333cm" svg:x="8.858cm" svg:y="4.946cm" svg:viewBox="0 0 1334 1334" draw:points="1334,0 1334,1334 0,1334 0,0"><text:p/></draw:polygon><draw:polygon draw:style-name="gr11" draw:text-style-name="P109" svg:width="0.211cm" svg:height="2.116cm" svg:x="4.951cm" svg:y="5.498cm" svg:viewBox="0 0 212 2117" draw:points="106,0 212,0 212,2117 0,2117 0,0"><text:p/></draw:polygon><draw:circle draw:style-name="gr10" draw:text-style-name="P108" svg:width="1.412cm" svg:height="1.412cm" svg:x="4.35cm" svg:y="4.791cm"><text:p/></draw:circle><draw:polygon draw:style-name="gr11" draw:text-style-name="P109" svg:width="0.105cm" svg:height="1.057cm" svg:x="11cm" svg:y="6.556cm" svg:viewBox="0 0 106 1058" draw:points="53,0 106,0 106,1058 0,1058 0,0"><text:p/></draw:polygon><draw:circle draw:style-name="gr10" draw:text-style-name="P108" svg:width="0.53cm" svg:height="0.53cm" svg:x="10.788cm" svg:y="6.29cm"><text:p/></draw:circle></draw:g></text:p>
      <text:p text:style-name="P94"/>
      <text:p text:style-name="P94"/>
      <text:p text:style-name="P94"/>
      <text:p text:style-name="P94"/>
      <text:p text:style-name="P94"/>
      <text:p text:style-name="P94"/>
      <text:p text:style-name="P94"/>
      <text:p text:style-name="P94"/>
      <text:p text:style-name="P94"/>
      <text:p text:style-name="P94"/>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10" draw:display-name="Dashed (var) 10" draw:style="rect" draw:dots1="1" draw:distance="0cm"/>
    <draw:stroke-dash draw:name="Dashed_20__28_var_29__20_100" draw:display-name="Dashed (var) 100" draw:style="rect" draw:dots1="1" draw:distance="0cm"/>
    <draw:stroke-dash draw:name="Dashed_20__28_var_29__20_101" draw:display-name="Dashed (var) 101" draw:style="rect" draw:dots1="1" draw:distance="0cm"/>
    <draw:stroke-dash draw:name="Dashed_20__28_var_29__20_102" draw:display-name="Dashed (var) 102" draw:style="rect" draw:dots1="1" draw:distance="0cm"/>
    <draw:stroke-dash draw:name="Dashed_20__28_var_29__20_103" draw:display-name="Dashed (var) 103" draw:style="rect" draw:dots1="1" draw:distance="0cm"/>
    <draw:stroke-dash draw:name="Dashed_20__28_var_29__20_104" draw:display-name="Dashed (var) 104" draw:style="rect" draw:dots1="1" draw:distance="0cm"/>
    <draw:stroke-dash draw:name="Dashed_20__28_var_29__20_105" draw:display-name="Dashed (var) 105" draw:style="rect" draw:dots1="1" draw:distance="0cm"/>
    <draw:stroke-dash draw:name="Dashed_20__28_var_29__20_106" draw:display-name="Dashed (var) 106" draw:style="rect" draw:dots1="1" draw:distance="0cm"/>
    <draw:stroke-dash draw:name="Dashed_20__28_var_29__20_107" draw:display-name="Dashed (var) 107" draw:style="rect" draw:dots1="1" draw:distance="0cm"/>
    <draw:stroke-dash draw:name="Dashed_20__28_var_29__20_108" draw:display-name="Dashed (var) 108" draw:style="rect" draw:dots1="1" draw:distance="0cm"/>
    <draw:stroke-dash draw:name="Dashed_20__28_var_29__20_109" draw:display-name="Dashed (var) 109" draw:style="rect" draw:dots1="1" draw:distance="0cm"/>
    <draw:stroke-dash draw:name="Dashed_20__28_var_29__20_11" draw:display-name="Dashed (var) 11" draw:style="rect" draw:dots1="1" draw:distance="0cm"/>
    <draw:stroke-dash draw:name="Dashed_20__28_var_29__20_110" draw:display-name="Dashed (var) 110" draw:style="rect" draw:dots1="1" draw:distance="0cm"/>
    <draw:stroke-dash draw:name="Dashed_20__28_var_29__20_111" draw:display-name="Dashed (var) 111" draw:style="rect" draw:dots1="1" draw:distance="0cm"/>
    <draw:stroke-dash draw:name="Dashed_20__28_var_29__20_112" draw:display-name="Dashed (var) 112" draw:style="rect" draw:dots1="1" draw:distance="0cm"/>
    <draw:stroke-dash draw:name="Dashed_20__28_var_29__20_113" draw:display-name="Dashed (var) 113" draw:style="rect" draw:dots1="1" draw:distance="0cm"/>
    <draw:stroke-dash draw:name="Dashed_20__28_var_29__20_114" draw:display-name="Dashed (var) 114" draw:style="rect" draw:dots1="1" draw:distance="0cm"/>
    <draw:stroke-dash draw:name="Dashed_20__28_var_29__20_115" draw:display-name="Dashed (var) 115" draw:style="rect" draw:dots1="1" draw:distance="0cm"/>
    <draw:stroke-dash draw:name="Dashed_20__28_var_29__20_116" draw:display-name="Dashed (var) 116" draw:style="rect" draw:dots1="1" draw:distance="0cm"/>
    <draw:stroke-dash draw:name="Dashed_20__28_var_29__20_117" draw:display-name="Dashed (var) 117" draw:style="rect" draw:dots1="1" draw:distance="0cm"/>
    <draw:stroke-dash draw:name="Dashed_20__28_var_29__20_118" draw:display-name="Dashed (var) 118" draw:style="rect" draw:dots1="1" draw:distance="0cm"/>
    <draw:stroke-dash draw:name="Dashed_20__28_var_29__20_119" draw:display-name="Dashed (var) 119" draw:style="rect" draw:dots1="1" draw:distance="0cm"/>
    <draw:stroke-dash draw:name="Dashed_20__28_var_29__20_12" draw:display-name="Dashed (var) 12" draw:style="rect" draw:dots1="1" draw:distance="0cm"/>
    <draw:stroke-dash draw:name="Dashed_20__28_var_29__20_120" draw:display-name="Dashed (var) 120" draw:style="rect" draw:dots1="1" draw:distance="0cm"/>
    <draw:stroke-dash draw:name="Dashed_20__28_var_29__20_121" draw:display-name="Dashed (var) 121" draw:style="rect" draw:dots1="1" draw:distance="0cm"/>
    <draw:stroke-dash draw:name="Dashed_20__28_var_29__20_122" draw:display-name="Dashed (var) 122" draw:style="rect" draw:dots1="1" draw:distance="0cm"/>
    <draw:stroke-dash draw:name="Dashed_20__28_var_29__20_123" draw:display-name="Dashed (var) 123" draw:style="rect" draw:dots1="1" draw:distance="0cm"/>
    <draw:stroke-dash draw:name="Dashed_20__28_var_29__20_124" draw:display-name="Dashed (var) 124" draw:style="rect" draw:dots1="1" draw:distance="0cm"/>
    <draw:stroke-dash draw:name="Dashed_20__28_var_29__20_125" draw:display-name="Dashed (var) 125" draw:style="rect" draw:dots1="1" draw:distance="0cm"/>
    <draw:stroke-dash draw:name="Dashed_20__28_var_29__20_126" draw:display-name="Dashed (var) 126" draw:style="rect" draw:dots1="1" draw:distance="0cm"/>
    <draw:stroke-dash draw:name="Dashed_20__28_var_29__20_127" draw:display-name="Dashed (var) 127" draw:style="rect" draw:dots1="1" draw:distance="0cm"/>
    <draw:stroke-dash draw:name="Dashed_20__28_var_29__20_128" draw:display-name="Dashed (var) 128" draw:style="rect" draw:dots1="1" draw:distance="0cm"/>
    <draw:stroke-dash draw:name="Dashed_20__28_var_29__20_129" draw:display-name="Dashed (var) 129" draw:style="rect" draw:dots1="1" draw:distance="0cm"/>
    <draw:stroke-dash draw:name="Dashed_20__28_var_29__20_13" draw:display-name="Dashed (var) 13" draw:style="rect" draw:dots1="1" draw:distance="0cm"/>
    <draw:stroke-dash draw:name="Dashed_20__28_var_29__20_130" draw:display-name="Dashed (var) 130" draw:style="rect" draw:dots1="1" draw:distance="0cm"/>
    <draw:stroke-dash draw:name="Dashed_20__28_var_29__20_131" draw:display-name="Dashed (var) 131" draw:style="rect" draw:dots1="1" draw:distance="0cm"/>
    <draw:stroke-dash draw:name="Dashed_20__28_var_29__20_132" draw:display-name="Dashed (var) 132" draw:style="rect" draw:dots1="1" draw:distance="0cm"/>
    <draw:stroke-dash draw:name="Dashed_20__28_var_29__20_133" draw:display-name="Dashed (var) 133" draw:style="rect" draw:dots1="1" draw:distance="0cm"/>
    <draw:stroke-dash draw:name="Dashed_20__28_var_29__20_134" draw:display-name="Dashed (var) 134" draw:style="rect" draw:dots1="1" draw:distance="0cm"/>
    <draw:stroke-dash draw:name="Dashed_20__28_var_29__20_135" draw:display-name="Dashed (var) 135" draw:style="rect" draw:dots1="1" draw:distance="0cm"/>
    <draw:stroke-dash draw:name="Dashed_20__28_var_29__20_136" draw:display-name="Dashed (var) 136" draw:style="rect" draw:dots1="1" draw:distance="0cm"/>
    <draw:stroke-dash draw:name="Dashed_20__28_var_29__20_137" draw:display-name="Dashed (var) 137" draw:style="rect" draw:dots1="1" draw:distance="0cm"/>
    <draw:stroke-dash draw:name="Dashed_20__28_var_29__20_138" draw:display-name="Dashed (var) 138" draw:style="rect" draw:dots1="1" draw:distance="0cm"/>
    <draw:stroke-dash draw:name="Dashed_20__28_var_29__20_139" draw:display-name="Dashed (var) 139" draw:style="rect" draw:dots1="1" draw:distance="0cm"/>
    <draw:stroke-dash draw:name="Dashed_20__28_var_29__20_14" draw:display-name="Dashed (var) 14" draw:style="rect" draw:dots1="1" draw:distance="0cm"/>
    <draw:stroke-dash draw:name="Dashed_20__28_var_29__20_140" draw:display-name="Dashed (var) 140" draw:style="rect" draw:dots1="1" draw:distance="0cm"/>
    <draw:stroke-dash draw:name="Dashed_20__28_var_29__20_141" draw:display-name="Dashed (var) 141" draw:style="rect" draw:dots1="1" draw:distance="0cm"/>
    <draw:stroke-dash draw:name="Dashed_20__28_var_29__20_142" draw:display-name="Dashed (var) 142" draw:style="rect" draw:dots1="1" draw:distance="0cm"/>
    <draw:stroke-dash draw:name="Dashed_20__28_var_29__20_143" draw:display-name="Dashed (var) 143" draw:style="rect" draw:dots1="1" draw:distance="0cm"/>
    <draw:stroke-dash draw:name="Dashed_20__28_var_29__20_144" draw:display-name="Dashed (var) 144" draw:style="rect" draw:dots1="1" draw:distance="0cm"/>
    <draw:stroke-dash draw:name="Dashed_20__28_var_29__20_145" draw:display-name="Dashed (var) 145" draw:style="rect" draw:dots1="1" draw:distance="0cm"/>
    <draw:stroke-dash draw:name="Dashed_20__28_var_29__20_146" draw:display-name="Dashed (var) 146" draw:style="rect" draw:dots1="1" draw:distance="0cm"/>
    <draw:stroke-dash draw:name="Dashed_20__28_var_29__20_147" draw:display-name="Dashed (var) 147" draw:style="rect" draw:dots1="1" draw:distance="0cm"/>
    <draw:stroke-dash draw:name="Dashed_20__28_var_29__20_148" draw:display-name="Dashed (var) 148" draw:style="rect" draw:dots1="1" draw:distance="0cm"/>
    <draw:stroke-dash draw:name="Dashed_20__28_var_29__20_149" draw:display-name="Dashed (var) 149" draw:style="rect" draw:dots1="1" draw:distance="0cm"/>
    <draw:stroke-dash draw:name="Dashed_20__28_var_29__20_15" draw:display-name="Dashed (var) 15" draw:style="rect" draw:dots1="1" draw:distance="0cm"/>
    <draw:stroke-dash draw:name="Dashed_20__28_var_29__20_150" draw:display-name="Dashed (var) 150" draw:style="rect" draw:dots1="1" draw:distance="0cm"/>
    <draw:stroke-dash draw:name="Dashed_20__28_var_29__20_151" draw:display-name="Dashed (var) 151" draw:style="rect" draw:dots1="1" draw:distance="0cm"/>
    <draw:stroke-dash draw:name="Dashed_20__28_var_29__20_152" draw:display-name="Dashed (var) 152" draw:style="rect" draw:dots1="1" draw:distance="0cm"/>
    <draw:stroke-dash draw:name="Dashed_20__28_var_29__20_153" draw:display-name="Dashed (var) 153" draw:style="rect" draw:dots1="1" draw:distance="0cm"/>
    <draw:stroke-dash draw:name="Dashed_20__28_var_29__20_154" draw:display-name="Dashed (var) 154" draw:style="rect" draw:dots1="1" draw:distance="0cm"/>
    <draw:stroke-dash draw:name="Dashed_20__28_var_29__20_155" draw:display-name="Dashed (var) 155" draw:style="rect" draw:dots1="1" draw:distance="0cm"/>
    <draw:stroke-dash draw:name="Dashed_20__28_var_29__20_156" draw:display-name="Dashed (var) 156" draw:style="rect" draw:dots1="1" draw:distance="0cm"/>
    <draw:stroke-dash draw:name="Dashed_20__28_var_29__20_157" draw:display-name="Dashed (var) 157" draw:style="rect" draw:dots1="1" draw:distance="0cm"/>
    <draw:stroke-dash draw:name="Dashed_20__28_var_29__20_158" draw:display-name="Dashed (var) 158" draw:style="rect" draw:dots1="1" draw:distance="0cm"/>
    <draw:stroke-dash draw:name="Dashed_20__28_var_29__20_159" draw:display-name="Dashed (var) 159" draw:style="rect" draw:dots1="1" draw:distance="0cm"/>
    <draw:stroke-dash draw:name="Dashed_20__28_var_29__20_16" draw:display-name="Dashed (var) 16" draw:style="rect" draw:dots1="1" draw:distance="0cm"/>
    <draw:stroke-dash draw:name="Dashed_20__28_var_29__20_160" draw:display-name="Dashed (var) 160" draw:style="rect" draw:dots1="1" draw:distance="0cm"/>
    <draw:stroke-dash draw:name="Dashed_20__28_var_29__20_161" draw:display-name="Dashed (var) 161" draw:style="rect" draw:dots1="1" draw:distance="0cm"/>
    <draw:stroke-dash draw:name="Dashed_20__28_var_29__20_162" draw:display-name="Dashed (var) 162" draw:style="rect" draw:dots1="1" draw:distance="0cm"/>
    <draw:stroke-dash draw:name="Dashed_20__28_var_29__20_163" draw:display-name="Dashed (var) 163" draw:style="rect" draw:dots1="1" draw:distance="0cm"/>
    <draw:stroke-dash draw:name="Dashed_20__28_var_29__20_164" draw:display-name="Dashed (var) 164" draw:style="rect" draw:dots1="1" draw:distance="0cm"/>
    <draw:stroke-dash draw:name="Dashed_20__28_var_29__20_165" draw:display-name="Dashed (var) 165" draw:style="rect" draw:dots1="1" draw:distance="0cm"/>
    <draw:stroke-dash draw:name="Dashed_20__28_var_29__20_166" draw:display-name="Dashed (var) 166" draw:style="rect" draw:dots1="1" draw:distance="0cm"/>
    <draw:stroke-dash draw:name="Dashed_20__28_var_29__20_167" draw:display-name="Dashed (var) 167" draw:style="rect" draw:dots1="1" draw:distance="0cm"/>
    <draw:stroke-dash draw:name="Dashed_20__28_var_29__20_168" draw:display-name="Dashed (var) 168" draw:style="rect" draw:dots1="1" draw:distance="0cm"/>
    <draw:stroke-dash draw:name="Dashed_20__28_var_29__20_169" draw:display-name="Dashed (var) 169" draw:style="rect" draw:dots1="1" draw:distance="0cm"/>
    <draw:stroke-dash draw:name="Dashed_20__28_var_29__20_17" draw:display-name="Dashed (var) 17" draw:style="rect" draw:dots1="1" draw:distance="0cm"/>
    <draw:stroke-dash draw:name="Dashed_20__28_var_29__20_170" draw:display-name="Dashed (var) 170" draw:style="rect" draw:dots1="1" draw:distance="0cm"/>
    <draw:stroke-dash draw:name="Dashed_20__28_var_29__20_171" draw:display-name="Dashed (var) 171" draw:style="rect" draw:dots1="1" draw:distance="0cm"/>
    <draw:stroke-dash draw:name="Dashed_20__28_var_29__20_172" draw:display-name="Dashed (var) 172" draw:style="rect" draw:dots1="1" draw:distance="0cm"/>
    <draw:stroke-dash draw:name="Dashed_20__28_var_29__20_173" draw:display-name="Dashed (var) 173" draw:style="rect" draw:dots1="1" draw:distance="0cm"/>
    <draw:stroke-dash draw:name="Dashed_20__28_var_29__20_174" draw:display-name="Dashed (var) 174" draw:style="rect" draw:dots1="1" draw:distance="0cm"/>
    <draw:stroke-dash draw:name="Dashed_20__28_var_29__20_175" draw:display-name="Dashed (var) 175" draw:style="rect" draw:dots1="1" draw:distance="0cm"/>
    <draw:stroke-dash draw:name="Dashed_20__28_var_29__20_176" draw:display-name="Dashed (var) 176" draw:style="rect" draw:dots1="1" draw:distance="0cm"/>
    <draw:stroke-dash draw:name="Dashed_20__28_var_29__20_177" draw:display-name="Dashed (var) 177" draw:style="rect" draw:dots1="1" draw:distance="0cm"/>
    <draw:stroke-dash draw:name="Dashed_20__28_var_29__20_178" draw:display-name="Dashed (var) 178" draw:style="rect" draw:dots1="1" draw:distance="0cm"/>
    <draw:stroke-dash draw:name="Dashed_20__28_var_29__20_179" draw:display-name="Dashed (var) 179" draw:style="rect" draw:dots1="1" draw:distance="0cm"/>
    <draw:stroke-dash draw:name="Dashed_20__28_var_29__20_18" draw:display-name="Dashed (var) 18" draw:style="rect" draw:dots1="1" draw:distance="0cm"/>
    <draw:stroke-dash draw:name="Dashed_20__28_var_29__20_180" draw:display-name="Dashed (var) 180" draw:style="rect" draw:dots1="1" draw:distance="0cm"/>
    <draw:stroke-dash draw:name="Dashed_20__28_var_29__20_181" draw:display-name="Dashed (var) 181" draw:style="rect" draw:dots1="1" draw:distance="0cm"/>
    <draw:stroke-dash draw:name="Dashed_20__28_var_29__20_182" draw:display-name="Dashed (var) 182" draw:style="rect" draw:dots1="1" draw:distance="0cm"/>
    <draw:stroke-dash draw:name="Dashed_20__28_var_29__20_183" draw:display-name="Dashed (var) 183" draw:style="rect" draw:dots1="1" draw:distance="0cm"/>
    <draw:stroke-dash draw:name="Dashed_20__28_var_29__20_184" draw:display-name="Dashed (var) 184" draw:style="rect" draw:dots1="1" draw:distance="0cm"/>
    <draw:stroke-dash draw:name="Dashed_20__28_var_29__20_185" draw:display-name="Dashed (var) 185" draw:style="rect" draw:dots1="1" draw:distance="0cm"/>
    <draw:stroke-dash draw:name="Dashed_20__28_var_29__20_186" draw:display-name="Dashed (var) 186" draw:style="rect" draw:dots1="1" draw:distance="0cm"/>
    <draw:stroke-dash draw:name="Dashed_20__28_var_29__20_187" draw:display-name="Dashed (var) 187" draw:style="rect" draw:dots1="1" draw:distance="0cm"/>
    <draw:stroke-dash draw:name="Dashed_20__28_var_29__20_188" draw:display-name="Dashed (var) 188" draw:style="rect" draw:dots1="1" draw:distance="0cm"/>
    <draw:stroke-dash draw:name="Dashed_20__28_var_29__20_189" draw:display-name="Dashed (var) 189" draw:style="rect" draw:dots1="1" draw:distance="0cm"/>
    <draw:stroke-dash draw:name="Dashed_20__28_var_29__20_19" draw:display-name="Dashed (var) 19" draw:style="rect" draw:dots1="1" draw:distance="0cm"/>
    <draw:stroke-dash draw:name="Dashed_20__28_var_29__20_190" draw:display-name="Dashed (var) 190" draw:style="rect" draw:dots1="1" draw:distance="0cm"/>
    <draw:stroke-dash draw:name="Dashed_20__28_var_29__20_191" draw:display-name="Dashed (var) 191" draw:style="rect" draw:dots1="1" draw:distance="0cm"/>
    <draw:stroke-dash draw:name="Dashed_20__28_var_29__20_192" draw:display-name="Dashed (var) 192" draw:style="rect" draw:dots1="1" draw:distance="0cm"/>
    <draw:stroke-dash draw:name="Dashed_20__28_var_29__20_193" draw:display-name="Dashed (var) 193" draw:style="rect" draw:dots1="1" draw:distance="0cm"/>
    <draw:stroke-dash draw:name="Dashed_20__28_var_29__20_194" draw:display-name="Dashed (var) 194" draw:style="rect" draw:dots1="1" draw:distance="0cm"/>
    <draw:stroke-dash draw:name="Dashed_20__28_var_29__20_195" draw:display-name="Dashed (var) 195" draw:style="rect" draw:dots1="1" draw:distance="0cm"/>
    <draw:stroke-dash draw:name="Dashed_20__28_var_29__20_196" draw:display-name="Dashed (var) 196" draw:style="rect" draw:dots1="1" draw:distance="0cm"/>
    <draw:stroke-dash draw:name="Dashed_20__28_var_29__20_197" draw:display-name="Dashed (var) 197" draw:style="rect" draw:dots1="1" draw:distance="0cm"/>
    <draw:stroke-dash draw:name="Dashed_20__28_var_29__20_198" draw:display-name="Dashed (var) 198" draw:style="rect" draw:dots1="1" draw:distance="0cm"/>
    <draw:stroke-dash draw:name="Dashed_20__28_var_29__20_199" draw:display-name="Dashed (var) 199" draw:style="rect" draw:dots1="1" draw:distance="0cm"/>
    <draw:stroke-dash draw:name="Dashed_20__28_var_29__20_20" draw:display-name="Dashed (var) 20" draw:style="rect" draw:dots1="1" draw:distance="0cm"/>
    <draw:stroke-dash draw:name="Dashed_20__28_var_29__20_200" draw:display-name="Dashed (var) 200" draw:style="rect" draw:dots1="1" draw:distance="0cm"/>
    <draw:stroke-dash draw:name="Dashed_20__28_var_29__20_201" draw:display-name="Dashed (var) 201" draw:style="rect" draw:dots1="1" draw:distance="0cm"/>
    <draw:stroke-dash draw:name="Dashed_20__28_var_29__20_202" draw:display-name="Dashed (var) 202" draw:style="rect" draw:dots1="1" draw:distance="0cm"/>
    <draw:stroke-dash draw:name="Dashed_20__28_var_29__20_203" draw:display-name="Dashed (var) 203" draw:style="rect" draw:dots1="1" draw:distance="0cm"/>
    <draw:stroke-dash draw:name="Dashed_20__28_var_29__20_204" draw:display-name="Dashed (var) 204" draw:style="rect" draw:dots1="1" draw:distance="0cm"/>
    <draw:stroke-dash draw:name="Dashed_20__28_var_29__20_205" draw:display-name="Dashed (var) 205" draw:style="rect" draw:dots1="1" draw:distance="0cm"/>
    <draw:stroke-dash draw:name="Dashed_20__28_var_29__20_206" draw:display-name="Dashed (var) 206" draw:style="rect" draw:dots1="1" draw:distance="0cm"/>
    <draw:stroke-dash draw:name="Dashed_20__28_var_29__20_207" draw:display-name="Dashed (var) 207" draw:style="rect" draw:dots1="1" draw:distance="0cm"/>
    <draw:stroke-dash draw:name="Dashed_20__28_var_29__20_208" draw:display-name="Dashed (var) 208" draw:style="rect" draw:dots1="1" draw:distance="0cm"/>
    <draw:stroke-dash draw:name="Dashed_20__28_var_29__20_209" draw:display-name="Dashed (var) 209" draw:style="rect" draw:dots1="1" draw:distance="0cm"/>
    <draw:stroke-dash draw:name="Dashed_20__28_var_29__20_21" draw:display-name="Dashed (var) 21" draw:style="rect" draw:dots1="1" draw:distance="0cm"/>
    <draw:stroke-dash draw:name="Dashed_20__28_var_29__20_210" draw:display-name="Dashed (var) 210" draw:style="rect" draw:dots1="1" draw:distance="0cm"/>
    <draw:stroke-dash draw:name="Dashed_20__28_var_29__20_211" draw:display-name="Dashed (var) 211" draw:style="rect" draw:dots1="1" draw:distance="0cm"/>
    <draw:stroke-dash draw:name="Dashed_20__28_var_29__20_212" draw:display-name="Dashed (var) 212" draw:style="rect" draw:dots1="1" draw:distance="0cm"/>
    <draw:stroke-dash draw:name="Dashed_20__28_var_29__20_213" draw:display-name="Dashed (var) 213" draw:style="rect" draw:dots1="1" draw:distance="0cm"/>
    <draw:stroke-dash draw:name="Dashed_20__28_var_29__20_214" draw:display-name="Dashed (var) 214" draw:style="rect" draw:dots1="1" draw:distance="0cm"/>
    <draw:stroke-dash draw:name="Dashed_20__28_var_29__20_215" draw:display-name="Dashed (var) 215" draw:style="rect" draw:dots1="1" draw:distance="0cm"/>
    <draw:stroke-dash draw:name="Dashed_20__28_var_29__20_216" draw:display-name="Dashed (var) 216" draw:style="rect" draw:dots1="1" draw:distance="0cm"/>
    <draw:stroke-dash draw:name="Dashed_20__28_var_29__20_217" draw:display-name="Dashed (var) 217" draw:style="rect" draw:dots1="1" draw:distance="0cm"/>
    <draw:stroke-dash draw:name="Dashed_20__28_var_29__20_218" draw:display-name="Dashed (var) 218" draw:style="rect" draw:dots1="1" draw:distance="0cm"/>
    <draw:stroke-dash draw:name="Dashed_20__28_var_29__20_219" draw:display-name="Dashed (var) 219" draw:style="rect" draw:dots1="1" draw:distance="0cm"/>
    <draw:stroke-dash draw:name="Dashed_20__28_var_29__20_22" draw:display-name="Dashed (var) 22" draw:style="rect" draw:dots1="1" draw:distance="0cm"/>
    <draw:stroke-dash draw:name="Dashed_20__28_var_29__20_220" draw:display-name="Dashed (var) 220" draw:style="rect" draw:dots1="1" draw:distance="0cm"/>
    <draw:stroke-dash draw:name="Dashed_20__28_var_29__20_221" draw:display-name="Dashed (var) 221" draw:style="rect" draw:dots1="1" draw:distance="0cm"/>
    <draw:stroke-dash draw:name="Dashed_20__28_var_29__20_222" draw:display-name="Dashed (var) 222" draw:style="rect" draw:dots1="1" draw:distance="0cm"/>
    <draw:stroke-dash draw:name="Dashed_20__28_var_29__20_223" draw:display-name="Dashed (var) 223" draw:style="rect" draw:dots1="1" draw:distance="0cm"/>
    <draw:stroke-dash draw:name="Dashed_20__28_var_29__20_224" draw:display-name="Dashed (var) 224" draw:style="rect" draw:dots1="1" draw:distance="0cm"/>
    <draw:stroke-dash draw:name="Dashed_20__28_var_29__20_225" draw:display-name="Dashed (var) 225" draw:style="rect" draw:dots1="1" draw:distance="0cm"/>
    <draw:stroke-dash draw:name="Dashed_20__28_var_29__20_226" draw:display-name="Dashed (var) 226" draw:style="rect" draw:dots1="1" draw:distance="0cm"/>
    <draw:stroke-dash draw:name="Dashed_20__28_var_29__20_227" draw:display-name="Dashed (var) 227" draw:style="rect" draw:dots1="1" draw:distance="0cm"/>
    <draw:stroke-dash draw:name="Dashed_20__28_var_29__20_228" draw:display-name="Dashed (var) 228" draw:style="rect" draw:dots1="1" draw:distance="0cm"/>
    <draw:stroke-dash draw:name="Dashed_20__28_var_29__20_229" draw:display-name="Dashed (var) 229" draw:style="rect" draw:dots1="1" draw:distance="0cm"/>
    <draw:stroke-dash draw:name="Dashed_20__28_var_29__20_23" draw:display-name="Dashed (var) 23" draw:style="rect" draw:dots1="1" draw:distance="0cm"/>
    <draw:stroke-dash draw:name="Dashed_20__28_var_29__20_230" draw:display-name="Dashed (var) 230" draw:style="rect" draw:dots1="1" draw:distance="0cm"/>
    <draw:stroke-dash draw:name="Dashed_20__28_var_29__20_231" draw:display-name="Dashed (var) 231" draw:style="rect" draw:dots1="1" draw:distance="0cm"/>
    <draw:stroke-dash draw:name="Dashed_20__28_var_29__20_232" draw:display-name="Dashed (var) 232" draw:style="rect" draw:dots1="1" draw:distance="0cm"/>
    <draw:stroke-dash draw:name="Dashed_20__28_var_29__20_233" draw:display-name="Dashed (var) 233" draw:style="rect" draw:dots1="1" draw:distance="0cm"/>
    <draw:stroke-dash draw:name="Dashed_20__28_var_29__20_234" draw:display-name="Dashed (var) 234" draw:style="rect" draw:dots1="1" draw:distance="0cm"/>
    <draw:stroke-dash draw:name="Dashed_20__28_var_29__20_235" draw:display-name="Dashed (var) 235" draw:style="rect" draw:dots1="1" draw:distance="0cm"/>
    <draw:stroke-dash draw:name="Dashed_20__28_var_29__20_236" draw:display-name="Dashed (var) 236" draw:style="rect" draw:dots1="1" draw:distance="0cm"/>
    <draw:stroke-dash draw:name="Dashed_20__28_var_29__20_237" draw:display-name="Dashed (var) 237" draw:style="rect" draw:dots1="1" draw:distance="0cm"/>
    <draw:stroke-dash draw:name="Dashed_20__28_var_29__20_238" draw:display-name="Dashed (var) 238" draw:style="rect" draw:dots1="1" draw:distance="0cm"/>
    <draw:stroke-dash draw:name="Dashed_20__28_var_29__20_239" draw:display-name="Dashed (var) 239" draw:style="rect" draw:dots1="1" draw:distance="0cm"/>
    <draw:stroke-dash draw:name="Dashed_20__28_var_29__20_24" draw:display-name="Dashed (var) 24" draw:style="rect" draw:dots1="1" draw:distance="0cm"/>
    <draw:stroke-dash draw:name="Dashed_20__28_var_29__20_240" draw:display-name="Dashed (var) 240" draw:style="rect" draw:dots1="1" draw:distance="0cm"/>
    <draw:stroke-dash draw:name="Dashed_20__28_var_29__20_241" draw:display-name="Dashed (var) 241" draw:style="rect" draw:dots1="1" draw:distance="0cm"/>
    <draw:stroke-dash draw:name="Dashed_20__28_var_29__20_242" draw:display-name="Dashed (var) 242" draw:style="rect" draw:dots1="1" draw:distance="0cm"/>
    <draw:stroke-dash draw:name="Dashed_20__28_var_29__20_243" draw:display-name="Dashed (var) 243" draw:style="rect" draw:dots1="1" draw:distance="0cm"/>
    <draw:stroke-dash draw:name="Dashed_20__28_var_29__20_244" draw:display-name="Dashed (var) 244" draw:style="rect" draw:dots1="1" draw:distance="0cm"/>
    <draw:stroke-dash draw:name="Dashed_20__28_var_29__20_245" draw:display-name="Dashed (var) 245" draw:style="rect" draw:dots1="1" draw:distance="0cm"/>
    <draw:stroke-dash draw:name="Dashed_20__28_var_29__20_246" draw:display-name="Dashed (var) 246" draw:style="rect" draw:dots1="1" draw:distance="0cm"/>
    <draw:stroke-dash draw:name="Dashed_20__28_var_29__20_247" draw:display-name="Dashed (var) 247" draw:style="rect" draw:dots1="1" draw:distance="0cm"/>
    <draw:stroke-dash draw:name="Dashed_20__28_var_29__20_248" draw:display-name="Dashed (var) 248" draw:style="rect" draw:dots1="1" draw:distance="0cm"/>
    <draw:stroke-dash draw:name="Dashed_20__28_var_29__20_249" draw:display-name="Dashed (var) 249" draw:style="rect" draw:dots1="1" draw:distance="0cm"/>
    <draw:stroke-dash draw:name="Dashed_20__28_var_29__20_25" draw:display-name="Dashed (var) 25" draw:style="rect" draw:dots1="1" draw:distance="0cm"/>
    <draw:stroke-dash draw:name="Dashed_20__28_var_29__20_250" draw:display-name="Dashed (var) 250" draw:style="rect" draw:dots1="1" draw:distance="0cm"/>
    <draw:stroke-dash draw:name="Dashed_20__28_var_29__20_251" draw:display-name="Dashed (var) 251" draw:style="rect" draw:dots1="1" draw:distance="0cm"/>
    <draw:stroke-dash draw:name="Dashed_20__28_var_29__20_252" draw:display-name="Dashed (var) 252" draw:style="rect" draw:dots1="1" draw:distance="0cm"/>
    <draw:stroke-dash draw:name="Dashed_20__28_var_29__20_253" draw:display-name="Dashed (var) 253" draw:style="rect" draw:dots1="1" draw:distance="0cm"/>
    <draw:stroke-dash draw:name="Dashed_20__28_var_29__20_254" draw:display-name="Dashed (var) 254" draw:style="rect" draw:dots1="1" draw:distance="0cm"/>
    <draw:stroke-dash draw:name="Dashed_20__28_var_29__20_255" draw:display-name="Dashed (var) 255" draw:style="rect" draw:dots1="1" draw:distance="0cm"/>
    <draw:stroke-dash draw:name="Dashed_20__28_var_29__20_256" draw:display-name="Dashed (var) 256" draw:style="rect" draw:dots1="1" draw:distance="0cm"/>
    <draw:stroke-dash draw:name="Dashed_20__28_var_29__20_257" draw:display-name="Dashed (var) 257" draw:style="rect" draw:dots1="1" draw:distance="0cm"/>
    <draw:stroke-dash draw:name="Dashed_20__28_var_29__20_258" draw:display-name="Dashed (var) 258" draw:style="rect" draw:dots1="1" draw:distance="0cm"/>
    <draw:stroke-dash draw:name="Dashed_20__28_var_29__20_259" draw:display-name="Dashed (var) 259" draw:style="rect" draw:dots1="1" draw:distance="0cm"/>
    <draw:stroke-dash draw:name="Dashed_20__28_var_29__20_26" draw:display-name="Dashed (var) 26" draw:style="rect" draw:dots1="1" draw:distance="0cm"/>
    <draw:stroke-dash draw:name="Dashed_20__28_var_29__20_260" draw:display-name="Dashed (var) 260" draw:style="rect" draw:dots1="1" draw:distance="0cm"/>
    <draw:stroke-dash draw:name="Dashed_20__28_var_29__20_261" draw:display-name="Dashed (var) 261" draw:style="rect" draw:dots1="1" draw:distance="0cm"/>
    <draw:stroke-dash draw:name="Dashed_20__28_var_29__20_262" draw:display-name="Dashed (var) 262" draw:style="rect" draw:dots1="1" draw:distance="0cm"/>
    <draw:stroke-dash draw:name="Dashed_20__28_var_29__20_263" draw:display-name="Dashed (var) 263" draw:style="rect" draw:dots1="1" draw:distance="0cm"/>
    <draw:stroke-dash draw:name="Dashed_20__28_var_29__20_264" draw:display-name="Dashed (var) 264" draw:style="rect" draw:dots1="1" draw:distance="0cm"/>
    <draw:stroke-dash draw:name="Dashed_20__28_var_29__20_265" draw:display-name="Dashed (var) 265" draw:style="rect" draw:dots1="1" draw:distance="0cm"/>
    <draw:stroke-dash draw:name="Dashed_20__28_var_29__20_266" draw:display-name="Dashed (var) 266" draw:style="rect" draw:dots1="1" draw:distance="0cm"/>
    <draw:stroke-dash draw:name="Dashed_20__28_var_29__20_267" draw:display-name="Dashed (var) 267" draw:style="rect" draw:dots1="1" draw:distance="0cm"/>
    <draw:stroke-dash draw:name="Dashed_20__28_var_29__20_268" draw:display-name="Dashed (var) 268" draw:style="rect" draw:dots1="1" draw:distance="0cm"/>
    <draw:stroke-dash draw:name="Dashed_20__28_var_29__20_269" draw:display-name="Dashed (var) 269" draw:style="rect" draw:dots1="1" draw:distance="0cm"/>
    <draw:stroke-dash draw:name="Dashed_20__28_var_29__20_27" draw:display-name="Dashed (var) 27" draw:style="rect" draw:dots1="1" draw:distance="0cm"/>
    <draw:stroke-dash draw:name="Dashed_20__28_var_29__20_270" draw:display-name="Dashed (var) 270" draw:style="rect" draw:dots1="1" draw:distance="0cm"/>
    <draw:stroke-dash draw:name="Dashed_20__28_var_29__20_271" draw:display-name="Dashed (var) 271" draw:style="rect" draw:dots1="1" draw:distance="0cm"/>
    <draw:stroke-dash draw:name="Dashed_20__28_var_29__20_272" draw:display-name="Dashed (var) 272" draw:style="rect" draw:dots1="1" draw:distance="0cm"/>
    <draw:stroke-dash draw:name="Dashed_20__28_var_29__20_273" draw:display-name="Dashed (var) 273" draw:style="rect" draw:dots1="1" draw:distance="0cm"/>
    <draw:stroke-dash draw:name="Dashed_20__28_var_29__20_274" draw:display-name="Dashed (var) 274" draw:style="rect" draw:dots1="1" draw:distance="0cm"/>
    <draw:stroke-dash draw:name="Dashed_20__28_var_29__20_275" draw:display-name="Dashed (var) 275" draw:style="rect" draw:dots1="1" draw:distance="0cm"/>
    <draw:stroke-dash draw:name="Dashed_20__28_var_29__20_276" draw:display-name="Dashed (var) 276" draw:style="rect" draw:dots1="1" draw:distance="0cm"/>
    <draw:stroke-dash draw:name="Dashed_20__28_var_29__20_277" draw:display-name="Dashed (var) 277" draw:style="rect" draw:dots1="1" draw:distance="0cm"/>
    <draw:stroke-dash draw:name="Dashed_20__28_var_29__20_278" draw:display-name="Dashed (var) 278" draw:style="rect" draw:dots1="1" draw:distance="0cm"/>
    <draw:stroke-dash draw:name="Dashed_20__28_var_29__20_279" draw:display-name="Dashed (var) 279" draw:style="rect" draw:dots1="1" draw:distance="0cm"/>
    <draw:stroke-dash draw:name="Dashed_20__28_var_29__20_28" draw:display-name="Dashed (var) 28" draw:style="rect" draw:dots1="1" draw:distance="0cm"/>
    <draw:stroke-dash draw:name="Dashed_20__28_var_29__20_280" draw:display-name="Dashed (var) 280" draw:style="rect" draw:dots1="1" draw:distance="0cm"/>
    <draw:stroke-dash draw:name="Dashed_20__28_var_29__20_281" draw:display-name="Dashed (var) 281" draw:style="rect" draw:dots1="1" draw:distance="0cm"/>
    <draw:stroke-dash draw:name="Dashed_20__28_var_29__20_282" draw:display-name="Dashed (var) 282" draw:style="rect" draw:dots1="1" draw:distance="0cm"/>
    <draw:stroke-dash draw:name="Dashed_20__28_var_29__20_283" draw:display-name="Dashed (var) 283" draw:style="rect" draw:dots1="1" draw:distance="0cm"/>
    <draw:stroke-dash draw:name="Dashed_20__28_var_29__20_284" draw:display-name="Dashed (var) 284" draw:style="rect" draw:dots1="1" draw:distance="0cm"/>
    <draw:stroke-dash draw:name="Dashed_20__28_var_29__20_285" draw:display-name="Dashed (var) 285" draw:style="rect" draw:dots1="1" draw:distance="0cm"/>
    <draw:stroke-dash draw:name="Dashed_20__28_var_29__20_286" draw:display-name="Dashed (var) 286" draw:style="rect" draw:dots1="1" draw:distance="0cm"/>
    <draw:stroke-dash draw:name="Dashed_20__28_var_29__20_287" draw:display-name="Dashed (var) 287" draw:style="rect" draw:dots1="1" draw:distance="0cm"/>
    <draw:stroke-dash draw:name="Dashed_20__28_var_29__20_288" draw:display-name="Dashed (var) 288" draw:style="rect" draw:dots1="1" draw:distance="0cm"/>
    <draw:stroke-dash draw:name="Dashed_20__28_var_29__20_289" draw:display-name="Dashed (var) 289" draw:style="rect" draw:dots1="1" draw:distance="0cm"/>
    <draw:stroke-dash draw:name="Dashed_20__28_var_29__20_29" draw:display-name="Dashed (var) 29" draw:style="rect" draw:dots1="1" draw:distance="0cm"/>
    <draw:stroke-dash draw:name="Dashed_20__28_var_29__20_290" draw:display-name="Dashed (var) 290" draw:style="rect" draw:dots1="1" draw:distance="0cm"/>
    <draw:stroke-dash draw:name="Dashed_20__28_var_29__20_291" draw:display-name="Dashed (var) 291" draw:style="rect" draw:dots1="1" draw:distance="0cm"/>
    <draw:stroke-dash draw:name="Dashed_20__28_var_29__20_292" draw:display-name="Dashed (var) 292" draw:style="rect" draw:dots1="1" draw:distance="0cm"/>
    <draw:stroke-dash draw:name="Dashed_20__28_var_29__20_293" draw:display-name="Dashed (var) 293" draw:style="rect" draw:dots1="1" draw:distance="0cm"/>
    <draw:stroke-dash draw:name="Dashed_20__28_var_29__20_294" draw:display-name="Dashed (var) 294" draw:style="rect" draw:dots1="1" draw:distance="0cm"/>
    <draw:stroke-dash draw:name="Dashed_20__28_var_29__20_295" draw:display-name="Dashed (var) 295" draw:style="rect" draw:dots1="1" draw:distance="0cm"/>
    <draw:stroke-dash draw:name="Dashed_20__28_var_29__20_296" draw:display-name="Dashed (var) 296" draw:style="rect" draw:dots1="1" draw:distance="0cm"/>
    <draw:stroke-dash draw:name="Dashed_20__28_var_29__20_297" draw:display-name="Dashed (var) 297" draw:style="rect" draw:dots1="1" draw:distance="0cm"/>
    <draw:stroke-dash draw:name="Dashed_20__28_var_29__20_298" draw:display-name="Dashed (var) 298" draw:style="rect" draw:dots1="1" draw:distance="0cm"/>
    <draw:stroke-dash draw:name="Dashed_20__28_var_29__20_299" draw:display-name="Dashed (var) 299" draw:style="rect" draw:dots1="1" draw:distance="0cm"/>
    <draw:stroke-dash draw:name="Dashed_20__28_var_29__20_30" draw:display-name="Dashed (var) 30" draw:style="rect" draw:dots1="1" draw:distance="0cm"/>
    <draw:stroke-dash draw:name="Dashed_20__28_var_29__20_300" draw:display-name="Dashed (var) 300" draw:style="rect" draw:dots1="1" draw:distance="0cm"/>
    <draw:stroke-dash draw:name="Dashed_20__28_var_29__20_301" draw:display-name="Dashed (var) 301" draw:style="rect" draw:dots1="1" draw:distance="0cm"/>
    <draw:stroke-dash draw:name="Dashed_20__28_var_29__20_302" draw:display-name="Dashed (var) 302" draw:style="rect" draw:dots1="1" draw:distance="0cm"/>
    <draw:stroke-dash draw:name="Dashed_20__28_var_29__20_303" draw:display-name="Dashed (var) 303" draw:style="rect" draw:dots1="1" draw:distance="0cm"/>
    <draw:stroke-dash draw:name="Dashed_20__28_var_29__20_304" draw:display-name="Dashed (var) 304" draw:style="rect" draw:dots1="1" draw:distance="0cm"/>
    <draw:stroke-dash draw:name="Dashed_20__28_var_29__20_305" draw:display-name="Dashed (var) 305" draw:style="rect" draw:dots1="1" draw:distance="0cm"/>
    <draw:stroke-dash draw:name="Dashed_20__28_var_29__20_306" draw:display-name="Dashed (var) 306" draw:style="rect" draw:dots1="1" draw:distance="0cm"/>
    <draw:stroke-dash draw:name="Dashed_20__28_var_29__20_307" draw:display-name="Dashed (var) 307" draw:style="rect" draw:dots1="1" draw:distance="0cm"/>
    <draw:stroke-dash draw:name="Dashed_20__28_var_29__20_308" draw:display-name="Dashed (var) 308" draw:style="rect" draw:dots1="1" draw:distance="0cm"/>
    <draw:stroke-dash draw:name="Dashed_20__28_var_29__20_309" draw:display-name="Dashed (var) 309" draw:style="rect" draw:dots1="1" draw:distance="0cm"/>
    <draw:stroke-dash draw:name="Dashed_20__28_var_29__20_31" draw:display-name="Dashed (var) 31" draw:style="rect" draw:dots1="1" draw:distance="0cm"/>
    <draw:stroke-dash draw:name="Dashed_20__28_var_29__20_32" draw:display-name="Dashed (var) 32" draw:style="rect" draw:dots1="1" draw:distance="0cm"/>
    <draw:stroke-dash draw:name="Dashed_20__28_var_29__20_33" draw:display-name="Dashed (var) 33" draw:style="rect" draw:dots1="1" draw:distance="0cm"/>
    <draw:stroke-dash draw:name="Dashed_20__28_var_29__20_34" draw:display-name="Dashed (var) 34" draw:style="rect" draw:dots1="1" draw:distance="0cm"/>
    <draw:stroke-dash draw:name="Dashed_20__28_var_29__20_35" draw:display-name="Dashed (var) 35" draw:style="rect" draw:dots1="1" draw:distance="0cm"/>
    <draw:stroke-dash draw:name="Dashed_20__28_var_29__20_36" draw:display-name="Dashed (var) 36" draw:style="rect" draw:dots1="1" draw:distance="0cm"/>
    <draw:stroke-dash draw:name="Dashed_20__28_var_29__20_37" draw:display-name="Dashed (var) 37" draw:style="rect" draw:dots1="1" draw:distance="0cm"/>
    <draw:stroke-dash draw:name="Dashed_20__28_var_29__20_38" draw:display-name="Dashed (var) 38" draw:style="rect" draw:dots1="1" draw:distance="0cm"/>
    <draw:stroke-dash draw:name="Dashed_20__28_var_29__20_39" draw:display-name="Dashed (var) 39" draw:style="rect" draw:dots1="1" draw:distance="0cm"/>
    <draw:stroke-dash draw:name="Dashed_20__28_var_29__20_4" draw:display-name="Dashed (var) 4" draw:style="rect" draw:dots1="1" draw:distance="0cm"/>
    <draw:stroke-dash draw:name="Dashed_20__28_var_29__20_40" draw:display-name="Dashed (var) 40" draw:style="rect" draw:dots1="1" draw:distance="0cm"/>
    <draw:stroke-dash draw:name="Dashed_20__28_var_29__20_41" draw:display-name="Dashed (var) 41" draw:style="rect" draw:dots1="1" draw:distance="0cm"/>
    <draw:stroke-dash draw:name="Dashed_20__28_var_29__20_42" draw:display-name="Dashed (var) 42" draw:style="rect" draw:dots1="1" draw:distance="0cm"/>
    <draw:stroke-dash draw:name="Dashed_20__28_var_29__20_43" draw:display-name="Dashed (var) 43" draw:style="rect" draw:dots1="1" draw:distance="0cm"/>
    <draw:stroke-dash draw:name="Dashed_20__28_var_29__20_44" draw:display-name="Dashed (var) 44" draw:style="rect" draw:dots1="1" draw:distance="0cm"/>
    <draw:stroke-dash draw:name="Dashed_20__28_var_29__20_45" draw:display-name="Dashed (var) 45" draw:style="rect" draw:dots1="1" draw:distance="0cm"/>
    <draw:stroke-dash draw:name="Dashed_20__28_var_29__20_46" draw:display-name="Dashed (var) 46" draw:style="rect" draw:dots1="1" draw:distance="0cm"/>
    <draw:stroke-dash draw:name="Dashed_20__28_var_29__20_47" draw:display-name="Dashed (var) 47" draw:style="rect" draw:dots1="1" draw:distance="0cm"/>
    <draw:stroke-dash draw:name="Dashed_20__28_var_29__20_48" draw:display-name="Dashed (var) 48" draw:style="rect" draw:dots1="1" draw:distance="0cm"/>
    <draw:stroke-dash draw:name="Dashed_20__28_var_29__20_49" draw:display-name="Dashed (var) 49" draw:style="rect" draw:dots1="1" draw:distance="0cm"/>
    <draw:stroke-dash draw:name="Dashed_20__28_var_29__20_5" draw:display-name="Dashed (var) 5" draw:style="rect" draw:dots2="1" draw:dots2-length="0.02cm" draw:distance="0.02cm"/>
    <draw:stroke-dash draw:name="Dashed_20__28_var_29__20_50" draw:display-name="Dashed (var) 50" draw:style="rect" draw:dots1="1" draw:distance="0cm"/>
    <draw:stroke-dash draw:name="Dashed_20__28_var_29__20_51" draw:display-name="Dashed (var) 51" draw:style="rect" draw:dots1="1" draw:distance="0cm"/>
    <draw:stroke-dash draw:name="Dashed_20__28_var_29__20_52" draw:display-name="Dashed (var) 52" draw:style="rect" draw:dots1="1" draw:distance="0cm"/>
    <draw:stroke-dash draw:name="Dashed_20__28_var_29__20_53" draw:display-name="Dashed (var) 53" draw:style="rect" draw:dots1="1" draw:distance="0cm"/>
    <draw:stroke-dash draw:name="Dashed_20__28_var_29__20_54" draw:display-name="Dashed (var) 54" draw:style="rect" draw:dots1="1" draw:distance="0cm"/>
    <draw:stroke-dash draw:name="Dashed_20__28_var_29__20_55" draw:display-name="Dashed (var) 55" draw:style="rect" draw:dots1="1" draw:distance="0cm"/>
    <draw:stroke-dash draw:name="Dashed_20__28_var_29__20_56" draw:display-name="Dashed (var) 56" draw:style="rect" draw:dots1="1" draw:distance="0cm"/>
    <draw:stroke-dash draw:name="Dashed_20__28_var_29__20_57" draw:display-name="Dashed (var) 57" draw:style="rect" draw:dots1="1" draw:distance="0cm"/>
    <draw:stroke-dash draw:name="Dashed_20__28_var_29__20_58" draw:display-name="Dashed (var) 58" draw:style="rect" draw:dots1="1" draw:distance="0cm"/>
    <draw:stroke-dash draw:name="Dashed_20__28_var_29__20_59" draw:display-name="Dashed (var) 59" draw:style="rect" draw:dots1="1" draw:distance="0cm"/>
    <draw:stroke-dash draw:name="Dashed_20__28_var_29__20_6" draw:display-name="Dashed (var) 6" draw:style="rect" draw:dots2="1" draw:dots2-length="0.02cm" draw:distance="0.02cm"/>
    <draw:stroke-dash draw:name="Dashed_20__28_var_29__20_60" draw:display-name="Dashed (var) 60" draw:style="rect" draw:dots1="1" draw:distance="0cm"/>
    <draw:stroke-dash draw:name="Dashed_20__28_var_29__20_61" draw:display-name="Dashed (var) 61" draw:style="rect" draw:dots1="1" draw:distance="0cm"/>
    <draw:stroke-dash draw:name="Dashed_20__28_var_29__20_62" draw:display-name="Dashed (var) 62" draw:style="rect" draw:dots1="1" draw:distance="0cm"/>
    <draw:stroke-dash draw:name="Dashed_20__28_var_29__20_63" draw:display-name="Dashed (var) 63" draw:style="rect" draw:dots1="1" draw:distance="0cm"/>
    <draw:stroke-dash draw:name="Dashed_20__28_var_29__20_64" draw:display-name="Dashed (var) 64" draw:style="rect" draw:dots1="1" draw:distance="0cm"/>
    <draw:stroke-dash draw:name="Dashed_20__28_var_29__20_65" draw:display-name="Dashed (var) 65" draw:style="rect" draw:dots1="1" draw:distance="0cm"/>
    <draw:stroke-dash draw:name="Dashed_20__28_var_29__20_66" draw:display-name="Dashed (var) 66" draw:style="rect" draw:dots1="1" draw:distance="0cm"/>
    <draw:stroke-dash draw:name="Dashed_20__28_var_29__20_67" draw:display-name="Dashed (var) 67" draw:style="rect" draw:dots1="1" draw:distance="0cm"/>
    <draw:stroke-dash draw:name="Dashed_20__28_var_29__20_68" draw:display-name="Dashed (var) 68" draw:style="rect" draw:dots1="1" draw:distance="0cm"/>
    <draw:stroke-dash draw:name="Dashed_20__28_var_29__20_69" draw:display-name="Dashed (var) 69" draw:style="rect" draw:dots1="1" draw:distance="0cm"/>
    <draw:stroke-dash draw:name="Dashed_20__28_var_29__20_7" draw:display-name="Dashed (var) 7" draw:style="rect" draw:dots1="1" draw:distance="0cm"/>
    <draw:stroke-dash draw:name="Dashed_20__28_var_29__20_70" draw:display-name="Dashed (var) 70" draw:style="rect" draw:dots1="1" draw:distance="0cm"/>
    <draw:stroke-dash draw:name="Dashed_20__28_var_29__20_71" draw:display-name="Dashed (var) 71" draw:style="rect" draw:dots1="1" draw:distance="0cm"/>
    <draw:stroke-dash draw:name="Dashed_20__28_var_29__20_72" draw:display-name="Dashed (var) 72" draw:style="rect" draw:dots1="1" draw:distance="0cm"/>
    <draw:stroke-dash draw:name="Dashed_20__28_var_29__20_73" draw:display-name="Dashed (var) 73" draw:style="rect" draw:dots1="1" draw:distance="0cm"/>
    <draw:stroke-dash draw:name="Dashed_20__28_var_29__20_74" draw:display-name="Dashed (var) 74" draw:style="rect" draw:dots1="1" draw:distance="0cm"/>
    <draw:stroke-dash draw:name="Dashed_20__28_var_29__20_75" draw:display-name="Dashed (var) 75" draw:style="rect" draw:dots1="1" draw:distance="0cm"/>
    <draw:stroke-dash draw:name="Dashed_20__28_var_29__20_76" draw:display-name="Dashed (var) 76" draw:style="rect" draw:dots1="1" draw:distance="0cm"/>
    <draw:stroke-dash draw:name="Dashed_20__28_var_29__20_77" draw:display-name="Dashed (var) 77" draw:style="rect" draw:dots1="1" draw:distance="0cm"/>
    <draw:stroke-dash draw:name="Dashed_20__28_var_29__20_78" draw:display-name="Dashed (var) 78" draw:style="rect" draw:dots1="1" draw:distance="0cm"/>
    <draw:stroke-dash draw:name="Dashed_20__28_var_29__20_79" draw:display-name="Dashed (var) 79" draw:style="rect" draw:dots1="1" draw:distance="0cm"/>
    <draw:stroke-dash draw:name="Dashed_20__28_var_29__20_8" draw:display-name="Dashed (var) 8" draw:style="rect" draw:dots1="1" draw:distance="0cm"/>
    <draw:stroke-dash draw:name="Dashed_20__28_var_29__20_80" draw:display-name="Dashed (var) 80" draw:style="rect" draw:dots1="1" draw:distance="0cm"/>
    <draw:stroke-dash draw:name="Dashed_20__28_var_29__20_81" draw:display-name="Dashed (var) 81" draw:style="rect" draw:dots1="1" draw:distance="0cm"/>
    <draw:stroke-dash draw:name="Dashed_20__28_var_29__20_82" draw:display-name="Dashed (var) 82" draw:style="rect" draw:dots1="1" draw:distance="0cm"/>
    <draw:stroke-dash draw:name="Dashed_20__28_var_29__20_83" draw:display-name="Dashed (var) 83" draw:style="rect" draw:dots1="1" draw:distance="0cm"/>
    <draw:stroke-dash draw:name="Dashed_20__28_var_29__20_84" draw:display-name="Dashed (var) 84" draw:style="rect" draw:dots1="1" draw:distance="0cm"/>
    <draw:stroke-dash draw:name="Dashed_20__28_var_29__20_85" draw:display-name="Dashed (var) 85" draw:style="rect" draw:dots1="1" draw:distance="0cm"/>
    <draw:stroke-dash draw:name="Dashed_20__28_var_29__20_86" draw:display-name="Dashed (var) 86" draw:style="rect" draw:dots1="1" draw:distance="0cm"/>
    <draw:stroke-dash draw:name="Dashed_20__28_var_29__20_87" draw:display-name="Dashed (var) 87" draw:style="rect" draw:dots1="1" draw:distance="0cm"/>
    <draw:stroke-dash draw:name="Dashed_20__28_var_29__20_88" draw:display-name="Dashed (var) 88" draw:style="rect" draw:dots1="1" draw:distance="0cm"/>
    <draw:stroke-dash draw:name="Dashed_20__28_var_29__20_89" draw:display-name="Dashed (var) 89" draw:style="rect" draw:dots1="1" draw:distance="0cm"/>
    <draw:stroke-dash draw:name="Dashed_20__28_var_29__20_9" draw:display-name="Dashed (var) 9" draw:style="rect" draw:dots1="1" draw:distance="0cm"/>
    <draw:stroke-dash draw:name="Dashed_20__28_var_29__20_90" draw:display-name="Dashed (var) 90" draw:style="rect" draw:dots1="1" draw:distance="0cm"/>
    <draw:stroke-dash draw:name="Dashed_20__28_var_29__20_91" draw:display-name="Dashed (var) 91" draw:style="rect" draw:dots1="1" draw:distance="0cm"/>
    <draw:stroke-dash draw:name="Dashed_20__28_var_29__20_92" draw:display-name="Dashed (var) 92" draw:style="rect" draw:dots1="1" draw:distance="0cm"/>
    <draw:stroke-dash draw:name="Dashed_20__28_var_29__20_93" draw:display-name="Dashed (var) 93" draw:style="rect" draw:dots1="1" draw:distance="0cm"/>
    <draw:stroke-dash draw:name="Dashed_20__28_var_29__20_94" draw:display-name="Dashed (var) 94" draw:style="rect" draw:dots1="1" draw:distance="0cm"/>
    <draw:stroke-dash draw:name="Dashed_20__28_var_29__20_95" draw:display-name="Dashed (var) 95" draw:style="rect" draw:dots1="1" draw:distance="0cm"/>
    <draw:stroke-dash draw:name="Dashed_20__28_var_29__20_96" draw:display-name="Dashed (var) 96" draw:style="rect" draw:dots1="1" draw:distance="0cm"/>
    <draw:stroke-dash draw:name="Dashed_20__28_var_29__20_97" draw:display-name="Dashed (var) 97" draw:style="rect" draw:dots1="1" draw:distance="0cm"/>
    <draw:stroke-dash draw:name="Dashed_20__28_var_29__20_98" draw:display-name="Dashed (var) 98" draw:style="rect" draw:dots1="1" draw:distance="0cm"/>
    <draw:stroke-dash draw:name="Dashed_20__28_var_29__20_99" draw:display-name="Dashed (var) 99"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21:10:12.608938894</meta:creation-date>
    <meta:generator>LibreOffice/5.2.7.2$Linux_x86 LibreOffice_project/2b7f1e640c46ceb28adf43ee075a6e8b8439ed10</meta:generator>
    <dc:date>2017-09-11T08:17:48.185848431</dc:date>
    <meta:editing-duration>P1DT11H20S</meta:editing-duration>
    <meta:editing-cycles>59</meta:editing-cycles>
    <meta:document-statistic meta:table-count="0" meta:image-count="2" meta:object-count="0" meta:page-count="12" meta:paragraph-count="211" meta:word-count="3071" meta:character-count="19041" meta:non-whitespace-character-count="15874"/>
  </office:meta>
</office:document-meta>
</file>